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28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41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42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fo:font-size="10pt" fo:font-weight="normal" officeooo:rsid="00e3fad5" officeooo:paragraph-rsid="01da5a0b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73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76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97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20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123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24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25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29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130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131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134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135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136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137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138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140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141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142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143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144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145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146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147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148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149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150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1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a1d484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69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officeooo:paragraph-rsid="015dfc91"/>
    </style:style>
    <style:style style:name="P1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1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1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182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85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86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87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88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89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90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91" style:family="paragraph" style:parent-style-name="Standard">
      <style:text-properties fo:color="#ff4000" loext:opacity="100%" fo:font-size="10pt" fo:font-weight="normal" officeooo:rsid="00e3fad5" officeooo:paragraph-rsid="01dad39f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193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194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195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196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197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198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199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200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01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02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203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204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205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206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207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208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209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210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211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212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213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214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215" style:family="paragraph" style:parent-style-name="Preformatted_20_Text">
      <style:text-properties fo:color="#000000" loext:opacity="100%" fo:font-size="10pt" fo:font-weight="normal" officeooo:rsid="00e3fad5" officeooo:paragraph-rsid="02360d7b" fo:background-color="transparent" style:font-size-asian="10pt" style:font-weight-asian="normal" style:font-size-complex="10pt" style:font-weight-complex="normal"/>
    </style:style>
    <style:style style:name="P216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217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18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219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220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221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22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223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224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225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226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227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228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229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230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23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3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36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237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238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239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240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241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242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243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officeooo:rsid="00e9b3f1"/>
    </style:style>
    <style:style style:name="T16" style:family="text">
      <style:text-properties fo:color="#c9211e" loext:opacity="100%" officeooo:rsid="00ea78d0"/>
    </style:style>
    <style:style style:name="T17" style:family="text">
      <style:text-properties fo:color="#c9211e" loext:opacity="100%" officeooo:rsid="00ec8115"/>
    </style:style>
    <style:style style:name="T18" style:family="text">
      <style:text-properties fo:color="#c9211e" loext:opacity="100%" officeooo:rsid="00edcad9"/>
    </style:style>
    <style:style style:name="T19" style:family="text">
      <style:text-properties fo:color="#c9211e" loext:opacity="100%" officeooo:rsid="00f4255e"/>
    </style:style>
    <style:style style:name="T20" style:family="text">
      <style:text-properties fo:color="#c9211e" loext:opacity="100%" officeooo:rsid="00f5a3fd"/>
    </style:style>
    <style:style style:name="T21" style:family="text">
      <style:text-properties fo:color="#c9211e" loext:opacity="100%" fo:font-size="14pt" officeooo:rsid="00f79960" style:font-size-asian="14pt" style:font-size-complex="14pt"/>
    </style:style>
    <style:style style:name="T22" style:family="text">
      <style:text-properties fo:color="#c9211e" loext:opacity="100%" fo:font-size="14pt" officeooo:rsid="00edcad9" style:font-size-asian="14pt" style:font-size-complex="14pt"/>
    </style:style>
    <style:style style:name="T23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4" style:family="text">
      <style:text-properties fo:color="#c9211e" loext:opacity="100%" fo:font-size="14pt" fo:font-weight="bold" officeooo:rsid="01fb68c2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fo:font-size="14pt" fo:font-weight="bold" officeooo:rsid="0116a0e2" fo:background-color="#81d41a" loext:char-shading-value="0" style:font-size-asian="14pt" style:font-weight-asian="bold" style:font-size-complex="14pt" style:font-weight-complex="bold"/>
    </style:style>
    <style:style style:name="T26" style:family="text">
      <style:text-properties fo:color="#c9211e" loext:opacity="100%" officeooo:rsid="0115ae71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c9211e" loext:opacity="100%" fo:font-weight="bold" officeooo:rsid="0116a0e2" style:font-weight-asian="bold" style:font-weight-complex="bold"/>
    </style:style>
    <style:style style:name="T29" style:family="text">
      <style:text-properties fo:color="#c9211e" loext:opacity="100%" fo:font-weight="bold" officeooo:rsid="0120bd08" style:font-weight-asian="bold" style:font-weight-complex="bold"/>
    </style:style>
    <style:style style:name="T30" style:family="text">
      <style:text-properties fo:color="#c9211e" loext:opacity="100%" fo:font-weight="bold" officeooo:rsid="01491b9d" style:font-weight-asian="bold" style:font-weight-complex="bold"/>
    </style:style>
    <style:style style:name="T31" style:family="text">
      <style:text-properties fo:color="#c9211e" loext:opacity="100%" fo:font-weight="bold" officeooo:rsid="010fb7de" style:font-weight-asian="bold" style:font-weight-complex="bold"/>
    </style:style>
    <style:style style:name="T32" style:family="text">
      <style:text-properties fo:color="#c9211e" loext:opacity="100%" fo:font-weight="bold" officeooo:rsid="0233f8fc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45" style:family="text">
      <style:text-properties officeooo:rsid="00eb776e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eb776e" style:font-size-asian="10pt" style:font-size-complex="10pt"/>
    </style:style>
    <style:style style:name="T48" style:family="text">
      <style:text-properties fo:font-size="10pt" officeooo:rsid="0156e264" style:font-size-asian="10pt" style:font-size-complex="10pt"/>
    </style:style>
    <style:style style:name="T49" style:family="text">
      <style:text-properties fo:font-size="10pt" officeooo:rsid="01598d66" style:font-size-asian="10pt" style:font-size-complex="10pt"/>
    </style:style>
    <style:style style:name="T50" style:family="text">
      <style:text-properties fo:font-size="10pt" officeooo:rsid="0204a051" style:font-size-asian="10pt" style:font-size-complex="10pt"/>
    </style:style>
    <style:style style:name="T51" style:family="text">
      <style:text-properties fo:font-size="10pt" officeooo:rsid="01cfe222" style:font-size-asian="10pt" style:font-size-complex="10pt"/>
    </style:style>
    <style:style style:name="T52" style:family="text">
      <style:text-properties fo:font-size="10pt" officeooo:rsid="01d24f45" style:font-size-asian="10pt" style:font-size-complex="10pt"/>
    </style:style>
    <style:style style:name="T53" style:family="text">
      <style:text-properties fo:font-size="10pt" officeooo:rsid="01d2287e" style:font-size-asian="10pt" style:font-size-complex="10pt"/>
    </style:style>
    <style:style style:name="T54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55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56" style:family="text">
      <style:text-properties fo:font-size="10pt" fo:font-weight="bold" officeooo:rsid="010fb7de" style:font-size-asian="10pt" style:font-weight-asian="bold" style:font-size-complex="10pt" style:font-weight-complex="bold"/>
    </style:style>
    <style:style style:name="T57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58" style:family="text">
      <style:text-properties fo:color="#00a933" loext:opacity="100%" officeooo:rsid="00eb9cf1"/>
    </style:style>
    <style:style style:name="T59" style:family="text">
      <style:text-properties fo:color="#00a933" loext:opacity="100%" fo:font-weight="bold" officeooo:rsid="010fb7de" style:font-weight-asian="bold" style:font-weight-complex="bold"/>
    </style:style>
    <style:style style:name="T60" style:family="text">
      <style:text-properties fo:color="#00a933" loext:opacity="100%" fo:font-weight="bold" officeooo:rsid="01ce96f1" style:font-weight-asian="bold" style:font-weight-complex="bold"/>
    </style:style>
    <style:style style:name="T61" style:family="text">
      <style:text-properties fo:color="#00a933" loext:opacity="100%" fo:font-weight="bold" officeooo:rsid="01d3d882" style:font-weight-asian="bold" style:font-weight-complex="bold"/>
    </style:style>
    <style:style style:name="T62" style:family="text">
      <style:text-properties fo:color="#00a933" loext:opacity="100%" fo:font-weight="bold" officeooo:rsid="01d87524" style:font-weight-asian="bold" style:font-weight-complex="bold"/>
    </style:style>
    <style:style style:name="T63" style:family="text">
      <style:text-properties fo:color="#00a933" loext:opacity="100%" fo:font-weight="bold" officeooo:rsid="01e9a064" style:font-weight-asian="bold" style:font-weight-complex="bold"/>
    </style:style>
    <style:style style:name="T64" style:family="text">
      <style:text-properties fo:color="#00a933" loext:opacity="100%" fo:font-weight="bold" officeooo:rsid="01e9dbbd" style:font-weight-asian="bold" style:font-weight-complex="bold"/>
    </style:style>
    <style:style style:name="T65" style:family="text">
      <style:text-properties fo:color="#00a933" loext:opacity="100%" fo:font-weight="bold" officeooo:rsid="02108530" style:font-weight-asian="bold" style:font-weight-complex="bold"/>
    </style:style>
    <style:style style:name="T66" style:family="text">
      <style:text-properties fo:color="#00a933" loext:opacity="100%" fo:font-weight="bold" officeooo:rsid="021c75af" style:font-weight-asian="bold" style:font-weight-complex="bold"/>
    </style:style>
    <style:style style:name="T67" style:family="text">
      <style:text-properties fo:color="#00a933" loext:opacity="100%" fo:font-weight="bold" officeooo:rsid="0224af5b" style:font-weight-asian="bold" style:font-weight-complex="bold"/>
    </style:style>
    <style:style style:name="T68" style:family="text">
      <style:text-properties fo:color="#00a933" loext:opacity="100%" fo:font-weight="bold" officeooo:rsid="0233f8fc" style:font-weight-asian="bold" style:font-weight-complex="bold"/>
    </style:style>
    <style:style style:name="T69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0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1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2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3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74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75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76" style:family="text">
      <style:text-properties fo:color="#00a933" loext:opacity="100%" fo:font-size="14pt" fo:font-weight="bold" officeooo:rsid="0233f8fc" style:font-size-asian="14pt" style:font-weight-asian="bold" style:font-size-complex="14pt" style:font-weight-complex="bold"/>
    </style:style>
    <style:style style:name="T77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78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79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0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1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2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3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8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8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86" style:family="text">
      <style:text-properties fo:color="#00a933" loext:opacity="100%" officeooo:rsid="01598d66"/>
    </style:style>
    <style:style style:name="T87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88" style:family="text">
      <style:text-properties fo:color="#00a933" loext:opacity="100%" officeooo:rsid="01b42f64" fo:background-color="transparent" loext:char-shading-value="0"/>
    </style:style>
    <style:style style:name="T89" style:family="text">
      <style:text-properties fo:color="#00a933" loext:opacity="100%" officeooo:rsid="01b4e41e" fo:background-color="transparent" loext:char-shading-value="0"/>
    </style:style>
    <style:style style:name="T90" style:family="text">
      <style:text-properties fo:color="#00a933" loext:opacity="100%" officeooo:rsid="01b55f1b" fo:background-color="transparent" loext:char-shading-value="0"/>
    </style:style>
    <style:style style:name="T91" style:family="text">
      <style:text-properties fo:color="#00a933" loext:opacity="100%" officeooo:rsid="01b7d3c3" fo:background-color="transparent" loext:char-shading-value="0"/>
    </style:style>
    <style:style style:name="T92" style:family="text">
      <style:text-properties fo:color="#00a933" loext:opacity="100%" officeooo:rsid="01bf9be8" fo:background-color="transparent" loext:char-shading-value="0"/>
    </style:style>
    <style:style style:name="T93" style:family="text">
      <style:text-properties fo:color="#00a933" loext:opacity="100%" officeooo:rsid="01c5268f" fo:background-color="transparent" loext:char-shading-value="0"/>
    </style:style>
    <style:style style:name="T94" style:family="text">
      <style:text-properties fo:color="#00a933" loext:opacity="100%" officeooo:rsid="01c694d9" fo:background-color="transparent" loext:char-shading-value="0"/>
    </style:style>
    <style:style style:name="T95" style:family="text">
      <style:text-properties fo:color="#00a933" loext:opacity="100%" officeooo:rsid="01c740b2" fo:background-color="transparent" loext:char-shading-value="0"/>
    </style:style>
    <style:style style:name="T96" style:family="text">
      <style:text-properties fo:color="#00a933" loext:opacity="100%" officeooo:rsid="010fb7de"/>
    </style:style>
    <style:style style:name="T97" style:family="text">
      <style:text-properties fo:color="#00a933" loext:opacity="100%" officeooo:rsid="01d3d882"/>
    </style:style>
    <style:style style:name="T98" style:family="text">
      <style:text-properties fo:color="#00a933" loext:opacity="100%" officeooo:rsid="01d4889a"/>
    </style:style>
    <style:style style:name="T99" style:family="text">
      <style:text-properties fo:color="#00a933" loext:opacity="100%" officeooo:rsid="01d5d479"/>
    </style:style>
    <style:style style:name="T100" style:family="text">
      <style:text-properties fo:color="#00a933" loext:opacity="100%" officeooo:rsid="01d75543"/>
    </style:style>
    <style:style style:name="T101" style:family="text">
      <style:text-properties fo:color="#00a933" loext:opacity="100%" fo:font-size="12pt" officeooo:rsid="01f14acc" style:font-size-asian="12pt" style:font-size-complex="12pt"/>
    </style:style>
    <style:style style:name="T102" style:family="text">
      <style:text-properties fo:color="#00a933" loext:opacity="100%" fo:font-size="12pt" officeooo:rsid="01f5588f" style:font-size-asian="12pt" style:font-size-complex="12pt"/>
    </style:style>
    <style:style style:name="T103" style:family="text">
      <style:text-properties fo:color="#00a933" loext:opacity="100%" fo:font-size="12pt" officeooo:rsid="022ed64d" style:font-size-asian="12pt" style:font-size-complex="12pt"/>
    </style:style>
    <style:style style:name="T104" style:family="text">
      <style:text-properties fo:color="#00a933" loext:opacity="100%" fo:font-size="12pt" officeooo:rsid="023185a3" style:font-size-asian="12pt" style:font-size-complex="12pt"/>
    </style:style>
    <style:style style:name="T105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06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07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08" style:family="text">
      <style:text-properties fo:color="#00a933" loext:opacity="100%" officeooo:rsid="01f8834f"/>
    </style:style>
    <style:style style:name="T109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10" style:family="text">
      <style:text-properties fo:color="#00a933" loext:opacity="100%" fo:font-size="10pt" officeooo:rsid="010fb7de" style:font-size-asian="10pt" style:font-size-complex="10pt"/>
    </style:style>
    <style:style style:name="T111" style:family="text">
      <style:text-properties fo:color="#00a933" loext:opacity="100%" fo:font-size="10pt" officeooo:rsid="01d5d479" style:font-size-asian="10pt" style:font-size-complex="10pt"/>
    </style:style>
    <style:style style:name="T112" style:family="text">
      <style:text-properties fo:color="#00a933" loext:opacity="100%" fo:font-size="10pt" officeooo:rsid="01d75543" style:font-size-asian="10pt" style:font-size-complex="10pt"/>
    </style:style>
    <style:style style:name="T113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14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15" style:family="text">
      <style:text-properties officeooo:rsid="00ed8001"/>
    </style:style>
    <style:style style:name="T116" style:family="text">
      <style:text-properties officeooo:rsid="00ef25ea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font-weight="normal" officeooo:rsid="00ef25ea" style:font-weight-asian="normal" style:font-weight-complex="normal"/>
    </style:style>
    <style:style style:name="T119" style:family="text">
      <style:text-properties fo:font-weight="normal" fo:background-color="transparent" loext:char-shading-value="0" style:font-weight-asian="normal" style:font-weight-complex="normal"/>
    </style:style>
    <style:style style:name="T120" style:family="text">
      <style:text-properties officeooo:rsid="00efd8e0"/>
    </style:style>
    <style:style style:name="T121" style:family="text">
      <style:text-properties officeooo:rsid="00f28a25"/>
    </style:style>
    <style:style style:name="T122" style:family="text">
      <style:text-properties fo:font-size="12pt" style:font-size-asian="12pt" style:font-size-complex="12pt"/>
    </style:style>
    <style:style style:name="T123" style:family="text">
      <style:text-properties fo:font-size="12pt" officeooo:rsid="0044ab1e" style:font-size-asian="12pt" style:font-size-complex="12pt"/>
    </style:style>
    <style:style style:name="T124" style:family="text">
      <style:text-properties fo:font-size="12pt" officeooo:rsid="00fc5756" style:font-size-asian="12pt" style:font-size-complex="12pt"/>
    </style:style>
    <style:style style:name="T125" style:family="text">
      <style:text-properties fo:font-size="12pt" officeooo:rsid="0109c0c2" style:font-size-asian="12pt" style:font-size-complex="12pt"/>
    </style:style>
    <style:style style:name="T126" style:family="text">
      <style:text-properties fo:font-size="12pt" officeooo:rsid="0116a0e2" style:font-size-asian="12pt" style:font-size-complex="12pt"/>
    </style:style>
    <style:style style:name="T127" style:family="text">
      <style:text-properties fo:font-size="12pt" officeooo:rsid="01cd1129" style:font-size-asian="12pt" style:font-size-complex="12pt"/>
    </style:style>
    <style:style style:name="T128" style:family="text">
      <style:text-properties fo:font-size="12pt" officeooo:rsid="0229c289" style:font-size-asian="12pt" style:font-size-complex="12pt"/>
    </style:style>
    <style:style style:name="T129" style:family="text">
      <style:text-properties fo:font-size="12pt" officeooo:rsid="0229c289" style:font-size-asian="12pt" style:font-size-complex="12pt"/>
    </style:style>
    <style:style style:name="T130" style:family="text">
      <style:text-properties fo:font-size="12pt" fo:font-weight="bold" style:font-size-asian="12pt" style:font-weight-asian="bold" style:font-size-complex="12pt" style:font-weight-complex="bold"/>
    </style:style>
    <style:style style:name="T131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32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33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34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35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36" style:family="text">
      <style:text-properties fo:font-size="12pt" fo:font-weight="bold" officeooo:rsid="0238ccf2" style:font-size-asian="12pt" style:font-weight-asian="bold" style:font-size-complex="12pt" style:font-weight-complex="bold"/>
    </style:style>
    <style:style style:name="T137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38" style:family="text">
      <style:text-properties fo:font-size="12pt" officeooo:rsid="0229c289" fo:background-color="#ffffd7" loext:char-shading-value="0" style:font-size-asian="12pt" style:font-size-complex="12pt"/>
    </style:style>
    <style:style style:name="T139" style:family="text">
      <style:text-properties officeooo:rsid="00f4255e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officeooo:rsid="00fc5756" style:font-weight-asian="bold" style:font-weight-complex="bold"/>
    </style:style>
    <style:style style:name="T142" style:family="text">
      <style:text-properties fo:font-weight="bold" officeooo:rsid="010e6781" style:font-weight-asian="bold" style:font-weight-complex="bold"/>
    </style:style>
    <style:style style:name="T143" style:family="text">
      <style:text-properties fo:font-weight="bold" officeooo:rsid="010e9235" style:font-weight-asian="bold" style:font-weight-complex="bold"/>
    </style:style>
    <style:style style:name="T144" style:family="text">
      <style:text-properties fo:font-weight="bold" officeooo:rsid="0134952a" style:font-weight-asian="bold" style:font-weight-complex="bold"/>
    </style:style>
    <style:style style:name="T145" style:family="text">
      <style:text-properties fo:font-weight="bold" officeooo:rsid="0146cc74" style:font-weight-asian="bold" style:font-weight-complex="bold"/>
    </style:style>
    <style:style style:name="T146" style:family="text">
      <style:text-properties fo:font-weight="bold" officeooo:rsid="0147680f" style:font-weight-asian="bold" style:font-weight-complex="bold"/>
    </style:style>
    <style:style style:name="T147" style:family="text">
      <style:text-properties fo:font-weight="bold" officeooo:rsid="0156e264" style:font-weight-asian="bold" style:font-weight-complex="bold"/>
    </style:style>
    <style:style style:name="T148" style:family="text">
      <style:text-properties fo:font-weight="bold" officeooo:rsid="01598d66" style:font-weight-asian="bold" style:font-weight-complex="bold"/>
    </style:style>
    <style:style style:name="T149" style:family="text">
      <style:text-properties fo:font-weight="bold" officeooo:rsid="01827390" style:font-weight-asian="bold" style:font-weight-complex="bold"/>
    </style:style>
    <style:style style:name="T150" style:family="text">
      <style:text-properties fo:font-weight="bold" officeooo:rsid="01cc15f5" style:font-weight-asian="bold" style:font-weight-complex="bold"/>
    </style:style>
    <style:style style:name="T151" style:family="text">
      <style:text-properties fo:font-weight="bold" officeooo:rsid="010fb7de" style:font-weight-asian="bold" style:font-weight-complex="bold"/>
    </style:style>
    <style:style style:name="T152" style:family="text">
      <style:text-properties fo:font-weight="bold" officeooo:rsid="02108530" style:font-weight-asian="bold" style:font-weight-complex="bold"/>
    </style:style>
    <style:style style:name="T153" style:family="text">
      <style:text-properties fo:font-weight="bold" fo:background-color="#ffff6d" loext:char-shading-value="0" style:font-weight-asian="bold" style:font-weight-complex="bold"/>
    </style:style>
    <style:style style:name="T154" style:family="text">
      <style:text-properties fo:font-weight="bold" officeooo:rsid="01356562" fo:background-color="transparent" loext:char-shading-value="0" style:font-weight-asian="bold" style:font-weight-complex="bold"/>
    </style:style>
    <style:style style:name="T155" style:family="text">
      <style:text-properties fo:font-weight="bold" officeooo:rsid="01378375" fo:background-color="transparent" loext:char-shading-value="0" style:font-weight-asian="bold" style:font-weight-complex="bold"/>
    </style:style>
    <style:style style:name="T156" style:family="text">
      <style:text-properties fo:font-weight="bold" officeooo:rsid="0174f4ab" fo:background-color="transparent" loext:char-shading-value="0" style:font-weight-asian="bold" style:font-weight-complex="bold"/>
    </style:style>
    <style:style style:name="T157" style:family="text">
      <style:text-properties fo:font-weight="bold" officeooo:rsid="013ef827" fo:background-color="transparent" loext:char-shading-value="0" style:font-weight-asian="bold" style:font-weight-complex="bold"/>
    </style:style>
    <style:style style:name="T158" style:family="text">
      <style:text-properties fo:font-weight="bold" officeooo:rsid="01b3a9cc" fo:background-color="transparent" loext:char-shading-value="0" style:font-weight-asian="bold" style:font-weight-complex="bold"/>
    </style:style>
    <style:style style:name="T159" style:family="text">
      <style:text-properties fo:font-weight="bold" officeooo:rsid="0156e264" fo:background-color="#ffffd7" loext:char-shading-value="0" style:font-weight-asian="bold" style:font-weight-complex="bold"/>
    </style:style>
    <style:style style:name="T160" style:family="text">
      <style:text-properties fo:font-weight="bold" officeooo:rsid="01598d66" fo:background-color="#ffffd7" loext:char-shading-value="0" style:font-weight-asian="bold" style:font-weight-complex="bold"/>
    </style:style>
    <style:style style:name="T161" style:family="text">
      <style:text-properties fo:font-weight="bold" officeooo:rsid="0160633a" fo:background-color="#ffffd7" loext:char-shading-value="0" style:font-weight-asian="bold" style:font-weight-complex="bold"/>
    </style:style>
    <style:style style:name="T162" style:family="text">
      <style:text-properties fo:font-weight="bold" officeooo:rsid="01623b86" fo:background-color="#ffffd7" loext:char-shading-value="0" style:font-weight-asian="bold" style:font-weight-complex="bold"/>
    </style:style>
    <style:style style:name="T163" style:family="text">
      <style:text-properties fo:font-weight="bold" officeooo:rsid="01698090" fo:background-color="#ffffd7" loext:char-shading-value="0" style:font-weight-asian="bold" style:font-weight-complex="bold"/>
    </style:style>
    <style:style style:name="T164" style:family="text">
      <style:text-properties fo:font-weight="bold" officeooo:rsid="016b5e33" fo:background-color="#ffffd7" loext:char-shading-value="0" style:font-weight-asian="bold" style:font-weight-complex="bold"/>
    </style:style>
    <style:style style:name="T165" style:family="text">
      <style:text-properties fo:font-weight="bold" officeooo:rsid="01661768" fo:background-color="#ffff00" loext:char-shading-value="0" style:font-weight-asian="bold" style:font-weight-complex="bold"/>
    </style:style>
    <style:style style:name="T166" style:family="text">
      <style:text-properties fo:font-weight="bold" officeooo:rsid="016c32ec" fo:background-color="#ff8000" loext:char-shading-value="0" style:font-weight-asian="bold" style:font-weight-complex="bold"/>
    </style:style>
    <style:style style:name="T167" style:family="text">
      <style:text-properties fo:font-weight="bold" officeooo:rsid="017145e5" fo:background-color="#ff8000" loext:char-shading-value="0" style:font-weight-asian="bold" style:font-weight-complex="bold"/>
    </style:style>
    <style:style style:name="T168" style:family="text">
      <style:text-properties fo:color="#808080" loext:opacity="100%"/>
    </style:style>
    <style:style style:name="T169" style:family="text">
      <style:text-properties fo:color="#808080" loext:opacity="100%" officeooo:rsid="00f79960"/>
    </style:style>
    <style:style style:name="T170" style:family="text">
      <style:text-properties fo:color="#808080" loext:opacity="100%" officeooo:rsid="00fa44a2"/>
    </style:style>
    <style:style style:name="T171" style:family="text">
      <style:text-properties fo:color="#808080" loext:opacity="100%" fo:font-size="10pt" style:font-size-asian="10pt" style:font-size-complex="10pt"/>
    </style:style>
    <style:style style:name="T172" style:family="text">
      <style:text-properties fo:color="#808080" loext:opacity="100%" fo:font-weight="bold" style:font-weight-asian="bold" style:font-weight-complex="bold"/>
    </style:style>
    <style:style style:name="T173" style:family="text">
      <style:text-properties fo:color="#808080" loext:opacity="100%" fo:font-weight="bold" officeooo:rsid="00fc5756" style:font-weight-asian="bold" style:font-weight-complex="bold"/>
    </style:style>
    <style:style style:name="T174" style:family="text">
      <style:text-properties fo:background-color="transparent" loext:char-shading-value="0"/>
    </style:style>
    <style:style style:name="T175" style:family="text">
      <style:text-properties officeooo:rsid="011bba46" fo:background-color="transparent" loext:char-shading-value="0"/>
    </style:style>
    <style:style style:name="T176" style:family="text">
      <style:text-properties officeooo:rsid="011d5df5" fo:background-color="transparent" loext:char-shading-value="0"/>
    </style:style>
    <style:style style:name="T177" style:family="text">
      <style:text-properties officeooo:rsid="0123e380" fo:background-color="transparent" loext:char-shading-value="0"/>
    </style:style>
    <style:style style:name="T178" style:family="text">
      <style:text-properties officeooo:rsid="01255efe" fo:background-color="transparent" loext:char-shading-value="0"/>
    </style:style>
    <style:style style:name="T179" style:family="text">
      <style:text-properties officeooo:rsid="0133af3d" fo:background-color="transparent" loext:char-shading-value="0"/>
    </style:style>
    <style:style style:name="T180" style:family="text">
      <style:text-properties officeooo:rsid="0134952a" fo:background-color="transparent" loext:char-shading-value="0"/>
    </style:style>
    <style:style style:name="T181" style:family="text">
      <style:text-properties officeooo:rsid="01356562" fo:background-color="transparent" loext:char-shading-value="0"/>
    </style:style>
    <style:style style:name="T182" style:family="text">
      <style:text-properties officeooo:rsid="01378375" fo:background-color="transparent" loext:char-shading-value="0"/>
    </style:style>
    <style:style style:name="T183" style:family="text">
      <style:text-properties officeooo:rsid="013944c8" fo:background-color="transparent" loext:char-shading-value="0"/>
    </style:style>
    <style:style style:name="T184" style:family="text">
      <style:text-properties officeooo:rsid="013a8858" fo:background-color="transparent" loext:char-shading-value="0"/>
    </style:style>
    <style:style style:name="T185" style:family="text">
      <style:text-properties officeooo:rsid="013ef827" fo:background-color="transparent" loext:char-shading-value="0"/>
    </style:style>
    <style:style style:name="T186" style:family="text">
      <style:text-properties officeooo:rsid="01537ab7" fo:background-color="transparent" loext:char-shading-value="0"/>
    </style:style>
    <style:style style:name="T187" style:family="text">
      <style:text-properties officeooo:rsid="01b42f64" fo:background-color="transparent" loext:char-shading-value="0"/>
    </style:style>
    <style:style style:name="T188" style:family="text">
      <style:text-properties officeooo:rsid="01c694d9" fo:background-color="transparent" loext:char-shading-value="0"/>
    </style:style>
    <style:style style:name="T189" style:family="text">
      <style:text-properties fo:color="#ff4000" loext:opacity="100%" fo:font-weight="bold" style:font-weight-asian="bold" style:font-weight-complex="bold"/>
    </style:style>
    <style:style style:name="T190" style:family="text">
      <style:text-properties fo:color="#ff4000" loext:opacity="100%" fo:font-weight="bold" officeooo:rsid="010e6781" style:font-weight-asian="bold" style:font-weight-complex="bold"/>
    </style:style>
    <style:style style:name="T191" style:family="text">
      <style:text-properties fo:color="#ff4000" loext:opacity="100%" fo:font-weight="bold" officeooo:rsid="01134f90" style:font-weight-asian="bold" style:font-weight-complex="bold"/>
    </style:style>
    <style:style style:name="T192" style:family="text">
      <style:text-properties fo:color="#ff4000" loext:opacity="100%" fo:font-weight="bold" officeooo:rsid="013d6f02" style:font-weight-asian="bold" style:font-weight-complex="bold"/>
    </style:style>
    <style:style style:name="T193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194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195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196" style:family="text">
      <style:text-properties fo:color="#ff4000" loext:opacity="100%" style:font-name="monospace" fo:font-size="18pt" officeooo:rsid="019a5231" style:font-size-asian="18pt" style:font-size-complex="18pt"/>
    </style:style>
    <style:style style:name="T197" style:family="text">
      <style:text-properties fo:color="#ff4000" loext:opacity="100%" style:font-name="monospace" fo:font-size="12pt" officeooo:rsid="019a5231" style:font-size-asian="12pt" style:font-size-complex="12pt"/>
    </style:style>
    <style:style style:name="T198" style:family="text">
      <style:text-properties fo:color="#ff4000" loext:opacity="100%" style:font-name="monospace" fo:font-size="12pt" officeooo:rsid="019bee1c" style:font-size-asian="12pt" style:font-size-complex="12pt"/>
    </style:style>
    <style:style style:name="T199" style:family="text">
      <style:text-properties fo:color="#ff4000" loext:opacity="100%" fo:font-weight="normal" style:font-weight-asian="normal" style:font-weight-complex="normal"/>
    </style:style>
    <style:style style:name="T200" style:family="text">
      <style:text-properties fo:color="#ff4000" loext:opacity="100%" officeooo:rsid="01d82ec5"/>
    </style:style>
    <style:style style:name="T201" style:family="text">
      <style:text-properties fo:color="#ffb66c" loext:opacity="100%" officeooo:rsid="00eb9cf1"/>
    </style:style>
    <style:style style:name="T202" style:family="text">
      <style:text-properties fo:color="#ffb66c" loext:opacity="100%" officeooo:rsid="010769a9"/>
    </style:style>
    <style:style style:name="T203" style:family="text">
      <style:text-properties fo:color="#999999" loext:opacity="100%" fo:font-size="10pt" style:font-size-asian="10pt" style:font-size-complex="10pt"/>
    </style:style>
    <style:style style:name="T204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05" style:family="text">
      <style:text-properties fo:color="#999999" loext:opacity="100%" officeooo:rsid="00f4255e"/>
    </style:style>
    <style:style style:name="T206" style:family="text">
      <style:text-properties fo:color="#999999" loext:opacity="100%" officeooo:rsid="00f79960"/>
    </style:style>
    <style:style style:name="T207" style:family="text">
      <style:text-properties fo:color="#999999" loext:opacity="100%" style:font-name="monospace" style:font-name-asian="Noto Sans Mono CJK SC" style:font-name-complex="Liberation Mono"/>
    </style:style>
    <style:style style:name="T208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09" style:family="text">
      <style:text-properties officeooo:rsid="0115ae71"/>
    </style:style>
    <style:style style:name="T210" style:family="text">
      <style:text-properties fo:font-size="14pt" officeooo:rsid="012f1db2" fo:background-color="transparent" loext:char-shading-value="0" style:font-size-asian="14pt" style:font-size-complex="14pt"/>
    </style:style>
    <style:style style:name="T211" style:family="text">
      <style:text-properties fo:font-size="14pt" officeooo:rsid="011d5df5" fo:background-color="transparent" loext:char-shading-value="0" style:font-size-asian="14pt" style:font-size-complex="14pt"/>
    </style:style>
    <style:style style:name="T212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13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14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15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16" style:family="text">
      <style:text-properties fo:font-style="normal" officeooo:rsid="012b02c0" style:font-style-asian="normal" style:font-style-complex="normal"/>
    </style:style>
    <style:style style:name="T217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18" style:family="text">
      <style:text-properties fo:background-color="#ffdbb6" loext:char-shading-value="0"/>
    </style:style>
    <style:style style:name="T219" style:family="text">
      <style:text-properties fo:color="#b2b2b2" loext:opacity="100%"/>
    </style:style>
    <style:style style:name="T220" style:family="text">
      <style:text-properties fo:color="#b2b2b2" loext:opacity="100%" officeooo:rsid="01356562" fo:background-color="transparent" loext:char-shading-value="0"/>
    </style:style>
    <style:style style:name="T221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22" style:family="text">
      <style:text-properties fo:color="#b2b2b2" loext:opacity="100%" fo:font-size="10pt" officeooo:rsid="0156e264" style:font-size-asian="10pt" style:font-size-complex="10pt"/>
    </style:style>
    <style:style style:name="T223" style:family="text">
      <style:text-properties fo:color="#b2b2b2" loext:opacity="100%" fo:font-size="10pt" officeooo:rsid="01598d66" style:font-size-asian="10pt" style:font-size-complex="10pt"/>
    </style:style>
    <style:style style:name="T224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25" style:family="text">
      <style:text-properties officeooo:rsid="014232af"/>
    </style:style>
    <style:style style:name="T226" style:family="text">
      <style:text-properties fo:color="#ffbf00" loext:opacity="100%" officeooo:rsid="0145e955"/>
    </style:style>
    <style:style style:name="T227" style:family="text">
      <style:text-properties fo:color="#ffbf00" loext:opacity="100%" officeooo:rsid="01491b9d"/>
    </style:style>
    <style:style style:name="T228" style:family="text">
      <style:text-properties fo:color="#ffbf00" loext:opacity="100%" fo:font-size="14pt" officeooo:rsid="01491b9d" style:font-size-asian="14pt" style:font-size-complex="14pt"/>
    </style:style>
    <style:style style:name="T229" style:family="text">
      <style:text-properties fo:color="#ffbf00" loext:opacity="100%" fo:font-size="14pt" officeooo:rsid="0149d007" style:font-size-asian="14pt" style:font-size-complex="14pt"/>
    </style:style>
    <style:style style:name="T230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31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32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33" style:family="text">
      <style:text-properties fo:color="#ffbf00" loext:opacity="100%" officeooo:rsid="0149d007"/>
    </style:style>
    <style:style style:name="T234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35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36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37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38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39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40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41" style:family="text">
      <style:text-properties fo:color="#000000" loext:opacity="100%" fo:font-weight="bold" officeooo:rsid="02108530" style:font-weight-asian="bold" style:font-weight-complex="bold"/>
    </style:style>
    <style:style style:name="T242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43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44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45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46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47" style:family="text">
      <style:text-properties style:font-name="Liberation Serif" fo:font-size="14pt" officeooo:rsid="0044ab1e" style:font-size-asian="14pt" style:font-size-complex="14pt"/>
    </style:style>
    <style:style style:name="T248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49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50" style:family="text">
      <style:text-properties style:font-name="Liberation Serif" fo:font-size="16pt" officeooo:rsid="0151b0b7" style:font-size-asian="16pt" style:font-size-complex="16pt"/>
    </style:style>
    <style:style style:name="T251" style:family="text">
      <style:text-properties style:font-name="Liberation Serif" fo:font-size="16pt" officeooo:rsid="0154beae" style:font-size-asian="16pt" style:font-size-complex="16pt"/>
    </style:style>
    <style:style style:name="T252" style:family="text">
      <style:text-properties officeooo:rsid="01579613"/>
    </style:style>
    <style:style style:name="T253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54" style:family="text">
      <style:text-properties officeooo:rsid="01594531"/>
    </style:style>
    <style:style style:name="T255" style:family="text">
      <style:text-properties officeooo:rsid="015c72a1"/>
    </style:style>
    <style:style style:name="T256" style:family="text">
      <style:text-properties officeooo:rsid="015caaa6"/>
    </style:style>
    <style:style style:name="T257" style:family="text">
      <style:text-properties officeooo:rsid="01698090"/>
    </style:style>
    <style:style style:name="T258" style:family="text">
      <style:text-properties officeooo:rsid="0179e7b0"/>
    </style:style>
    <style:style style:name="T259" style:family="text">
      <style:text-properties officeooo:rsid="01598d66"/>
    </style:style>
    <style:style style:name="T260" style:family="text">
      <style:text-properties officeooo:rsid="017b1c82"/>
    </style:style>
    <style:style style:name="T261" style:family="text">
      <style:text-properties style:font-name="monospace"/>
    </style:style>
    <style:style style:name="T262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63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64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65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66" style:family="text">
      <style:text-properties style:font-name="monospace" style:font-name-asian="Noto Sans Mono CJK SC" style:font-name-complex="Liberation Mono"/>
    </style:style>
    <style:style style:name="T267" style:family="text">
      <style:text-properties style:font-name="monospace" officeooo:rsid="003ded5f" style:font-name-asian="Noto Sans Mono CJK SC" style:font-name-complex="Liberation Mono"/>
    </style:style>
    <style:style style:name="T268" style:family="text">
      <style:text-properties style:font-name="monospace" officeooo:rsid="0180b429" style:font-name-asian="Noto Sans Mono CJK SC" style:font-name-complex="Liberation Mono"/>
    </style:style>
    <style:style style:name="T269" style:family="text">
      <style:text-properties style:font-name="monospace" officeooo:rsid="0185502e" style:font-name-asian="Noto Sans Mono CJK SC" style:font-name-complex="Liberation Mono"/>
    </style:style>
    <style:style style:name="T270" style:family="text">
      <style:text-properties style:font-name="monospace" officeooo:rsid="018631f2" style:font-name-asian="Noto Sans Mono CJK SC" style:font-name-complex="Liberation Mono"/>
    </style:style>
    <style:style style:name="T271" style:family="text">
      <style:text-properties style:font-name="monospace" officeooo:rsid="018a83fc" style:font-name-asian="Noto Sans Mono CJK SC" style:font-name-complex="Liberation Mono"/>
    </style:style>
    <style:style style:name="T272" style:family="text">
      <style:text-properties style:font-name="monospace" officeooo:rsid="019516ca" style:font-name-asian="Noto Sans Mono CJK SC" style:font-name-complex="Liberation Mono"/>
    </style:style>
    <style:style style:name="T273" style:family="text">
      <style:text-properties style:font-name="monospace" officeooo:rsid="01953a37" style:font-name-asian="Noto Sans Mono CJK SC" style:font-name-complex="Liberation Mono"/>
    </style:style>
    <style:style style:name="T274" style:family="text">
      <style:text-properties style:font-name="monospace" officeooo:rsid="017b1c82" style:font-name-asian="Noto Sans Mono CJK SC" style:font-name-complex="Liberation Mono"/>
    </style:style>
    <style:style style:name="T275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276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277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278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279" style:family="text">
      <style:text-properties style:font-name="monospace" officeooo:rsid="017f6093"/>
    </style:style>
    <style:style style:name="T280" style:family="text">
      <style:text-properties style:font-name="monospace" officeooo:rsid="018d91e9"/>
    </style:style>
    <style:style style:name="T281" style:family="text">
      <style:text-properties style:font-name="monospace" officeooo:rsid="018dd83a"/>
    </style:style>
    <style:style style:name="T282" style:family="text">
      <style:text-properties style:font-name="monospace" officeooo:rsid="0198e8a1"/>
    </style:style>
    <style:style style:name="T283" style:family="text">
      <style:text-properties style:font-name="monospace" officeooo:rsid="019a5231"/>
    </style:style>
    <style:style style:name="T284" style:family="text">
      <style:text-properties officeooo:rsid="017d6cdc"/>
    </style:style>
    <style:style style:name="T285" style:family="text">
      <style:text-properties officeooo:rsid="00419410"/>
    </style:style>
    <style:style style:name="T286" style:family="text">
      <style:text-properties officeooo:rsid="017e187f"/>
    </style:style>
    <style:style style:name="T287" style:family="text">
      <style:text-properties fo:color="#666666" loext:opacity="100%" officeooo:rsid="01598d66"/>
    </style:style>
    <style:style style:name="T288" style:family="text">
      <style:text-properties officeooo:rsid="01930557"/>
    </style:style>
    <style:style style:name="T289" style:family="text">
      <style:text-properties officeooo:rsid="0194e5a6"/>
    </style:style>
    <style:style style:name="T290" style:family="text">
      <style:text-properties officeooo:rsid="0194faef"/>
    </style:style>
    <style:style style:name="T291" style:family="text">
      <style:text-properties officeooo:rsid="01a59c5d"/>
    </style:style>
    <style:style style:name="T292" style:family="text">
      <style:text-properties fo:color="#2a6099" loext:opacity="100%" fo:font-size="10pt" officeooo:rsid="01598d66" style:font-size-asian="10pt" style:font-size-complex="10pt"/>
    </style:style>
    <style:style style:name="T293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294" style:family="text">
      <style:text-properties officeooo:rsid="01a75f24"/>
    </style:style>
    <style:style style:name="T295" style:family="text">
      <style:text-properties officeooo:rsid="01a867a8"/>
    </style:style>
    <style:style style:name="T296" style:family="text">
      <style:text-properties officeooo:rsid="01acdf5f"/>
    </style:style>
    <style:style style:name="T297" style:family="text">
      <style:text-properties officeooo:rsid="01b7f7ea"/>
    </style:style>
    <style:style style:name="T298" style:family="text">
      <style:text-properties officeooo:rsid="01b9945a"/>
    </style:style>
    <style:style style:name="T299" style:family="text">
      <style:text-properties officeooo:rsid="01bb0911"/>
    </style:style>
    <style:style style:name="T300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01" style:family="text">
      <style:text-properties officeooo:rsid="01cb6016"/>
    </style:style>
    <style:style style:name="T302" style:family="text">
      <style:text-properties officeooo:rsid="01cc15f5"/>
    </style:style>
    <style:style style:name="T303" style:family="text">
      <style:text-properties officeooo:rsid="01cc48bb"/>
    </style:style>
    <style:style style:name="T304" style:family="text">
      <style:text-properties officeooo:rsid="01cd1129"/>
    </style:style>
    <style:style style:name="T305" style:family="text">
      <style:text-properties officeooo:rsid="01cd1129"/>
    </style:style>
    <style:style style:name="T306" style:family="text">
      <style:text-properties officeooo:rsid="01cfe222"/>
    </style:style>
    <style:style style:name="T307" style:family="text">
      <style:text-properties officeooo:rsid="01d2287e"/>
    </style:style>
    <style:style style:name="T308" style:family="text">
      <style:text-properties officeooo:rsid="01d24f45"/>
    </style:style>
    <style:style style:name="T309" style:family="text">
      <style:text-properties officeooo:rsid="01d82ec5"/>
    </style:style>
    <style:style style:name="T310" style:family="text">
      <style:text-properties officeooo:rsid="01d87524"/>
    </style:style>
    <style:style style:name="T311" style:family="text">
      <style:text-properties fo:color="#111111" loext:opacity="100%"/>
    </style:style>
    <style:style style:name="T312" style:family="text">
      <style:text-properties fo:color="#111111" loext:opacity="100%" fo:font-weight="bold" officeooo:rsid="010fb7de" style:font-weight-asian="bold" style:font-weight-complex="bold"/>
    </style:style>
    <style:style style:name="T313" style:family="text">
      <style:text-properties fo:color="#111111" loext:opacity="100%" officeooo:rsid="01da5a0b"/>
    </style:style>
    <style:style style:name="T314" style:family="text">
      <style:text-properties fo:color="#111111" loext:opacity="100%" officeooo:rsid="010fb7de"/>
    </style:style>
    <style:style style:name="T315" style:family="text">
      <style:text-properties fo:color="#111111" loext:opacity="100%" officeooo:rsid="01dccbea"/>
    </style:style>
    <style:style style:name="T316" style:family="text">
      <style:text-properties fo:color="#111111" loext:opacity="100%" officeooo:rsid="01de2682"/>
    </style:style>
    <style:style style:name="T317" style:family="text">
      <style:text-properties fo:color="#111111" loext:opacity="100%" officeooo:rsid="01debbce"/>
    </style:style>
    <style:style style:name="T318" style:family="text">
      <style:text-properties fo:color="#111111" loext:opacity="100%" officeooo:rsid="01e090b8"/>
    </style:style>
    <style:style style:name="T319" style:family="text">
      <style:text-properties fo:color="#111111" loext:opacity="100%" officeooo:rsid="01e24458"/>
    </style:style>
    <style:style style:name="T320" style:family="text">
      <style:text-properties fo:color="#111111" loext:opacity="100%" officeooo:rsid="01e297eb"/>
    </style:style>
    <style:style style:name="T321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22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23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24" style:family="text">
      <style:text-properties fo:color="#111111" loext:opacity="100%" officeooo:rsid="020e823f"/>
    </style:style>
    <style:style style:name="T325" style:family="text">
      <style:text-properties fo:color="#111111" loext:opacity="100%" officeooo:rsid="02220234"/>
    </style:style>
    <style:style style:name="T326" style:family="text">
      <style:text-properties fo:color="#111111" loext:opacity="100%" officeooo:rsid="0222b7ed"/>
    </style:style>
    <style:style style:name="T327" style:family="text">
      <style:text-properties fo:color="#111111" loext:opacity="100%" officeooo:rsid="022b2703"/>
    </style:style>
    <style:style style:name="T328" style:family="text">
      <style:text-properties officeooo:rsid="01dad39f"/>
    </style:style>
    <style:style style:name="T329" style:family="text">
      <style:text-properties officeooo:rsid="01de2682"/>
    </style:style>
    <style:style style:name="T330" style:family="text">
      <style:text-properties officeooo:rsid="01e00abb"/>
    </style:style>
    <style:style style:name="T331" style:family="text">
      <style:text-properties officeooo:rsid="01e52f7c"/>
    </style:style>
    <style:style style:name="T332" style:family="text">
      <style:text-properties officeooo:rsid="01e831ad"/>
    </style:style>
    <style:style style:name="T333" style:family="text">
      <style:text-properties officeooo:rsid="01e97575"/>
    </style:style>
    <style:style style:name="T334" style:family="text">
      <style:text-properties officeooo:rsid="02000b53"/>
    </style:style>
    <style:style style:name="T335" style:family="text">
      <style:text-properties officeooo:rsid="02033aee"/>
    </style:style>
    <style:style style:name="T336" style:family="text">
      <style:text-properties officeooo:rsid="0203cae1"/>
    </style:style>
    <style:style style:name="T337" style:family="text">
      <style:text-properties officeooo:rsid="0204a051"/>
    </style:style>
    <style:style style:name="T338" style:family="text">
      <style:text-properties officeooo:rsid="0204e087"/>
    </style:style>
    <style:style style:name="T339" style:family="text">
      <style:text-properties officeooo:rsid="020550bd"/>
    </style:style>
    <style:style style:name="T340" style:family="text">
      <style:text-properties officeooo:rsid="0205f7c4"/>
    </style:style>
    <style:style style:name="T341" style:family="text">
      <style:text-properties officeooo:rsid="0206c250"/>
    </style:style>
    <style:style style:name="T342" style:family="text">
      <style:text-properties officeooo:rsid="020bc498"/>
    </style:style>
    <style:style style:name="T343" style:family="text">
      <style:text-properties officeooo:rsid="020c32aa"/>
    </style:style>
    <style:style style:name="T344" style:family="text">
      <style:text-properties officeooo:rsid="020c43fe"/>
    </style:style>
    <style:style style:name="T345" style:family="text">
      <style:text-properties officeooo:rsid="020e823f"/>
    </style:style>
    <style:style style:name="T346" style:family="text">
      <style:text-properties officeooo:rsid="02103d0a"/>
    </style:style>
    <style:style style:name="T347" style:family="text">
      <style:text-properties officeooo:rsid="02108530"/>
    </style:style>
    <style:style style:name="T348" style:family="text">
      <style:text-properties officeooo:rsid="02127da4"/>
    </style:style>
    <style:style style:name="T349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350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351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352" style:family="text">
      <style:text-properties fo:font-size="16pt" officeooo:rsid="02108530" style:font-size-asian="16pt" style:font-size-complex="16pt"/>
    </style:style>
    <style:style style:name="T353" style:family="text">
      <style:text-properties officeooo:rsid="021ddf3f"/>
    </style:style>
    <style:style style:name="T354" style:family="text">
      <style:text-properties officeooo:rsid="021f7d62"/>
    </style:style>
    <style:style style:name="T355" style:family="text"/>
    <style:style style:name="T356" style:family="text">
      <style:text-properties officeooo:rsid="02340a18"/>
    </style:style>
    <style:style style:name="T357" style:family="text">
      <style:text-properties officeooo:rsid="023525ac"/>
    </style:style>
    <style:style style:name="T358" style:family="text">
      <style:text-properties officeooo:rsid="02360d7b"/>
    </style:style>
    <style:style style:name="T359" style:family="text">
      <style:text-properties officeooo:rsid="0236e6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5">- Обучить с нуля Yolo5 на датасете night_fly <text:s/>и добиться распознавания <text:s/>- </text:span></text:span><text:span text:style-name="Source_20_Text"><text:span text:style-name="T16">best.pt</text:span></text:span></text:p>
      <text:p text:style-name="P2"><text:span text:style-name="Source_20_Text"><text:span text:style-name="T47">26.08.2024 – Запущено обучение – 50 эпох </text:span></text:span></text:p>
      <text:p text:style-name="P2"><text:span text:style-name="Source_20_Text"><text:span text:style-name="T54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26"><text:span text:style-name="Source_20_Text"><text:span text:style-name="T45">./2_test_</text:span></text:span><text:span text:style-name="Source_20_Text"><text:span text:style-name="T115">pt</text:span></text:span><text:span text:style-name="Source_20_Text"><text:span text:style-name="T45">.sh <text:s text:c="3"/></text:span></text:span><text:span text:style-name="Source_20_Text"><text:span text:style-name="T118">(512x512)</text:span></text:span></text:p>
      <text:p text:style-name="P25"><text:span text:style-name="Source_20_Text"><text:span text:style-name="T58">Успешно</text:span></text:span></text:p>
      <text:p text:style-name="P26"><text:span text:style-name="Source_20_Text"><text:span text:style-name="T45">./</text:span></text:span><text:span text:style-name="Source_20_Text"><text:span text:style-name="T120">3</text:span></text:span><text:span text:style-name="Source_20_Text"><text:span text:style-name="T45">_test_</text:span></text:span><text:span text:style-name="Source_20_Text"><text:span text:style-name="T116">onnx</text:span></text:span><text:span text:style-name="Source_20_Text"><text:span text:style-name="T45">.sh <text:s/></text:span></text:span><text:span text:style-name="Source_20_Text"><text:span text:style-name="T118">(640x640)</text:span></text:span></text:p>
      <text:p text:style-name="P26"><text:span text:style-name="Source_20_Text"><text:span text:style-name="T58">Успешно</text:span></text:span></text:p>
      <text:p text:style-name="P26"><text:span text:style-name="Source_20_Text"><text:span text:style-name="T58"/></text:span></text:p>
      <text:p text:style-name="P26"><text:span text:style-name="Source_20_Text"><text:span text:style-name="T58"/></text:span></text:p>
      <text:p text:style-name="P26"><text:span text:style-name="Source_20_Text"><text:span text:style-name="T201">python3 export.py \</text:span></text:span></text:p>
      <text:p text:style-name="P26"><text:span text:style-name="Source_20_Text"><text:span text:style-name="T201">--weights /home/user/yolov5/runs/train/exp/weights/best.pt \</text:span></text:span></text:p>
      <text:p text:style-name="P26"><text:span text:style-name="Source_20_Text"><text:span text:style-name="T201">--img </text:span></text:span><text:span text:style-name="Source_20_Text"><text:span text:style-name="T202">512</text:span></text:span><text:span text:style-name="Source_20_Text"><text:span text:style-name="T201"> </text:span></text:span><text:span text:style-name="Source_20_Text"><text:span text:style-name="T202">512</text:span></text:span><text:span text:style-name="Source_20_Text"><text:span text:style-name="T201"> \</text:span></text:span></text:p>
      <text:p text:style-name="P26"><text:span text:style-name="Source_20_Text"><text:span text:style-name="T201">--include onnx \</text:span></text:span></text:p>
      <text:p text:style-name="P26"><text:span text:style-name="Source_20_Text"><text:span text:style-name="T201">--optimize \</text:span></text:span></text:p>
      <text:p text:style-name="P26"><text:span text:style-name="Source_20_Text"><text:span text:style-name="T201">--simplify \</text:span></text:span></text:p>
      <text:p text:style-name="P26"><text:span text:style-name="Source_20_Text"><text:span text:style-name="T201">--opset 12</text:span></text:span></text:p>
      <text:p text:style-name="P26"><text:span text:style-name="Source_20_Text"><text:span text:style-name="T58"/></text:span></text:p>
      <text:p text:style-name="P26"><text:span text:style-name="Source_20_Text"><text:span text:style-name="T58"/></text:span></text:p>
      <text:p text:style-name="P26"><text:span text:style-name="Source_20_Text"><text:span text:style-name="T58"/></text:span></text:p>
      <text:p text:style-name="P26"><text:span text:style-name="Source_20_Text"><text:span text:style-name="T58"/></text:span></text:p>
      <text:p text:style-name="P1"><text:span text:style-name="Source_20_Text"><text:span text:style-name="T15">- Конвертировать и <text:s/>убедиться что работает – </text:span></text:span><text:span text:style-name="Source_20_Text"><text:span text:style-name="T16">best.</text:span></text:span><text:span text:style-name="Source_20_Text"><text:span text:style-name="T17">rknn</text:span></text:span></text:p>
      <text:p text:style-name="P5"><text:span text:style-name="Source_20_Text"><text:span text:style-name="T18">Segmentation fault при запуске на Orange</text:span></text:span></text:p>
      <text:p text:style-name="P6"><text:span text:style-name="Source_20_Text"><text:span text:style-name="T20">Запускается только немодифицированная сеть</text:span></text:span></text:p>
      <text:p text:style-name="P1"><text:span text:style-name="Source_20_Text"><text:span text:style-name="T16"/></text:span></text:p>
      <text:p text:style-name="P3"><text:span text:style-name="Source_20_Text"><text:span text:style-name="T121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23">https://docs.khadas.com/products/sbc/edge2/npu/start</text:span></text:span></text:a></text:p>
      <text:p text:style-name="P4"><text:span text:style-name="Source_20_Text"><text:span text:style-name="T19"><text:s text:c="2"/>Неудачно</text:span></text:span></text:p>
      <text:p text:style-name="P1"><text:span text:style-name="Source_20_Text"><text:span text:style-name="T16"/></text:span></text:p>
      <text:p text:style-name="P7"><text:span text:style-name="Source_20_Text"><text:span text:style-name="T169">- </text:span></text:span><text:span text:style-name="Source_20_Text"><text:span text:style-name="T170">Пробую по Rockchip_User_Guide_RKNN_Toolkit2_EN-1.5.2.pdf</text:span></text:span></text:p>
      <text:p text:style-name="P7"><text:span text:style-name="Source_20_Text"><text:span text:style-name="T171">(base) user@userevgeny:~$ conda deactivate</text:span></text:span></text:p>
      <text:p text:style-name="P7"><text:span text:style-name="Source_20_Text"><text:span text:style-name="T171">sudo apt install virtualenv</text:span></text:span></text:p>
      <text:p text:style-name="P7"><text:span text:style-name="Source_20_Text"><text:span text:style-name="T171">sudo apt-get install python3 python3-dev python3-pip</text:span></text:span></text:p>
      <text:p text:style-name="P7"><text:span text:style-name="Source_20_Text"><text:span text:style-name="T171">sudo apt-get install libxslt1-dev zlib1g zlib1g-dev libglib2.0-0 libsm6 libgl1-mesa-glx libprotobuf-dev gcc</text:span></text:span></text:p>
      <text:p text:style-name="P29"><text:span text:style-name="Source_20_Text"><text:span text:style-name="T168">virtualenv -p /usr/bin/python3 venv</text:span></text:span></text:p>
      <text:p text:style-name="P29"><text:span text:style-name="Source_20_Text"><text:span text:style-name="T168">source venv/bin/activate</text:span></text:span></text:p>
      <text:p text:style-name="P29"><text:span text:style-name="Source_20_Text"><text:span text:style-name="T172">(venv) user@userevgeny:~$ pip3 install -r /home/user/rknn-toolkit2-1.5.2/doc/requirements_cp310-1.5.2.txt</text:span></text:span></text:p>
      <text:p text:style-name="P30"><text:span text:style-name="Source_20_Text"><text:span text:style-name="T173">Ошибка</text:span></text:span></text:p>
      <text:p text:style-name="P30"><text:span text:style-name="Source_20_Text"><text:span text:style-name="T3"/></text:span></text:p>
      <text:p text:style-name="P23"><text:span text:style-name="Source_20_Text">- </text:span><text:span text:style-name="Source_20_Text"><text:span text:style-name="T139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55">https://habr.com/ru/companies/flant/articles/336654/</text:span></text:span></text:a><text:span text:style-name="Source_20_Text"><text:span text:style-name="T55"> <text:s text:c="3"/>Шпаргалка с командами Docker</text:span></text:span></text:p>
      <text:p text:style-name="P23"><text:span text:style-name="Source_20_Text"><text:span text:style-name="T55"/></text:span></text:p>
      <text:p text:style-name="P22"><text:span text:style-name="Source_20_Text"><text:span text:style-name="T203">(base) user@userevgeny:~/rknn-toolkit2-1.5.2/docker/docker_file/ubuntu_18_04_cp36$ </text:span></text:span><text:span text:style-name="Source_20_Text"><text:span text:style-name="T204">sudo docker build -t sdk_rknn .</text:span></text:span></text:p>
      <text:p text:style-name="P8"><text:span text:style-name="Source_20_Text"><text:span text:style-name="T205">Неудачно <text:s/>- </text:span></text:span><text:span text:style-name="Source_20_Text"><text:span text:style-name="T206">uncnown command config</text:span></text:span></text:p>
      <text:p text:style-name="P8"><text:span text:style-name="Source_20_Text"><text:span text:style-name="T21"/></text:span></text:p>
      <text:p text:style-name="P32"><text:span text:style-name="Source_20_Text"><text:span text:style-name="T7">docker search rknn – много репозиториев!!!</text:span></text:span></text:p>
      <text:p text:style-name="P33"/>
      <text:p text:style-name="P33"><text:span text:style-name="Source_20_Text"><text:span text:style-name="T124">(base) user@userevgeny:~$ docker pull 505083389/onnx2rknn_3588:v0.4</text:span></text:span></text:p>
      <text:p text:style-name="P33"><text:span text:style-name="Source_20_Text"><text:span text:style-name="T124">docker run -it -v /home/user/Desktop/trained_models/night_fly/exp/weights/best.onnx:/workspace/onnxmodels/hitnet_test_sim.onnx -</text:span></text:span><text:span text:style-name="Source_20_Text"><text:span text:style-name="T125">v <text:s text:c="4"/></text:span></text:span><text:span text:style-name="Source_20_Text"><text:span text:style-name="T124">05d58c99ff43</text:span></text:span></text:p>
      <text:p text:style-name="P33"><text:span text:style-name="Source_20_Text"><text:span text:style-name="T124">root@9c08007096a4:/workspace#</text:span></text:span></text:p>
      <text:p text:style-name="P33"/>
      <text:p text:style-name="P33"/>
      <text:p text:style-name="P30"><text:span text:style-name="Source_20_Text"><text:span text:style-name="T141"/></text:span></text:p>
      <text:p text:style-name="P30"><text:span text:style-name="Source_20_Text"><text:span text:style-name="T3"/></text:span></text:p>
      <text:p text:style-name="P30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30"><text:span text:style-name="Source_20_Text"><text:span text:style-name="T8"/></text:span></text:p>
      <text:p text:style-name="P30"><text:span text:style-name="Source_20_Text"><text:span text:style-name="T124">(base) user@userevgeny:~$ </text:span></text:span><text:span text:style-name="Source_20_Text"><text:span text:style-name="T131">docker pull ilooro/rknn-converter</text:span></text:span></text:p>
      <text:p text:style-name="P169"><text:span text:style-name="Source_20_Text"><text:span text:style-name="T131"/></text:span></text:p>
      <text:p text:style-name="P30">docker run -v &lt;path/to/folder&gt;:/share ilooro/rknn-converter:latest --model &lt;model-name.pt&gt; --height &lt;img-height&gt; --width &lt;img-width&gt; --quant</text:p>
      <text:p text:style-name="P30"><text:soft-page-break/>Description:</text:p>
      <text:p text:style-name="P30"><text:s text:c="4"/>&lt;path/to/folder&gt;: absolute path to folder with the model, converted model will be here (attention, this folder will be mounted in container).</text:p>
      <text:p text:style-name="P30"><text:s text:c="4"/>&lt;model-name.pt&gt;: name of model file.</text:p>
      <text:p text:style-name="P30"><text:s text:c="4"/>&lt;img-height&gt;: image height in pixels.</text:p>
      <text:p text:style-name="P30"><text:s text:c="4"/>&lt;img-width&gt;: image width in pixels.</text:p>
      <text:p text:style-name="P30">Arguments:</text:p>
      <text:p text:style-name="P30">-h, --help: show help message and exit</text:p>
      <text:p text:style-name="P30">--model MODEL: name of model file with an extension</text:p>
      <text:p text:style-name="P30">--model_version VERSION: VERSION in [8, 10], YOLO model version</text:p>
      <text:p text:style-name="P30">--height HEIGHT: input height</text:p>
      <text:p text:style-name="P30">--width WIDTH: input width</text:p>
      <text:p text:style-name="P30">--quant: enable quantization</text:p>
      <text:p text:style-name="P30">--no-quant: disable quantization</text:p>
      <text:p text:style-name="P30"/>
      <text:p text:style-name="P30">--platform PLATFORM: rockchip platform</text:p>
      <text:p text:style-name="P30">--quant_algorithm ALGORITHM: ALGORITHM in [normal,mmse,kl_divergence], quantization algorithm</text:p>
      <text:p text:style-name="P30">--quant_method METHOD: METHOD in [layer,channel], quantization method</text:p>
      <text:p text:style-name="P30">--quant_data_sz QSIZE: 1 &lt;= QSIZE &lt;= 175, dataset size (images are randomly selected with seed)</text:p>
      <text:p text:style-name="P30">--seed SEED: random seed</text:p>
      <text:p text:style-name="P30">--opt_level LEVEL: LEVEL in [0,1,2,3], optimization level</text:p>
      <text:p text:style-name="P30">--hybrid_quant: enable hybrid quantization</text:p>
      <text:p text:style-name="P30">--accuracy_analysis: enable accuracy analysis</text:p>
      <text:p text:style-name="P30"><text:span text:style-name="Source_20_Text"><text:span text:style-name="T124"/></text:span></text:p>
      <text:p text:style-name="P34"><text:span text:style-name="Source_20_Text"><text:span text:style-name="T189">docker run -v /home/user/Desktop/trained_models/night_fly/exp/weights:/share ilooro/rknn-converter:latest --model best.pt --height 512 --width 512 --quant --model_version 8</text:span></text:span></text:p>
      <text:p text:style-name="P30"/>
      <text:p text:style-name="P35"><text:span text:style-name="Source_20_Text"><text:span text:style-name="T140">Нужно тренировать yolo8 или 10</text:span></text:span></text:p>
      <text:p text:style-name="P35"><text:span text:style-name="Source_20_Text"><text:span text:style-name="T140"/></text:span></text:p>
      <text:p text:style-name="P35"><text:a xlink:type="simple" xlink:href="https://habr.com/ru/articles/714232/#2" text:style-name="Internet_20_link" text:visited-style-name="Visited_20_Internet_20_Link"><text:span text:style-name="Source_20_Text"><text:span text:style-name="T153">https://habr.com/ru/articles/714232/#2</text:span></text:span></text:a><text:span text:style-name="Source_20_Text"><text:span text:style-name="T140"> <text:s text:c="4"/>Обучите YOLOv8 на пользовательском наборе данных</text:span></text:span></text:p>
      <text:p text:style-name="P35"><text:span text:style-name="Source_20_Text"><text:span text:style-name="T153"/></text:span></text:p>
      <text:p text:style-name="P65">(base) user@userevgeny:~$ <text:span text:style-name="T140">conda activate yolo5</text:span></text:p>
      <text:p text:style-name="P65">(yolo5) user@userevgeny:~$ <text:span text:style-name="T140">yolo task=detect mode=train model=yolov8n.pt imgsz=</text:span><text:span text:style-name="T142">512</text:span><text:span text:style-name="T140"> </text:span><text:span text:style-name="T2">data=</text:span><text:span text:style-name="T4">night_fly</text:span><text:span text:style-name="T2">.yaml</text:span><text:span text:style-name="T140"> epochs=</text:span><text:span text:style-name="T142">3</text:span><text:span text:style-name="T140">0 batch=8 name=yolov8n_v8_</text:span><text:span text:style-name="T142">3</text:span><text:span text:style-name="T140">0e</text:span></text:p>
      <text:p text:style-name="P35"><text:span text:style-name="Source_20_Text"><text:span text:style-name="T153"/></text:span></text:p>
      <text:p text:style-name="P28"><text:span text:style-name="Source_20_Text"><text:span text:style-name="T140">yolo task=detect mode=predict model=</text:span></text:span><text:span text:style-name="Source_20_Text"><text:span text:style-name="T189">runs/detect/yolov8n_v8_</text:span></text:span><text:span text:style-name="Source_20_Text"><text:span text:style-name="T190">3</text:span></text:span><text:span text:style-name="Source_20_Text"><text:span text:style-name="T189">0e/weights/best.pt</text:span></text:span><text:span text:style-name="Source_20_Text"><text:span text:style-name="T140"> source=night_flyght.MP4 show=True imgsz=</text:span></text:span><text:span text:style-name="Source_20_Text"><text:span text:style-name="T143">512</text:span></text:span><text:span text:style-name="Source_20_Text"><text:span text:style-name="T140"> name=yolov8n_v8_</text:span></text:span><text:span text:style-name="Source_20_Text"><text:span text:style-name="T143">3</text:span></text:span><text:span text:style-name="Source_20_Text"><text:span text:style-name="T140">0e_infer</text:span></text:span><text:span text:style-name="Source_20_Text"><text:span text:style-name="T143">512</text:span></text:span><text:span text:style-name="Source_20_Text"><text:span text:style-name="T140"> hide_labels=True</text:span></text:span></text:p>
      <text:p text:style-name="P31"><text:span text:style-name="Source_20_Text"><text:span text:style-name="T140"/></text:span></text:p>
      <text:p text:style-name="P36"><text:span text:style-name="Source_20_Text"><text:span text:style-name="T59">Обучилась <text:s/>работает</text:span></text:span></text:p>
      <text:p text:style-name="P36"><text:span text:style-name="Source_20_Text"><text:span text:style-name="T59"/></text:span></text:p>
      <text:p text:style-name="P37"><text:span text:style-name="Source_20_Text"><text:span text:style-name="T189">docker run -v /home/user/WORK/NEURO/yolo8/runs/detect/yolov8n_v8_30e/weights:/share ilooro/rknn-converter:latest --model best.pt --height 512 --width 512 --quant --model_version 8</text:span></text:span></text:p>
      <text:p text:style-name="P37"><text:span text:style-name="Source_20_Text"><text:span text:style-name="T189"/></text:span></text:p>
      <text:p text:style-name="P38"><text:span text:style-name="Source_20_Text"><text:span text:style-name="T189">docker run -v /home/user/WORK/NEURO/yolo8/runs/detect/yolov8n_v8_30e/weights:/share ilooro/rknn-converter:latest --model best.pt --height 512 --width 512 --</text:span></text:span><text:span text:style-name="Source_20_Text"><text:span text:style-name="T191">no-</text:span></text:span><text:span text:style-name="Source_20_Text"><text:span text:style-name="T189">quant --model_version 8 </text:span></text:span></text:p>
      <text:p text:style-name="P39"><text:span text:style-name="Source_20_Text"><text:span text:style-name="T69">Успешно сконвертировано</text:span></text:span></text:p>
      <text:p text:style-name="P9"><text:span text:style-name="Source_20_Text"><text:span text:style-name="T18">Segmentation fault при запуске на Orange</text:span></text:span></text:p>
      <text:p text:style-name="P9"><text:span text:style-name="Source_20_Text"><text:span text:style-name="T22"/></text:span></text:p>
      <text:p text:style-name="P10"><text:span text:style-name="Source_20_Text"><text:span text:style-name="T209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09">https://github.com/kaylorchen/rk3588-yolo-demo</text:span></text:span></text:a></text:p>
      <text:p text:style-name="P10"><text:span text:style-name="Source_20_Text"><text:span text:style-name="T26"/></text:span></text:p>
      <text:p text:style-name="P10"><text:span text:style-name="Source_20_Text"><text:span text:style-name="T26"/></text:span></text:p>
      <text:p text:style-name="P11"><text:span text:style-name="Source_20_Text"><text:span text:style-name="T34">27.08.2024</text:span></text:span><text:span text:style-name="Source_20_Text"><text:span text:style-name="T28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26">https://theaisummer.com/Neural_Network_from_scratch/</text:span></text:span></text:a></text:p>
      <text:p text:style-name="P11"><text:span text:style-name="Source_20_Text"><text:span text:style-name="T126"/></text:span></text:p>
      <text:p text:style-name="P121"><text:a xlink:type="simple" xlink:href="https://theaisummer.com/Neural_Network_from_scratch_part2/" text:style-name="Internet_20_link" text:visited-style-name="Visited_20_Internet_20_Link"><text:span text:style-name="Source_20_Text"><text:span text:style-name="T174">https://theaisummer.com/Neural_Network_from_scratch_part2/</text:span></text:span></text:a></text:p>
      <text:p text:style-name="P121"><text:span text:style-name="Source_20_Text"/></text:p>
      <text:p text:style-name="P122"><text:span text:style-name="Source_20_Text"><text:span text:style-name="T175">Код скачан и причесан – собирается но крашится</text:span></text:span></text:p>
      <text:p text:style-name="P122"><text:span text:style-name="Source_20_Text"><text:span text:style-name="T175"/></text:span></text:p>
      <text:p text:style-name="P123"><text:span text:style-name="Source_20_Text"><text:span text:style-name="T176">Нужен датасет </text:span></text:span></text:p>
      <text:p text:style-name="P123"><text:a xlink:type="simple" xlink:href="https://www.cs.toronto.edu/~kriz/cifar.html" text:style-name="Internet_20_link" text:visited-style-name="Visited_20_Internet_20_Link"><text:span text:style-name="Source_20_Text"><text:span text:style-name="T176">https://www.cs.toronto.edu/~kriz/cifar.html</text:span></text:span></text:a></text:p>
      <text:p text:style-name="P123"><text:span text:style-name="Source_20_Text"><text:span text:style-name="T176"/></text:span></text:p>
      <text:p text:style-name="P123"><text:soft-page-break/><text:a xlink:type="simple" xlink:href="https://github.com/Tencent/PocketFlow/issues/284" text:style-name="Internet_20_link" text:visited-style-name="Visited_20_Internet_20_Link"><text:span text:style-name="Source_20_Text"><text:span text:style-name="T176">https://github.com/Tencent/PocketFlow/issues/284</text:span></text:span></text:a></text:p>
      <text:p text:style-name="P123"><text:span text:style-name="Source_20_Text"><text:span text:style-name="T176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28"> </text:span></text:span><text:span text:style-name="Source_20_Text"><text:span text:style-name="T29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123"><text:span text:style-name="Source_20_Text"><text:span text:style-name="T176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28"> </text:span></text:span><text:span text:style-name="Source_20_Text"><text:span text:style-name="T29">Ищу готовую библиотеку ML + CL</text:span></text:span></text:p>
      <text:p text:style-name="P123"><text:a xlink:type="simple" xlink:href="https://aw.club/global/en/blog/c-plus-plus-ml-libraries" text:style-name="Internet_20_link" text:visited-style-name="Visited_20_Internet_20_Link"><text:span text:style-name="Source_20_Text"><text:span text:style-name="T176">https://aw.club/global/en/blog/c-plus-plus-ml-libraries</text:span></text:span></text:a><text:span text:style-name="Source_20_Text"><text:span text:style-name="T176"> <text:s/>Top 14 C++ machine learning libraries</text:span></text:span></text:p>
      <text:h text:style-name="P124" text:outline-level="3"><text:span text:style-name="Source_20_Text"><text:span text:style-name="T176">TensorFlow</text:span></text:span></text:h>
      <text:p text:style-name="P125"><text:span text:style-name="Source_20_Text"><text:span text:style-name="T176">Caffe</text:span></text:span></text:p>
      <text:p text:style-name="P125"><text:span text:style-name="Source_20_Text"><text:span text:style-name="T176">Microsoft Cognitive Toolkit (CNTK)</text:span></text:span></text:p>
      <text:p text:style-name="P125"><text:span text:style-name="Source_20_Text"><text:span text:style-name="T176">mlpack</text:span></text:span></text:p>
      <text:p text:style-name="P125"><text:span text:style-name="Source_20_Text"><text:span text:style-name="T176">DyNet</text:span></text:span></text:p>
      <text:p text:style-name="P125"><text:span text:style-name="Source_20_Text"><text:span text:style-name="T176">FANN</text:span></text:span></text:p>
      <text:p text:style-name="P125"><text:a xlink:type="simple" xlink:href="https://github.com/codeplaysoftware/SYCL-ML" text:style-name="Internet_20_link" text:visited-style-name="Visited_20_Internet_20_Link"><text:span text:style-name="Source_20_Text"><text:span text:style-name="T176">https://github.com/codeplaysoftware/SYCL-ML</text:span></text:span></text:a><text:span text:style-name="Source_20_Text"><text:span text:style-name="T176"> <text:s text:c="2"/>SYCL-ML is a C++ library, implementing classical machine learning algorithms using SYCL.</text:span></text:span></text:p>
      <text:p text:style-name="P135"><text:span text:style-name="Source_20_Text"><text:span text:style-name="T178">Не хватает ComputeCpp</text:span></text:span></text:p>
      <text:p text:style-name="P125"><text:span text:style-name="Source_20_Text"><text:span text:style-name="T211">ComputeCpp SDK</text:span></text:span></text:p>
      <text:p text:style-name="P125"><text:a xlink:type="simple" xlink:href="https://github.com/codeplaysoftware/computecpp-sdk" text:style-name="Internet_20_link" text:visited-style-name="Visited_20_Internet_20_Link"><text:span text:style-name="Source_20_Text"><text:span text:style-name="T176">https://github.com/codeplaysoftware/computecpp-sdk</text:span></text:span></text:a></text:p>
      <text:p text:style-name="P125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176">https://github.com/AerialMantis/cppcon-parallelism-class/blob/master/docs/sycl_00_setting_up_computecpp.md</text:span></text:span></text:a></text:p>
      <text:p text:style-name="P134"><text:span text:style-name="Source_20_Text"><text:span text:style-name="T177">Пробую через Docker</text:span></text:span></text:p>
      <text:p text:style-name="P134"><text:span text:style-name="Source_20_Text"><text:span text:style-name="T212">docker pull aerialmantis/computecpp_ubuntu1604</text:span></text:span></text:p>
      <text:p text:style-name="P134"><text:span text:style-name="Source_20_Text"><text:span text:style-name="T212">docker run --rm -it aerialmantis/computecpp_ubuntu1604</text:span></text:span></text:p>
      <text:p text:style-name="P134"><text:span text:style-name="Source_20_Text"><text:span text:style-name="T212">computecpp_info</text:span></text:span></text:p>
      <text:p text:style-name="P136"><text:span text:style-name="Source_20_Text"><text:span text:style-name="T210">В другом терминале</text:span></text:span></text:p>
      <text:p text:style-name="P24"><text:span text:style-name="Source_20_Text"><text:span text:style-name="T216">(base) user@userevgeny:~/WORK/NEURO$ </text:span></text:span><text:span text:style-name="Source_20_Text"><text:span text:style-name="T217">docker cp f17ea44c996a:/usr/local/computecpp /home/user</text:span></text:span></text:p>
      <text:p text:style-name="P24"><text:span text:style-name="Source_20_Text"><text:span text:style-name="T216">Successfully copied 391MB to </text:span></text:span><text:span text:style-name="Source_20_Text">/home/user/computecpp </text:span></text:p>
      <text:p text:style-name="P123"><text:a xlink:type="simple" xlink:href="https://www.dev-notes.ru/articles/devops/docker-container-copy-files/" text:style-name="Internet_20_link" text:visited-style-name="Visited_20_Internet_20_Link"><text:span text:style-name="Source_20_Text"><text:span text:style-name="T176">https://www.dev-notes.ru/articles/devops/docker-container-copy-files/</text:span></text:span></text:a></text:p>
      <text:p text:style-name="P123"><text:span text:style-name="Source_20_Text"><text:span text:style-name="T218"/></text:span></text:p>
      <text:p text:style-name="P125"><text:span text:style-name="Source_20_Text"><text:span text:style-name="T6">platform - your system CANNOT support ComputeCpp</text:span></text:span></text:p>
      <text:p text:style-name="P123"><text:span text:style-name="Source_20_Text"><text:span text:style-name="T176"/></text:span></text:p>
      <text:p text:style-name="P127"><text:span text:style-name="Source_20_Text"><text:span text:style-name="T179">Ищу дальше</text:span></text:span></text:p>
      <text:p text:style-name="P127"><text:span text:style-name="Source_20_Text"><text:span text:style-name="T179"/></text:span></text:p>
      <text:p text:style-name="P132"><text:span text:style-name="Source_20_Text"><text:span text:style-name="T180">Для датасета 25</text:span></text:span><text:span text:style-name="Source_20_Text"><text:span text:style-name="T186">6</text:span></text:span><text:span text:style-name="Source_20_Text"><text:span text:style-name="T180"> обучаю</text:span></text:span></text:p>
      <text:p text:style-name="P67"><text:span text:style-name="Source_20_Text"><text:span text:style-name="T140">conda activate yolo5</text:span></text:span></text:p>
      <text:p text:style-name="P66"><text:span text:style-name="Source_20_Text"><text:span text:style-name="T140">yolo task=detect mode=train model=yolov8n.pt imgsz=</text:span></text:span><text:span text:style-name="Source_20_Text"><text:span text:style-name="T144">256</text:span></text:span><text:span text:style-name="Source_20_Text"><text:span text:style-name="T140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0"> epochs=</text:span></text:span><text:span text:style-name="Source_20_Text"><text:span text:style-name="T142">3</text:span></text:span><text:span text:style-name="Source_20_Text"><text:span text:style-name="T140">0 batch=8 name=yolov8n_</text:span></text:span><text:span text:style-name="Source_20_Text"><text:span text:style-name="T144">256_</text:span></text:span><text:span text:style-name="Source_20_Text"><text:span text:style-name="T140">v8_</text:span></text:span><text:span text:style-name="Source_20_Text"><text:span text:style-name="T142">3</text:span></text:span><text:span text:style-name="Source_20_Text"><text:span text:style-name="T140">0e</text:span></text:span></text:p>
      <text:p text:style-name="P133"><text:span text:style-name="Source_20_Text"><text:span text:style-name="T179">yolo task=detect mode=predict model=/home/user/WORK/NEURO/yolo8/runs/detect/yolov8n_256_v8_30e/weights/best.pt source=night_flyght.MP4 show=True imgsz=</text:span></text:span><text:span text:style-name="Source_20_Text"><text:span text:style-name="T183">256</text:span></text:span><text:span text:style-name="Source_20_Text"><text:span text:style-name="T179"> name=yolov8n_256_v8_30e_infer</text:span></text:span><text:span text:style-name="Source_20_Text"><text:span text:style-name="T184">256</text:span></text:span><text:span text:style-name="Source_20_Text"><text:span text:style-name="T179"> hide_labels=True</text:span></text:span></text:p>
      <text:p text:style-name="P40"><text:span text:style-name="Source_20_Text"><text:span text:style-name="T189">docker run -v /home/user/WORK/NEURO/yolo8/runs/detect/yolov8n_</text:span></text:span><text:span text:style-name="Source_20_Text"><text:span text:style-name="T192">256_</text:span></text:span><text:span text:style-name="Source_20_Text"><text:span text:style-name="T189">v8</text:span></text:span><text:span text:style-name="Source_20_Text"><text:span text:style-name="T192">_</text:span></text:span><text:span text:style-name="Source_20_Text"><text:span text:style-name="T189">30e/weights:/share ilooro/rknn-converter:latest --model best.pt --height </text:span></text:span><text:span text:style-name="Source_20_Text"><text:span text:style-name="T192">256</text:span></text:span><text:span text:style-name="Source_20_Text"><text:span text:style-name="T189"> --width </text:span></text:span><text:span text:style-name="Source_20_Text"><text:span text:style-name="T192">256</text:span></text:span><text:span text:style-name="Source_20_Text"><text:span text:style-name="T189"> --quant --model_version 8 --</text:span></text:span><text:span text:style-name="Source_20_Text">quant_data_sz </text:span><text:span text:style-name="Source_20_Text"><text:span text:style-name="T225">8</text:span></text:span></text:p>
      <text:p text:style-name="P127"><text:span text:style-name="Source_20_Text"><text:span text:style-name="T179"/></text:span></text:p>
      <text:p text:style-name="P139"><text:soft-page-break/><text:span text:style-name="Source_20_Text"><text:span text:style-name="T43">DeepCL</text:span></text:span></text:p>
      <text:p text:style-name="P127"><text:a xlink:type="simple" xlink:href="https://github.com/hughperkins/DeepCL" text:style-name="Internet_20_link" text:visited-style-name="Visited_20_Internet_20_Link"><text:span text:style-name="Source_20_Text"><text:span text:style-name="T179">https://github.com/hughperkins/DeepCL</text:span></text:span></text:a><text:span text:style-name="Source_20_Text"><text:span text:style-name="T179"> <text:s text:c="4"/></text:span></text:span></text:p>
      <text:p text:style-name="P126"><text:span text:style-name="Source_20_Text"><text:span text:style-name="T179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179">https://github.com/hughperkins/DeepCL.git</text:span></text:span></text:a></text:p>
      <text:p text:style-name="P126"><text:span text:style-name="Source_20_Text"><text:span text:style-name="T179">cd DeepCL</text:span></text:span></text:p>
      <text:p text:style-name="P120">mkdir build</text:p>
      <text:p text:style-name="P120">cd build</text:p>
      <text:p text:style-name="P128"><text:span text:style-name="Source_20_Text"><text:span text:style-name="T179">sudo apt <text:s/>install cmake-curses-gui</text:span></text:span></text:p>
      <text:p text:style-name="P120">ccmake ..</text:p>
      <text:p text:style-name="P129"><text:span text:style-name="Source_20_Text"><text:span text:style-name="T179">sudo apt install gfortran </text:span></text:span><text:span text:style-name="Source_20_Text"><text:span text:style-name="T181">(Пришлось доустановить)</text:span></text:span></text:p>
      <text:p text:style-name="P128"><text:span text:style-name="Source_20_Text"><text:span text:style-name="T179">make -j 4 install</text:span></text:span></text:p>
      <text:p text:style-name="P128"><text:span text:style-name="Source_20_Text"><text:span text:style-name="T179">The outputs will appear in subdirectories of ../dist</text:span></text:span></text:p>
      <text:p text:style-name="P128"><text:span text:style-name="Source_20_Text"><text:span text:style-name="T179"/></text:span></text:p>
      <text:p text:style-name="P127"><text:span text:style-name="Source_20_Text"><text:span text:style-name="T181">To activate, setup environment:</text:span></text:span></text:p>
      <text:p text:style-name="P127"><text:span text:style-name="Source_20_Text"><text:span text:style-name="T181">Open a bash prompt, and run:</text:span></text:span></text:p>
      <text:p text:style-name="P127"><text:span text:style-name="Source_20_Text"><text:span text:style-name="T154">source /home/user/WORK/NEURO/DeepCL/dist/bin/activate.sh</text:span></text:span></text:p>
      <text:p text:style-name="P127"><text:span text:style-name="Source_20_Text"><text:span text:style-name="T154">deepcl_unittests</text:span></text:span></text:p>
      <text:p text:style-name="P127"><text:span text:style-name="Source_20_Text"><text:span text:style-name="T220">[----------] Global test environment tear-down</text:span></text:span></text:p>
      <text:p text:style-name="P127"><text:span text:style-name="Source_20_Text"><text:span text:style-name="T220">[==========] 159 tests from 30 test cases ran. (38889 ms total)</text:span></text:span></text:p>
      <text:p text:style-name="P127"><text:span text:style-name="Source_20_Text"><text:span text:style-name="T220">[ <text:s/>PASSED <text:s/>] 155 tests.</text:span></text:span></text:p>
      <text:p text:style-name="P127"><text:span text:style-name="Source_20_Text"><text:span text:style-name="T220">[ <text:s/>FAILED <text:s/>] 4 tests, listed below:</text:span></text:span></text:p>
      <text:p text:style-name="P127"><text:span text:style-name="Source_20_Text"><text:span text:style-name="T220">[ <text:s/>FAILED <text:s/>] testforward.compare_0_1_biased_nopad</text:span></text:span></text:p>
      <text:p text:style-name="P127"><text:span text:style-name="Source_20_Text"><text:span text:style-name="T220">[ <text:s/>FAILED <text:s/>] testforward.compare_0_1_biased_pad</text:span></text:span></text:p>
      <text:p text:style-name="P127"><text:span text:style-name="Source_20_Text"><text:span text:style-name="T220">[ <text:s/>FAILED <text:s/>] testforward.compare_1_n_biased_nopad</text:span></text:span></text:p>
      <text:p text:style-name="P127"><text:span text:style-name="Source_20_Text"><text:span text:style-name="T220">[ <text:s/>FAILED <text:s/>] testforward.compare_1_n_biased_pad</text:span></text:span></text:p>
      <text:p text:style-name="P127"><text:span text:style-name="Source_20_Text"><text:span text:style-name="T221"/></text:span></text:p>
      <text:p text:style-name="P127"><text:span text:style-name="Source_20_Text"><text:span text:style-name="T220"><text:s/>4 FAILED TESTS</text:span></text:span></text:p>
      <text:p text:style-name="P127"><text:span text:style-name="Source_20_Text"><text:span text:style-name="T220"><text:s text:c="2"/>YOU HAVE 2 DISABLED TESTS</text:span></text:span></text:p>
      <text:p text:style-name="P127"><text:span text:style-name="Source_20_Text"><text:span text:style-name="T220"/></text:span></text:p>
      <text:p text:style-name="P126"><text:span text:style-name="Source_20_Text"><text:span text:style-name="T181">deepcl_train numtest=-1 numtrain=10000 datadir=/data/mnist</text:span></text:span></text:p>
      <text:p text:style-name="P130"><text:span text:style-name="Source_20_Text"><text:span text:style-name="T181">deepcl_train numtest=-1 numtrain=10000 datadir=/home/user/datasets/night_fly_256</text:span></text:span></text:p>
      <text:p text:style-name="P130"><text:span text:style-name="Source_20_Text"><text:span text:style-name="T181"/></text:span></text:p>
      <text:p text:style-name="P131"><text:span text:style-name="Source_20_Text"><text:span text:style-name="T182">Нужен образец датасета mnist</text:span></text:span></text:p>
      <text:p text:style-name="P131"><text:span text:style-name="Source_20_Text"><text:span text:style-name="T182"/></text:span></text:p>
      <text:p text:style-name="P131"><text:span text:style-name="Source_20_Text"><text:span text:style-name="T182"/></text:span></text:p>
      <text:p text:style-name="P131"><text:span text:style-name="Source_20_Text"><text:span text:style-name="T155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226">Обучаю Yolo5 под 256</text:span></text:span></text:p>
      <text:p text:style-name="P14"><text:span text:style-name="Source_20_Text"><text:span text:style-name="T227">Предобученная</text:span></text:span></text:p>
      <text:p text:style-name="P14"><text:span text:style-name="Source_20_Text"><text:span text:style-name="T130">conda activate yolo5</text:span></text:span></text:p>
      <text:p text:style-name="P74"><text:span text:style-name="Source_20_Text"><text:span text:style-name="T140">yolo task=detect mode=train model=yolov</text:span></text:span><text:span text:style-name="Source_20_Text"><text:span text:style-name="T145">5</text:span></text:span><text:span text:style-name="Source_20_Text"><text:span text:style-name="T140">n.pt imgsz=</text:span></text:span><text:span text:style-name="Source_20_Text"><text:span text:style-name="T144">256</text:span></text:span><text:span text:style-name="Source_20_Text"><text:span text:style-name="T140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0"> epochs=</text:span></text:span><text:span text:style-name="Source_20_Text"><text:span text:style-name="T142">3</text:span></text:span><text:span text:style-name="Source_20_Text"><text:span text:style-name="T140">0 batch=8 name=yolov</text:span></text:span><text:span text:style-name="Source_20_Text"><text:span text:style-name="T145">5</text:span></text:span><text:span text:style-name="Source_20_Text"><text:span text:style-name="T140">n_</text:span></text:span><text:span text:style-name="Source_20_Text"><text:span text:style-name="T144">256_</text:span></text:span><text:span text:style-name="Source_20_Text"><text:span text:style-name="T140">v8_</text:span></text:span><text:span text:style-name="Source_20_Text"><text:span text:style-name="T142">3</text:span></text:span><text:span text:style-name="Source_20_Text"><text:span text:style-name="T140">0e</text:span></text:span></text:p>
      <text:p text:style-name="P78"><text:span text:style-name="Source_20_Text"><text:span text:style-name="T228">В папке </text:span></text:span><text:span text:style-name="Source_20_Text"><text:span text:style-name="T230">home</text:span></text:span><text:span text:style-name="Source_20_Text"><text:span text:style-name="T231">user/yolo5</text:span></text:span></text:p>
      <text:p text:style-name="P77"><text:span text:style-name="Source_20_Text"><text:span text:style-name="T242">(yolo5) user@userevgeny:~/yolov5$ python export.py --weights "best_256_pretrained.pt" --img 256 --batch 1 --include onnx</text:span></text:span></text:p>
      <text:p text:style-name="P78"><text:span text:style-name="Source_20_Text"><text:span text:style-name="T77">export: </text:span></text:span></text:p>
      <text:p text:style-name="P78"><text:span text:style-name="Source_20_Text"><text:span text:style-name="T77">data=data/coco128.yaml, </text:span></text:span></text:p>
      <text:p text:style-name="P78"><text:span text:style-name="Source_20_Text"><text:span text:style-name="T77">weights=['best_256_pretrained.pt'], </text:span></text:span></text:p>
      <text:p text:style-name="P78"><text:span text:style-name="Source_20_Text"><text:span text:style-name="T77">imgsz=[256], </text:span></text:span></text:p>
      <text:p text:style-name="P78"><text:span text:style-name="Source_20_Text"><text:span text:style-name="T77">batch_size=1, </text:span></text:span></text:p>
      <text:p text:style-name="P78"><text:span text:style-name="Source_20_Text"><text:span text:style-name="T77">device=cpu, </text:span></text:span></text:p>
      <text:p text:style-name="P78"><text:span text:style-name="Source_20_Text"><text:span text:style-name="T77">half=False, </text:span></text:span></text:p>
      <text:p text:style-name="P78"><text:span text:style-name="Source_20_Text"><text:span text:style-name="T77">inplace=False, </text:span></text:span></text:p>
      <text:p text:style-name="P78"><text:soft-page-break/><text:span text:style-name="Source_20_Text"><text:span text:style-name="T77">keras=False, </text:span></text:span></text:p>
      <text:p text:style-name="P78"><text:span text:style-name="Source_20_Text"><text:span text:style-name="T77">optimize=False, </text:span></text:span></text:p>
      <text:p text:style-name="P78"><text:span text:style-name="Source_20_Text"><text:span text:style-name="T78">int8=False, </text:span></text:span></text:p>
      <text:p text:style-name="P78"><text:span text:style-name="Source_20_Text"><text:span text:style-name="T77">per_tensor=False, </text:span></text:span></text:p>
      <text:p text:style-name="P78"><text:span text:style-name="Source_20_Text"><text:span text:style-name="T77">dynamic=False, </text:span></text:span></text:p>
      <text:p text:style-name="P78"><text:span text:style-name="Source_20_Text"><text:span text:style-name="T77">simplify=False, </text:span></text:span></text:p>
      <text:p text:style-name="P78"><text:span text:style-name="Source_20_Text"><text:span text:style-name="T77">mlmodel=False, </text:span></text:span></text:p>
      <text:p text:style-name="P78"><text:span text:style-name="Source_20_Text"><text:span text:style-name="T78">opset=17, </text:span></text:span></text:p>
      <text:p text:style-name="P78"><text:span text:style-name="Source_20_Text"><text:span text:style-name="T77">verbose=False, </text:span></text:span></text:p>
      <text:p text:style-name="P78"><text:span text:style-name="Source_20_Text"><text:span text:style-name="T77">workspace=4, </text:span></text:span></text:p>
      <text:p text:style-name="P78"><text:span text:style-name="Source_20_Text"><text:span text:style-name="T77">nms=False, </text:span></text:span></text:p>
      <text:p text:style-name="P78"><text:span text:style-name="Source_20_Text"><text:span text:style-name="T77">agnostic_nms=False, </text:span></text:span></text:p>
      <text:p text:style-name="P78"><text:span text:style-name="Source_20_Text"><text:span text:style-name="T77">topk_per_class=100, </text:span></text:span></text:p>
      <text:p text:style-name="P78"><text:span text:style-name="Source_20_Text"><text:span text:style-name="T77">topk_all=100, </text:span></text:span></text:p>
      <text:p text:style-name="P78"><text:span text:style-name="Source_20_Text"><text:span text:style-name="T77">iou_thres=0.45, </text:span></text:span></text:p>
      <text:p text:style-name="P78"><text:span text:style-name="Source_20_Text"><text:span text:style-name="T77">conf_thres=0.25, </text:span></text:span></text:p>
      <text:p text:style-name="P78"><text:span text:style-name="Source_20_Text"><text:span text:style-name="T77">include=['onnx']</text:span></text:span></text:p>
      <text:p text:style-name="P78"><text:span text:style-name="Source_20_Text"><text:span text:style-name="T247">(yolo5) user@userevgeny:~/yolov5$ </text:span></text:span><text:span text:style-name="Source_20_Text"><text:span text:style-name="T242">python export.py --weights "best_256_pretrained.pt" --img 256 --batch </text:span></text:span><text:span text:style-name="Source_20_Text"><text:span text:style-name="T244">8</text:span></text:span><text:span text:style-name="Source_20_Text"><text:span text:style-name="T242"> --include onnx --</text:span></text:span><text:span text:style-name="Source_20_Text"><text:span text:style-name="T243">int8 <text:s/>--opset 12</text:span></text:span></text:p>
      <text:p text:style-name="P78"><text:span text:style-name="Source_20_Text"><text:span text:style-name="T243"/></text:span></text:p>
      <text:p text:style-name="P79"><text:span text:style-name="Source_20_Text"><text:span text:style-name="T248">скрипт – </text:span></text:span><text:span text:style-name="Source_20_Text"><text:span text:style-name="T249">обучение и тест</text:span></text:span></text:p>
      <text:p text:style-name="P80"><text:span text:style-name="Source_20_Text"><text:span text:style-name="T245">./1_train.sh </text:span></text:span></text:p>
      <text:p text:style-name="P80"><text:span text:style-name="Source_20_Text"><text:span text:style-name="T245">./</text:span></text:span><text:span text:style-name="Source_20_Text"><text:span text:style-name="T246">2_test.sh <text:s text:c="2"/>- <text:s/></text:span></text:span><text:span text:style-name="Source_20_Text"><text:span text:style-name="T42">перестало работать – перейти на Docker</text:span></text:span></text:p>
      <text:p text:style-name="P15"><text:span text:style-name="Source_20_Text"><text:span text:style-name="T233">C нуля</text:span></text:span></text:p>
      <text:p text:style-name="P75"><text:span text:style-name="Source_20_Text"><text:span text:style-name="T140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40"> --weights '' --cfg </text:span></text:span><text:span text:style-name="Source_20_Text"><text:span text:style-name="T27">yolov5</text:span></text:span><text:span text:style-name="Source_20_Text"><text:span text:style-name="T30">n</text:span></text:span><text:span text:style-name="Source_20_Text"><text:span text:style-name="T27">.yaml</text:span></text:span><text:span text:style-name="Source_20_Text"><text:span text:style-name="T140"> --img </text:span></text:span><text:span text:style-name="Source_20_Text"><text:span text:style-name="T146">256</text:span></text:span><text:span text:style-name="Source_20_Text"><text:span text:style-name="T140"> <text:s/># from scratch</text:span></text:span></text:p>
      <text:p text:style-name="P75"><text:span text:style-name="Source_20_Text"><text:span text:style-name="T140"/></text:span></text:p>
      <text:p text:style-name="P69"><text:span text:style-name="Source_20_Text"><text:span text:style-name="T229">Запустил обучение yolo5n <text:s/>256 <text:s/>30 epoch</text:span></text:span></text:p>
      <text:p text:style-name="P68"><text:span text:style-name="Source_20_Text"><text:span text:style-name="T232"/></text:span></text:p>
      <text:p text:style-name="P75"><text:span text:style-name="Source_20_Text"><text:span text:style-name="T140"/></text:span></text:p>
      <text:p text:style-name="P75"><text:span text:style-name="Source_20_Text"><text:span text:style-name="T140"/></text:span></text:p>
      <text:p text:style-name="P138"><text:span text:style-name="Source_20_Text"><text:span text:style-name="T215">датасет norb for DeepCL</text:span></text:span></text:p>
      <text:p text:style-name="P71"><text:a xlink:type="simple" xlink:href="https://cs.nyu.edu/~ylclab/data/norb-v1.0-small/" text:style-name="Internet_20_link" text:visited-style-name="Visited_20_Internet_20_Link"><text:span text:style-name="Source_20_Text"><text:span text:style-name="T140">https://cs.nyu.edu/~ylclab/data/norb-v1.0-small/</text:span></text:span></text:a></text:p>
      <text:p text:style-name="P71"><text:span text:style-name="Source_20_Text"><text:span text:style-name="T140"/></text:span></text:p>
      <text:p text:style-name="P71"><text:span text:style-name="Source_20_Text"><text:span text:style-name="T147">Сначала запуск команды подготовки датасета</text:span></text:span></text:p>
      <text:p text:style-name="P71"><text:span text:style-name="Source_20_Text"><text:span text:style-name="T147"/></text:span></text:p>
      <text:p text:style-name="P170"><text:span text:style-name="Source_20_Text"><text:span text:style-name="T234">./prepare-norb /home/user/datasets/norb</text:span></text:span></text:p>
      <text:p text:style-name="P84"><text:span text:style-name="Source_20_Text"><text:span text:style-name="T222">shuffling training set....</text:span></text:span></text:p>
      <text:p text:style-name="P84"><text:span text:style-name="Source_20_Text"><text:span text:style-name="T222">0=11612</text:span></text:span></text:p>
      <text:p text:style-name="P84"><text:span text:style-name="Source_20_Text"><text:span text:style-name="T222">1=5449</text:span></text:span></text:p>
      <text:p text:style-name="P84"><text:span text:style-name="Source_20_Text"><text:span text:style-name="T222">2=18254</text:span></text:span></text:p>
      <text:p text:style-name="P84"><text:span text:style-name="Source_20_Text"><text:span text:style-name="T222">3=200</text:span></text:span></text:p>
      <text:p text:style-name="P84"><text:span text:style-name="Source_20_Text"><text:span text:style-name="T222">4=7600</text:span></text:span></text:p>
      <text:p text:style-name="P84"><text:span text:style-name="Source_20_Text"><text:span text:style-name="T222">5=7796</text:span></text:span></text:p>
      <text:p text:style-name="P84"><text:span text:style-name="Source_20_Text"><text:span text:style-name="T222">6=21491</text:span></text:span></text:p>
      <text:p text:style-name="P84"><text:span text:style-name="Source_20_Text"><text:span text:style-name="T222">7=12138</text:span></text:span></text:p>
      <text:p text:style-name="P84"><text:span text:style-name="Source_20_Text"><text:span text:style-name="T222">8=19538</text:span></text:span></text:p>
      <text:p text:style-name="P84"><text:span text:style-name="Source_20_Text"><text:span text:style-name="T222">9=23695</text:span></text:span></text:p>
      <text:p text:style-name="P84"><text:span text:style-name="Source_20_Text"><text:span text:style-name="T222">sampling test set....</text:span></text:span></text:p>
      <text:p text:style-name="P84"><text:span text:style-name="Source_20_Text"><text:span text:style-name="T222">done</text:span></text:span></text:p>
      <text:p text:style-name="P84"><text:span text:style-name="Source_20_Text"><text:span text:style-name="T159"/></text:span></text:p>
      <text:p text:style-name="P84"><text:span text:style-name="Source_20_Text"><text:span text:style-name="T159"/></text:span></text:p>
      <text:p text:style-name="P84"><text:soft-page-break/><text:span text:style-name="Source_20_Text"><text:span text:style-name="T159"/></text:span></text:p>
      <text:p text:style-name="P71"><text:span text:style-name="Source_20_Text"><text:span text:style-name="T147">Запуск обучения</text:span></text:span></text:p>
      <text:p text:style-name="P71"><text:span text:style-name="Source_20_Text"><text:span text:style-name="T147"/></text:span></text:p>
      <text:p text:style-name="P70"><text:span text:style-name="Source_20_Text"><text:span text:style-name="T48"><text:s text:c="4"/>gpuindex=[gpu device index; default value is gpu if present, cpu otw.] (-1)</text:span></text:span></text:p>
      <text:p text:style-name="P70"><text:span text:style-name="Source_20_Text"><text:span text:style-name="T48"><text:s text:c="4"/></text:span></text:span><text:span text:style-name="Source_20_Text"><text:span text:style-name="T213">datadir=[directory to search for train and validate files] ()</text:span></text:span></text:p>
      <text:p text:style-name="P70"><text:span text:style-name="Source_20_Text"><text:span text:style-name="T48"><text:s text:c="4"/>trainfile=[path to training data file] ()</text:span></text:span></text:p>
      <text:p text:style-name="P70"><text:span text:style-name="Source_20_Text"><text:span text:style-name="T48"><text:s text:c="4"/></text:span></text:span><text:span text:style-name="Source_20_Text"><text:span text:style-name="T253">dataset=[choose datadir,trainfile,and validatefile for certain datasets [mnist|norb|kgsgo|cifar10]] (norb)</text:span></text:span></text:p>
      <text:p text:style-name="P70"><text:span text:style-name="Source_20_Text"><text:span text:style-name="T48"><text:s text:c="4"/>validatefile=[path to validation data file] ()</text:span></text:span></text:p>
      <text:p text:style-name="P70"><text:span text:style-name="Source_20_Text"><text:span text:style-name="T48"><text:s text:c="4"/>numtrain=[num training examples] (-1)</text:span></text:span></text:p>
      <text:p text:style-name="P70"><text:span text:style-name="Source_20_Text"><text:span text:style-name="T48"><text:s text:c="4"/>numtest=[num test examples]] (-1)</text:span></text:span></text:p>
      <text:p text:style-name="P70"><text:span text:style-name="Source_20_Text"><text:span text:style-name="T48"><text:s text:c="4"/>batchsize=[batch size] (128)</text:span></text:span></text:p>
      <text:p text:style-name="P70"><text:span text:style-name="Source_20_Text"><text:span text:style-name="T48"><text:s text:c="4"/></text:span></text:span><text:span text:style-name="Source_20_Text"><text:span text:style-name="T213">numepochs=[number epochs] (12)</text:span></text:span></text:p>
      <text:p text:style-name="P70"><text:span text:style-name="Source_20_Text"><text:span text:style-name="T48"><text:s text:c="4"/>netdef=[network definition] (rt2-8c5z-relu-mp2-16c5z-relu-mp3-150n-tanh-10n)</text:span></text:span></text:p>
      <text:p text:style-name="P70"><text:span text:style-name="Source_20_Text"><text:span text:style-name="T48"><text:s text:c="4"/>loadweights=[load weights from file at startup?] (0)</text:span></text:span></text:p>
      <text:p text:style-name="P70"><text:span text:style-name="Source_20_Text"><text:span text:style-name="T48"><text:s text:c="4"/>weightsfile=[file to write weights to] (weights.dat)</text:span></text:span></text:p>
      <text:p text:style-name="P70"><text:span text:style-name="Source_20_Text"><text:span text:style-name="T48"><text:s text:c="4"/>writeweightsinterval=[write weights every this many minutes] (0)</text:span></text:span></text:p>
      <text:p text:style-name="P70"><text:span text:style-name="Source_20_Text"><text:span text:style-name="T48"><text:s text:c="4"/>normalization=[[stddev|maxmin]] (stddev)</text:span></text:span></text:p>
      <text:p text:style-name="P70"><text:span text:style-name="Source_20_Text"><text:span text:style-name="T48"><text:s text:c="4"/>normalizationnumstds=[with stddev normalization, how many stddevs from mean is 1?] (2)</text:span></text:span></text:p>
      <text:p text:style-name="P70"><text:span text:style-name="Source_20_Text"><text:span text:style-name="T48"><text:s text:c="4"/>dumptimings=[dump detailed timings each epoch? [1|0]] (0)</text:span></text:span></text:p>
      <text:p text:style-name="P70"><text:span text:style-name="Source_20_Text"><text:span text:style-name="T48"><text:s text:c="4"/>multinet=[number of Mcdnn columns to train] (1)</text:span></text:span></text:p>
      <text:p text:style-name="P70"><text:span text:style-name="Source_20_Text"><text:span text:style-name="T48"><text:s text:c="4"/>loadondemand=[load data on demand [1|0]] (0)</text:span></text:span></text:p>
      <text:p text:style-name="P70"><text:span text:style-name="Source_20_Text"><text:span text:style-name="T48"><text:s text:c="4"/>filereadbatches=[how many batches to read from file each time? (for loadondemand=1)] (50)</text:span></text:span></text:p>
      <text:p text:style-name="P70"><text:span text:style-name="Source_20_Text"><text:span text:style-name="T48"><text:s text:c="4"/>normalizationexamples=[number of examples to read to determine normalization parameters] (10000)</text:span></text:span></text:p>
      <text:p text:style-name="P70"><text:span text:style-name="Source_20_Text"><text:span text:style-name="T48"><text:s text:c="4"/>weightsinitializer=[initializer for weights, choices: original, uniform (default: original)] (original)</text:span></text:span></text:p>
      <text:p text:style-name="P70"><text:span text:style-name="Source_20_Text"><text:span text:style-name="T48"><text:s text:c="4"/>trainer=[which trainer, sgd, anneal, nesterov, adagrad, rmsprop, or adadelta (default: sgd)] (sgd)</text:span></text:span></text:p>
      <text:p text:style-name="P70"><text:span text:style-name="Source_20_Text"><text:span text:style-name="T48"><text:s text:c="4"/></text:span></text:span><text:span text:style-name="Source_20_Text"><text:span text:style-name="T213">learningrate=[learning rate, a float value, used by all trainers] (1e-05)</text:span></text:span></text:p>
      <text:p text:style-name="P70"><text:span text:style-name="Source_20_Text"><text:span text:style-name="T48"><text:s text:c="4"/>momentum=[momentum, used by sgd and nesterov trainers] (0)</text:span></text:span></text:p>
      <text:p text:style-name="P70"><text:span text:style-name="Source_20_Text"><text:span text:style-name="T48"><text:s text:c="4"/>weightdecay=[weight decay, 0 means no decay; 1 means full decay, used by sgd trainer] (0)</text:span></text:span></text:p>
      <text:p text:style-name="P73"><text:span text:style-name="Source_20_Text"><text:span text:style-name="T159">./deepcl_train learningrate=0.00001 dataset=norb datadir=/home/user/datasets/norb numepochs=40</text:span></text:span></text:p>
      <text:p text:style-name="P81"><text:span text:style-name="Source_20_Text"><text:span text:style-name="T252">40 эпох – точность 80%</text:span></text:span></text:p>
      <text:p text:style-name="P72"><text:span text:style-name="Source_20_Text"><text:span text:style-name="T160">./deepcl_train learningrate=0.00001 dataset=norb datadir=/home/user/datasets/norb numepochs=</text:span></text:span><text:span text:style-name="Source_20_Text"><text:span text:style-name="T161">60</text:span></text:span></text:p>
      <text:p text:style-name="P82"><text:span text:style-name="Source_20_Text"><text:span text:style-name="T254">6</text:span></text:span><text:span text:style-name="Source_20_Text"><text:span text:style-name="T252">0 эпох – точность 8</text:span></text:span><text:span text:style-name="Source_20_Text"><text:span text:style-name="T255">3,4</text:span></text:span><text:span text:style-name="Source_20_Text"><text:span text:style-name="T252">%</text:span></text:span></text:p>
      <text:p text:style-name="P82"><text:span text:style-name="Source_20_Text"><text:span text:style-name="T160">./deepcl_train learningrate=0.00001 dataset=norb datadir=/home/user/datasets/norb numepochs=</text:span></text:span><text:span text:style-name="Source_20_Text"><text:span text:style-name="T162">100</text:span></text:span></text:p>
      <text:p text:style-name="P83"><text:span text:style-name="Source_20_Text"><text:span text:style-name="T256">100</text:span></text:span><text:span text:style-name="Source_20_Text"><text:span text:style-name="T252"> эпох – точность 86.2%</text:span></text:span></text:p>
      <text:p text:style-name="P75"><text:span text:style-name="Source_20_Text"><text:span text:style-name="T140"/></text:span></text:p>
      <text:p text:style-name="P85"><text:span text:style-name="Source_20_Text"><text:span text:style-name="T165">Dataset cifar</text:span></text:span></text:p>
      <text:p text:style-name="P75"><text:span text:style-name="Source_20_Text"><text:span text:style-name="T140"/></text:span></text:p>
      <text:p text:style-name="P75"><text:span text:style-name="Source_20_Text"><text:span text:style-name="T160">./cifar-to-mat /home/user/datasets/cifar</text:span></text:span></text:p>
      <text:p text:style-name="P75"><text:span text:style-name="Source_20_Text"><text:span text:style-name="T219">num examples: 10000 imagesSize 30720000</text:span></text:span></text:p>
      <text:p text:style-name="P75"><text:span text:style-name="Source_20_Text"><text:span text:style-name="T160">./deepcl_train learningrate=0.00001 dataset=cifar10 datadir=/home/user/datasets/cifar numepochs=40</text:span></text:span></text:p>
      <text:p text:style-name="P86"><text:span text:style-name="Source_20_Text"><text:span text:style-name="T252">40 эпох – точность 48.58%</text:span></text:span></text:p>
      <text:p text:style-name="P87"><text:span text:style-name="Source_20_Text"><text:span text:style-name="T160">./deepcl_train learningrate=0.00001 dataset=cifar10 datadir=/home/user/datasets/cifar numepochs=</text:span></text:span><text:span text:style-name="Source_20_Text"><text:span text:style-name="T163">200</text:span></text:span></text:p>
      <text:p text:style-name="P87"><text:span text:style-name="Source_20_Text"><text:span text:style-name="T257">200</text:span></text:span><text:span text:style-name="Source_20_Text"><text:span text:style-name="T252"> эпох – точность 62.91%</text:span></text:span></text:p>
      <text:p text:style-name="P86"><text:span text:style-name="Source_20_Text"/></text:p>
      <text:p text:style-name="P88"><text:span text:style-name="Source_20_Text"><text:span text:style-name="T160">./deepcl_predict weightsfile=weights.dat inputfile=</text:span></text:span><text:span text:style-name="Source_20_Text"><text:span text:style-name="T164">33.jpg</text:span></text:span></text:p>
      <text:p text:style-name="P75"><text:span text:style-name="Source_20_Text"><text:span text:style-name="T49">Usage: ./deepcl_predict [key]=[value] [[key]=[value]] ...</text:span></text:span></text:p>
      <text:p text:style-name="P75"><text:span text:style-name="Source_20_Text"><text:span text:style-name="T57"/></text:span></text:p>
      <text:p text:style-name="P75"><text:span text:style-name="Source_20_Text"><text:span text:style-name="T223">Possible key=value pairs:</text:span></text:span></text:p>
      <text:p text:style-name="P75"><text:span text:style-name="Source_20_Text"><text:span text:style-name="T223">public api, shouldnt change within major version:</text:span></text:span></text:p>
      <text:p text:style-name="P75"><text:span text:style-name="Source_20_Text"><text:span text:style-name="T223"><text:s text:c="4"/>gpuindex=[gpu device index; default value is gpu if present, cpu otw.] (-1)</text:span></text:span></text:p>
      <text:p text:style-name="P75"><text:span text:style-name="Source_20_Text"><text:span text:style-name="T223"><text:s text:c="4"/>weightsfile=[file to read weights from] (weights.dat)</text:span></text:span></text:p>
      <text:p text:style-name="P75"><text:span text:style-name="Source_20_Text"><text:span text:style-name="T223"><text:s text:c="4"/>batchsize=[batch size] (128)</text:span></text:span></text:p>
      <text:p text:style-name="P75"><text:span text:style-name="Source_20_Text"><text:span text:style-name="T224"/></text:span></text:p>
      <text:p text:style-name="P75"><text:span text:style-name="Source_20_Text"><text:span text:style-name="T223">unstable, might change within major version:</text:span></text:span></text:p>
      <text:p text:style-name="P75"><text:span text:style-name="Source_20_Text"><text:span text:style-name="T223"><text:s text:c="4"/>inputfile=[file to read inputs from, if empty, read stdin (default)] ()</text:span></text:span></text:p>
      <text:p text:style-name="P75"><text:span text:style-name="Source_20_Text"><text:span text:style-name="T223"><text:s text:c="4"/>outputfile=[file to write outputs to, if empty, write to stdout] ()</text:span></text:span></text:p>
      <text:p text:style-name="P75"><text:span text:style-name="Source_20_Text"><text:span text:style-name="T223"><text:s text:c="4"/>outputlayer=[layer to write output from, default -1 means: last layer] (-1)</text:span></text:span></text:p>
      <text:p text:style-name="P75"><text:span text:style-name="Source_20_Text"><text:span text:style-name="T223"><text:s text:c="4"/>writelabels=[write integer labels, instead of probabilities etc (default 0)] (0)</text:span></text:span></text:p>
      <text:p text:style-name="P75"><text:soft-page-break/><text:span text:style-name="Source_20_Text"><text:span text:style-name="T223"><text:s text:c="4"/>outputformat=[output format [binary|text]] (text)</text:span></text:span></text:p>
      <text:p text:style-name="P89"><text:span text:style-name="Source_20_Text"><text:span text:style-name="T166">Пока не работает inference</text:span></text:span></text:p>
      <text:p text:style-name="P90"><text:span text:style-name="Source_20_Text"><text:span text:style-name="T167">Читать Readme dataset <text:s/>to <text:s/>jpeg <text:s/>и <text:s/>обучить</text:span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75"><text:span text:style-name="Source_20_Text"><text:span text:style-name="T160"/></text:span></text:p>
      <text:p text:style-name="P91"><text:span text:style-name="Source_20_Text"><text:span text:style-name="T195">Docker image yolo8</text:span></text:span></text:p>
      <text:p text:style-name="P92"><text:span text:style-name="Source_20_Text"><text:span text:style-name="T258">docker load &lt; yolo8.tar</text:span></text:span></text:p>
      <text:p text:style-name="P76"><text:span text:style-name="Source_20_Text"><text:span text:style-name="T259">docker image tag afdca96f8b7d </text:span></text:span><text:span text:style-name="Source_20_Text"><text:span text:style-name="T258">yolo8</text:span></text:span></text:p>
      <text:p text:style-name="P75"><text:span text:style-name="Source_20_Text"><text:span text:style-name="T148">mkdir -p ~/yolov8/inputs</text:span></text:span></text:p>
      <text:p text:style-name="P152">Download sample image:</text:p>
      <text:p text:style-name="P152">curl -o ~/yolov8/inputs/test.jpg https://raw.githubusercontent.com/rdcolema/tensorflow-image-classification/master/cat.jpg </text:p>
      <text:p text:style-name="P175">Object detection:</text:p>
      <text:p text:style-name="P154">docker run -it --rm -v ~/yolov8:/yolov8 yolo8 detect predict save model=yolov8<text:span text:style-name="T260">n</text:span>.pt source=inputs/test.jpg</text:p>
      <text:p text:style-name="P179">image 1/1 /yolov8/inputs/test.jpg: 384x640 1 cat, 1 bed, 24.8ms</text:p>
      <text:p text:style-name="P179">Speed: 1.2ms preprocess, 24.8ms inference, 0.9ms postprocess per image at shape (1, 3, 384, 640)</text:p>
      <text:p text:style-name="P179">Results saved to runs/detect/predict3</text:p>
      <text:p text:style-name="P27"><text:span text:style-name="Source_20_Text"><text:span text:style-name="T275">docker run -it --rm -v ~/yolov8:/yolov8 yolo8 detect predict save model=yolov8</text:span></text:span><text:span text:style-name="Source_20_Text"><text:span text:style-name="T278">n</text:span></text:span><text:span text:style-name="Source_20_Text"><text:span text:style-name="T275">.pt source=inputs/</text:span></text:span><text:span text:style-name="Source_20_Text"><text:span text:style-name="T276">bus</text:span></text:span><text:span text:style-name="Source_20_Text"><text:span text:style-name="T275">.jpg</text:span></text:span></text:p>
      <text:p text:style-name="P171"><text:span text:style-name="Source_20_Text"><text:span text:style-name="T266">Успешно</text:span></text:span></text:p>
      <text:p text:style-name="P75"><text:span text:style-name="Source_20_Text"><text:span text:style-name="T160"/></text:span></text:p>
      <text:p text:style-name="P176">Image segmentation:</text:p>
      <text:p text:style-name="P167">docker run -it --rm -v ~/yolov8:/yolov8 yolo8 segment predict save model=yolov8<text:span text:style-name="T284">n</text:span>-seg.pt source=inputs/test.jpg</text:p>
      <text:p text:style-name="P181">image 1/1 /yolov8/inputs/test.jpg: 384x640 1 cat, 1 bed, 35.2ms</text:p>
      <text:p text:style-name="P181">Speed: 1.4ms preprocess, 35.2ms inference, 1.8ms postprocess per image at shape (1, 3, 384, 640)</text:p>
      <text:p text:style-name="P181">Results saved to runs/segment/predict2</text:p>
      <text:p text:style-name="P171"><text:span text:style-name="Source_20_Text"><text:span text:style-name="T266">Успешно</text:span></text:span></text:p>
      <text:p text:style-name="P75"><text:span text:style-name="Source_20_Text"><text:span text:style-name="T160"/></text:span></text:p>
      <text:p text:style-name="P177">Image classification:</text:p>
      <text:p text:style-name="P168">docker run -it --rm -v ~/yolov8:/yolov8 yolo8 classify predict save model=yolov8<text:span text:style-name="T286">n</text:span>-cls.pt source=inputs/test.jpg</text:p>
      <text:p text:style-name="P172">Успешно</text:p>
      <text:p text:style-name="P172"/>
      <text:p text:style-name="P153"><text:span text:style-name="T140">docker run -it --rm <text:s/>yolo8</text:span> <text:s text:c="4"/><text:span text:style-name="T285">Выводит справку команд</text:span></text:p>
      <text:p text:style-name="P153"><text:span text:style-name="Source_20_Text"><text:span text:style-name="T240"/></text:span></text:p>
      <text:p text:style-name="P75"><text:span text:style-name="Source_20_Text"><text:span text:style-name="T160"/></text:span></text:p>
      <text:p text:style-name="P75"><text:span text:style-name="Source_20_Text"><text:span text:style-name="T86"><text:s text:c="8"/>yolo TASK MODE ARGS</text:span></text:span></text:p>
      <text:p text:style-name="P75"><text:span text:style-name="Source_20_Text"><text:span text:style-name="T87"/></text:span></text:p>
      <text:p text:style-name="P75"><text:span text:style-name="Source_20_Text"><text:span text:style-name="T86"><text:s text:c="8"/>Where <text:s text:c="2"/>TASK (optional) is one of {'detect', 'pose', 'obb', 'classify', 'segment'}</text:span></text:span></text:p>
      <text:p text:style-name="P75"><text:span text:style-name="Source_20_Text"><text:span text:style-name="T86"><text:s text:c="16"/>MODE (required) is one of {'predict', 'benchmark', 'val', 'track', 'export', 'train'}</text:span></text:span></text:p>
      <text:p text:style-name="P75"><text:span text:style-name="Source_20_Text"><text:span text:style-name="T86"><text:s text:c="16"/>ARGS (optional) are any number of custom 'arg=value' pairs like 'imgsz=320' that override defaults.</text:span></text:span></text:p>
      <text:p text:style-name="P75"><text:span text:style-name="Source_20_Text"><text:span text:style-name="T86"><text:s text:c="20"/>See all ARGS at https://docs.ultralytics.com/usage/cfg or with 'yolo cfg'</text:span></text:span></text:p>
      <text:p text:style-name="P75"><text:span text:style-name="Source_20_Text"><text:span text:style-name="T87"/></text:span></text:p>
      <text:p text:style-name="P75"><text:span text:style-name="Source_20_Text"><text:span text:style-name="T86"><text:s text:c="4"/>1. Train a detection model for 10 epochs with an initial learning_rate of 0.01</text:span></text:span></text:p>
      <text:p text:style-name="P75"><text:span text:style-name="Source_20_Text"><text:span text:style-name="T86"><text:s text:c="8"/>yolo train data=coco8.yaml model=yolov8n.pt epochs=10 lr0=0.01</text:span></text:span></text:p>
      <text:p text:style-name="P75"><text:span text:style-name="Source_20_Text"><text:span text:style-name="T87"/></text:span></text:p>
      <text:p text:style-name="P75"><text:span text:style-name="Source_20_Text"><text:span text:style-name="T86"><text:s text:c="4"/>2. Predict a YouTube video using a pretrained segmentation model at image size 320:</text:span></text:span></text:p>
      <text:p text:style-name="P75"><text:span text:style-name="Source_20_Text"><text:span text:style-name="T86"><text:s text:c="8"/>yolo predict model=yolov8n-seg.pt source='https://youtu.be/LNwODJXcvt4' imgsz=320</text:span></text:span></text:p>
      <text:p text:style-name="P75"><text:span text:style-name="Source_20_Text"><text:span text:style-name="T87"/></text:span></text:p>
      <text:p text:style-name="P75"><text:span text:style-name="Source_20_Text"><text:span text:style-name="T86"><text:s text:c="4"/>3. Val a pretrained detection model at batch-size 1 and image size 640:</text:span></text:span></text:p>
      <text:p text:style-name="P75"><text:span text:style-name="Source_20_Text"><text:span text:style-name="T86"><text:s text:c="8"/>yolo val model=yolov8n.pt data=coco8.yaml batch=1 imgsz=640</text:span></text:span></text:p>
      <text:p text:style-name="P75"><text:span text:style-name="Source_20_Text"><text:span text:style-name="T87"/></text:span></text:p>
      <text:p text:style-name="P75"><text:span text:style-name="Source_20_Text"><text:span text:style-name="T86"><text:s text:c="4"/>4. Export a YOLOv8n classification model to ONNX format at image size 224 by 128 (no TASK required)</text:span></text:span></text:p>
      <text:p text:style-name="P75"><text:span text:style-name="Source_20_Text"><text:span text:style-name="T86"><text:s text:c="8"/>yolo export model=yolov8n-cls.pt format=onnx imgsz=224,128</text:span></text:span></text:p>
      <text:p text:style-name="P75"><text:span text:style-name="Source_20_Text"><text:span text:style-name="T87"/></text:span></text:p>
      <text:p text:style-name="P75"><text:span text:style-name="Source_20_Text"><text:span text:style-name="T86"><text:s text:c="4"/>5. Explore your datasets using semantic search and SQL with a simple GUI powered by Ultralytics Explorer API</text:span></text:span></text:p>
      <text:p text:style-name="P75"><text:span text:style-name="Source_20_Text"><text:span text:style-name="T86"><text:s text:c="8"/>yolo explorer data=data.yaml model=yolov8n.pt</text:span></text:span></text:p>
      <text:p text:style-name="P75"><text:soft-page-break/><text:span text:style-name="Source_20_Text"><text:span text:style-name="T86"><text:s text:c="4"/></text:span></text:span></text:p>
      <text:p text:style-name="P75"><text:span text:style-name="Source_20_Text"><text:span text:style-name="T86"><text:s text:c="4"/>6. Streamlit real-time webcam inference GUI</text:span></text:span></text:p>
      <text:p text:style-name="P75"><text:span text:style-name="Source_20_Text"><text:span text:style-name="T86"><text:s text:c="8"/>yolo streamlit-predict</text:span></text:span></text:p>
      <text:p text:style-name="P75"><text:span text:style-name="Source_20_Text"><text:span text:style-name="T86"><text:s text:c="8"/></text:span></text:span></text:p>
      <text:p text:style-name="P75"><text:span text:style-name="Source_20_Text"><text:span text:style-name="T86"><text:s text:c="4"/>7. Run special commands:</text:span></text:span></text:p>
      <text:p text:style-name="P75"><text:span text:style-name="Source_20_Text"><text:span text:style-name="T86"><text:s text:c="8"/>yolo help</text:span></text:span></text:p>
      <text:p text:style-name="P75"><text:span text:style-name="Source_20_Text"><text:span text:style-name="T86"><text:s text:c="8"/>yolo checks</text:span></text:span></text:p>
      <text:p text:style-name="P75"><text:span text:style-name="Source_20_Text"><text:span text:style-name="T86"><text:s text:c="8"/>yolo version</text:span></text:span></text:p>
      <text:p text:style-name="P75"><text:span text:style-name="Source_20_Text"><text:span text:style-name="T86"><text:s text:c="8"/>yolo settings</text:span></text:span></text:p>
      <text:p text:style-name="P75"><text:span text:style-name="Source_20_Text"><text:span text:style-name="T86"><text:s text:c="8"/>yolo copy-cfg</text:span></text:span></text:p>
      <text:p text:style-name="P75"><text:span text:style-name="Source_20_Text"><text:span text:style-name="T86"><text:s text:c="8"/>yolo cfg</text:span></text:span></text:p>
      <text:p text:style-name="P75"><text:span text:style-name="Source_20_Text"><text:span text:style-name="T87"/></text:span></text:p>
      <text:p text:style-name="P75"><text:span text:style-name="Source_20_Text"><text:span text:style-name="T86"><text:s text:c="4"/>Docs: https://docs.ultralytics.com</text:span></text:span></text:p>
      <text:p text:style-name="P75"><text:span text:style-name="Source_20_Text"><text:span text:style-name="T86"><text:s text:c="4"/>Community: https://community.ultralytics.com</text:span></text:span></text:p>
      <text:p text:style-name="P75"><text:span text:style-name="Source_20_Text"><text:span text:style-name="T86"><text:s text:c="4"/>GitHub: https://github.com/ultralytics/ultralytics</text:span></text:span></text:p>
      <text:p text:style-name="P75"><text:span text:style-name="Source_20_Text"><text:span text:style-name="T160"/></text:span></text:p>
      <text:p text:style-name="P93"><text:span text:style-name="Source_20_Text"><text:span text:style-name="T148">docker run -it --rm -v ~/yolov8:/yolov8 yolo8 copy-cfg</text:span></text:span></text:p>
      <text:p text:style-name="P174"><text:span text:style-name="Source_20_Text"><text:span text:style-name="T268">copied to /yolov8/default_copy.yaml</text:span></text:span></text:p>
      <text:p text:style-name="P93"><text:span text:style-name="Source_20_Text"><text:span text:style-name="T148"/></text:span></text:p>
      <text:p text:style-name="P93"><text:span text:style-name="Source_20_Text"><text:span text:style-name="T148">docker run -it --rm -v ~/yolov8:/yolov8 yolo8 checks</text:span></text:span></text:p>
      <text:p text:style-name="P93"><text:span text:style-name="Source_20_Text"><text:span text:style-name="T148">docker run -it --rm -v ~/yolov8:/yolov8 yolo8 </text:span></text:span><text:span text:style-name="Source_20_Text"><text:span text:style-name="T149">settings</text:span></text:span></text:p>
      <text:p text:style-name="P93"><text:span text:style-name="Source_20_Text"><text:span text:style-name="T148">docker run -it --rm -v ~/yolov8:/yolov8 yolo8 </text:span></text:span><text:span text:style-name="Source_20_Text"><text:span text:style-name="T149">cfg</text:span></text:span></text:p>
      <text:p text:style-name="P93"><text:span text:style-name="Source_20_Text"><text:span text:style-name="T239"/></text:span></text:p>
      <text:p text:style-name="P75"><text:span text:style-name="Source_20_Text"><text:span text:style-name="T160"/></text:span></text:p>
      <text:p text:style-name="P178"><text:span text:style-name="Source_20_Text"><text:span text:style-name="T277">Train</text:span></text:span><text:span text:style-name="Source_20_Text"><text:span text:style-name="T275">:</text:span></text:span></text:p>
      <text:p text:style-name="P155"><text:span text:style-name="Source_20_Text"><text:span text:style-name="T266">docker run -it --rm </text:span></text:span><text:span text:style-name="Source_20_Text"><text:span text:style-name="T267">-v ~/yolov8:/yolov8 </text:span></text:span><text:span text:style-name="Source_20_Text"><text:span text:style-name="T261">yolo</text:span></text:span><text:span text:style-name="Source_20_Text"><text:span text:style-name="T279">8</text:span></text:span><text:span text:style-name="Source_20_Text"><text:span text:style-name="T261"> train data=coco8.yaml model=yolov8n.pt epochs=</text:span></text:span><text:span text:style-name="Source_20_Text"><text:span text:style-name="T279">2</text:span></text:span><text:span text:style-name="Source_20_Text"><text:span text:style-name="T261"> lr0=0.01</text:span></text:span></text:p>
      <text:p text:style-name="P173"><text:span text:style-name="Source_20_Text"><text:span text:style-name="T266">Успешно </text:span></text:span><text:span text:style-name="Source_20_Text"><text:span text:style-name="T268">cо св</text:span></text:span><text:span text:style-name="Source_20_Text"><text:span text:style-name="T269">оим</text:span></text:span><text:span text:style-name="Source_20_Text"><text:span text:style-name="T268"> датасетом</text:span></text:span></text:p>
      <text:p text:style-name="P173"><text:span text:style-name="Source_20_Text"><text:span text:style-name="T268"/></text:span></text:p>
      <text:p text:style-name="P94"><text:span text:style-name="Source_20_Text"><text:span text:style-name="T79">Положить n</text:span></text:span><text:span text:style-name="Source_20_Text"><text:span text:style-name="T80">ight_fly_256.yaml в yolo8 !!!</text:span></text:span></text:p>
      <text:p text:style-name="P94"><text:span text:style-name="Source_20_Text"><text:span text:style-name="T148">mkdir -p</text:span></text:span><text:span text:style-name="Source_20_Text"><text:span text:style-name="T262"> ~/yolo</text:span></text:span><text:span text:style-name="Source_20_Text"><text:span text:style-name="T263">v</text:span></text:span><text:span text:style-name="Source_20_Text"><text:span text:style-name="T262">8/ultralytics/cfg/datasets</text:span></text:span></text:p>
      <text:p text:style-name="P94"><text:span text:style-name="Source_20_Text"><text:span text:style-name="T262"/></text:span></text:p>
      <text:p text:style-name="P156"><text:span text:style-name="Source_20_Text"><text:span text:style-name="T266">docker run -it --rm --ipc=host </text:span></text:span><text:span text:style-name="Source_20_Text"><text:span text:style-name="T207">--gpus all</text:span></text:span><text:span text:style-name="Source_20_Text"><text:span text:style-name="T266"> </text:span></text:span><text:span text:style-name="Source_20_Text"><text:span text:style-name="T269">\</text:span></text:span></text:p>
      <text:p text:style-name="P156"><text:span text:style-name="Source_20_Text"><text:span text:style-name="T267">-v ~/yolov8:/yolov8 </text:span></text:span><text:span text:style-name="Source_20_Text"><text:span text:style-name="T269">\</text:span></text:span></text:p>
      <text:p text:style-name="P157"><text:span text:style-name="Source_20_Text"><text:span text:style-name="T267">-v ~/</text:span></text:span><text:span text:style-name="Source_20_Text"><text:span text:style-name="T270">datasets</text:span></text:span><text:span text:style-name="Source_20_Text"><text:span text:style-name="T267">:/</text:span></text:span><text:span text:style-name="Source_20_Text"><text:span text:style-name="T270">yolov8/datasets</text:span></text:span><text:span text:style-name="Source_20_Text"><text:span text:style-name="T267"> </text:span></text:span><text:span text:style-name="Source_20_Text"><text:span text:style-name="T269">\</text:span></text:span></text:p>
      <text:p text:style-name="P158"><text:span text:style-name="Source_20_Text"><text:span text:style-name="T261">yolo</text:span></text:span><text:span text:style-name="Source_20_Text"><text:span text:style-name="T279">8</text:span></text:span><text:span text:style-name="Source_20_Text"><text:span text:style-name="T261"> train </text:span></text:span><text:span text:style-name="Source_20_Text"><text:span text:style-name="T208">device=0</text:span></text:span><text:span text:style-name="Source_20_Text"><text:span text:style-name="T271"> </text:span></text:span><text:span text:style-name="Source_20_Text"><text:span text:style-name="T261">data=night_fly_256.yaml model=yolov8n.pt epochs=</text:span></text:span><text:span text:style-name="Source_20_Text"><text:span text:style-name="T279">2</text:span></text:span><text:span text:style-name="Source_20_Text"><text:span text:style-name="T261"> lr0=0.01</text:span></text:span></text:p>
      <text:p text:style-name="P95"><text:span text:style-name="Source_20_Text"><text:span text:style-name="T80">Обучение запускается !!! </text:span></text:span><text:span text:style-name="Source_20_Text"><text:span text:style-name="T81">(без GPU)</text:span></text:span></text:p>
      <text:p text:style-name="P75"><text:span text:style-name="Source_20_Text"><text:span text:style-name="T160"/></text:span></text:p>
      <text:p text:style-name="P75"><text:span text:style-name="Source_20_Text"><text:span text:style-name="T287">Установка NVIDIA Docker Runtime</text:span></text:span></text:p>
      <text:p text:style-name="P75"><text:span text:style-name="Source_20_Text"><text:span text:style-name="T287">Теперь давай установим NVIDIA Docker runtime, чтобы включить поддержку GPU в контейнерах Docker:</text:span></text:span></text:p>
      <text:p text:style-name="P75"><text:span text:style-name="Source_20_Text"><text:span text:style-name="T287"># Add NVIDIA package repositories</text:span></text:span></text:p>
      <text:p text:style-name="P75"><text:span text:style-name="Source_20_Text"><text:span text:style-name="T287">curl -s -L https://nvidia.github.io/nvidia-docker/gpgkey | sudo apt-key add -distribution=$(lsb_release -cs)</text:span></text:span></text:p>
      <text:p text:style-name="P75"><text:span text:style-name="Source_20_Text"><text:span text:style-name="T287">curl -s -L https://nvidia.github.io/nvidia-docker/$distribution/nvidia-docker.list | sudo tee /etc/apt/sources.list.d/nvidia-docker.list</text:span></text:span></text:p>
      <text:p text:style-name="P75"><text:span text:style-name="Source_20_Text"><text:span text:style-name="T287"># Install NVIDIA Docker runtime</text:span></text:span></text:p>
      <text:p text:style-name="P75"><text:span text:style-name="Source_20_Text"><text:span text:style-name="T287">sudo apt-get update</text:span></text:span></text:p>
      <text:p text:style-name="P75"><text:span text:style-name="Source_20_Text"><text:span text:style-name="T287">sudo apt-get install -y nvidia-docker2</text:span></text:span></text:p>
      <text:p text:style-name="P75"><text:span text:style-name="Source_20_Text"><text:span text:style-name="T287"># Restart Docker service to apply changes</text:span></text:span></text:p>
      <text:p text:style-name="P75"><text:span text:style-name="Source_20_Text"><text:span text:style-name="T287">sudo systemctl restart docker</text:span></text:span></text:p>
      <text:p text:style-name="P98"><text:span text:style-name="Source_20_Text"><text:span text:style-name="T80">Подключить GPU не удалось</text:span></text:span></text:p>
      <text:p text:style-name="P99"><text:span text:style-name="Source_20_Text"><text:span text:style-name="T82">Запускаю обучение 10 эпох</text:span></text:span></text:p>
      <text:p text:style-name="P159"><text:span text:style-name="Source_20_Text"><text:span text:style-name="T266">docker run -it --rm </text:span></text:span><text:span text:style-name="Source_20_Text"><text:span text:style-name="T267">-v ~/yolov8:/yolov8 -v ~/</text:span></text:span><text:span text:style-name="Source_20_Text"><text:span text:style-name="T270">datasets</text:span></text:span><text:span text:style-name="Source_20_Text"><text:span text:style-name="T267">:/</text:span></text:span><text:span text:style-name="Source_20_Text"><text:span text:style-name="T270">yolov8/datasets</text:span></text:span><text:span text:style-name="Source_20_Text"><text:span text:style-name="T267"> </text:span></text:span><text:span text:style-name="Source_20_Text"><text:span text:style-name="T261">yolo</text:span></text:span><text:span text:style-name="Source_20_Text"><text:span text:style-name="T279">8</text:span></text:span><text:span text:style-name="Source_20_Text"><text:span text:style-name="T261"> train </text:span></text:span><text:span text:style-name="Source_20_Text"><text:span text:style-name="T271">device=0 </text:span></text:span><text:span text:style-name="Source_20_Text"><text:span text:style-name="T261">data=night_fly_256.yaml model=yolov8n.pt </text:span></text:span><text:span text:style-name="Source_20_Text"><text:span text:style-name="T281">imgsz=256</text:span></text:span><text:span text:style-name="Source_20_Text"><text:span text:style-name="T261"> epochs=</text:span></text:span><text:span text:style-name="Source_20_Text"><text:span text:style-name="T280">10</text:span></text:span><text:span text:style-name="Source_20_Text"><text:span text:style-name="T261"> lr0=0.01</text:span></text:span></text:p>
      <text:p text:style-name="P161"><text:span text:style-name="Source_20_Text"><text:span text:style-name="T85">Файл весов положить в корень yolov8</text:span></text:span></text:p>
      <text:p text:style-name="P160"><text:span text:style-name="Source_20_Text"><text:span text:style-name="T266">docker run -it --rm -v ~/yolov8:/yolov8 </text:span></text:span><text:span text:style-name="Source_20_Text"><text:span text:style-name="T272">\</text:span></text:span></text:p>
      <text:p text:style-name="P160"><text:span text:style-name="Source_20_Text"><text:span text:style-name="T266">yolo8 detect predict save </text:span></text:span><text:span text:style-name="Source_20_Text"><text:span text:style-name="T272">\</text:span></text:span></text:p>
      <text:p text:style-name="P160"><text:span text:style-name="Source_20_Text"><text:span text:style-name="T266">model=</text:span></text:span><text:span text:style-name="Source_20_Text"><text:span text:style-name="T272">add_trained_10_epoche_256.pt</text:span></text:span><text:span text:style-name="Source_20_Text"><text:span text:style-name="T266"> </text:span></text:span><text:span text:style-name="Source_20_Text"><text:span text:style-name="T272">\</text:span></text:span></text:p>
      <text:p text:style-name="P160"><text:span text:style-name="Source_20_Text"><text:span text:style-name="T266">source=inputs/</text:span></text:span><text:span text:style-name="Source_20_Text"><text:span text:style-name="T272">nf</text:span></text:span><text:span text:style-name="Source_20_Text"><text:span text:style-name="T273">1</text:span></text:span><text:span text:style-name="Source_20_Text"><text:span text:style-name="T266">.jpg</text:span></text:span></text:p>
      <text:p text:style-name="P180">image 1/1 /yolov8/inputs/nf1.jpg: 256x256 1 boat, 14.8ms</text:p>
      <text:p text:style-name="P180"><text:soft-page-break/>Speed: 0.5ms preprocess, 14.8ms inference, 0.6ms postprocess per image at shape (1, 3, 256, 256)</text:p>
      <text:p text:style-name="P180">Results saved to runs/detect/predict9</text:p>
      <text:p text:style-name="P159"><text:span text:style-name="Source_20_Text"><text:span text:style-name="T262"/></text:span></text:p>
      <text:p text:style-name="P162"><text:span text:style-name="Source_20_Text"><text:span text:style-name="T84">Конвертирую</text:span></text:span></text:p>
      <text:p text:style-name="P162"><text:span text:style-name="Source_20_Text"><text:span text:style-name="T261">docker run -v </text:span></text:span><text:span text:style-name="Source_20_Text"><text:span text:style-name="T282">~</text:span></text:span><text:span text:style-name="Source_20_Text"><text:span text:style-name="T261">/yolo</text:span></text:span><text:span text:style-name="Source_20_Text"><text:span text:style-name="T282">v</text:span></text:span><text:span text:style-name="Source_20_Text"><text:span text:style-name="T261">8:/share </text:span></text:span><text:span text:style-name="Source_20_Text"><text:span text:style-name="T282">\</text:span></text:span></text:p>
      <text:p text:style-name="P162"><text:span text:style-name="Source_20_Text"><text:span text:style-name="T261">ilooro/rknn-converter:latest </text:span></text:span><text:span text:style-name="Source_20_Text"><text:span text:style-name="T282">\</text:span></text:span></text:p>
      <text:p text:style-name="P162"><text:span text:style-name="Source_20_Text"><text:span text:style-name="T261">--model add_trained_10_epoche_256.pt </text:span></text:span><text:span text:style-name="Source_20_Text"><text:span text:style-name="T282">\</text:span></text:span></text:p>
      <text:p text:style-name="P162"><text:span text:style-name="Source_20_Text"><text:span text:style-name="T261">--height </text:span></text:span><text:span text:style-name="Source_20_Text"><text:span text:style-name="T282">256</text:span></text:span><text:span text:style-name="Source_20_Text"><text:span text:style-name="T261"> --width </text:span></text:span><text:span text:style-name="Source_20_Text"><text:span text:style-name="T282">256</text:span></text:span><text:span text:style-name="Source_20_Text"><text:span text:style-name="T261"> --quant --model_version 8</text:span></text:span></text:p>
      <text:p text:style-name="P163"><text:span text:style-name="Source_20_Text"><text:span text:style-name="T197">Проверить на Апельсине <text:s/></text:span></text:span><text:span text:style-name="Source_20_Text"><text:span text:style-name="T198">~/Yolov8/</text:span></text:span><text:span text:style-name="Source_20_Text"><text:span text:style-name="T197">add_trained_10_epoche_256.rknn</text:span></text:span></text:p>
      <text:p text:style-name="P163"><text:span text:style-name="Source_20_Text"><text:span text:style-name="T283"/></text:span></text:p>
      <text:p text:style-name="P164"><text:span text:style-name="Source_20_Text"><text:span text:style-name="T84">Пробую на другом контейнере </text:span></text:span></text:p>
      <text:p text:style-name="P159"><text:span text:style-name="Source_20_Text"><text:span text:style-name="T262"/></text:span></text:p>
      <text:p text:style-name="P164"><text:span text:style-name="Source_20_Text"><text:span text:style-name="T84">ultralytics/ultralytics <text:s/>- <text:s/>такого фронтенда нет как на afdca96f8b7d <text:s/>есть исходники inference на C++</text:span></text:span></text:p>
      <text:p text:style-name="P164"><text:span text:style-name="Source_20_Text"><text:span text:style-name="T262"/></text:span></text:p>
      <text:p text:style-name="P159"><text:span text:style-name="Source_20_Text"><text:span text:style-name="T262"/></text:span></text:p>
      <text:p text:style-name="P159"><text:span text:style-name="Source_20_Text"><text:span text:style-name="T262"/></text:span></text:p>
      <text:p text:style-name="P98"><text:span text:style-name="Source_20_Text"><text:span text:style-name="T83">Перехожу обратно к DeepCL</text:span></text:span></text:p>
      <text:p text:style-name="P75"><text:span text:style-name="Source_20_Text"><text:span text:style-name="T259">./deepcl_train learningrate=0.00001 dataset=mnist datadir=/home/user/datasets/mnist numepochs=40 </text:span></text:span></text:p>
      <text:p text:style-name="P100"><text:span text:style-name="Source_20_Text"><text:span text:style-name="T259">./mnist-to-jpegs MNIST/t10k-images.idx3-ubyte JPG 1000</text:span></text:span></text:p>
      <text:p text:style-name="P96"><text:span text:style-name="Source_20_Text"><text:span text:style-name="T259">./mnist-to-jpegs /</text:span></text:span><text:span text:style-name="Source_20_Text"><text:span text:style-name="T288">home</text:span></text:span><text:span text:style-name="Source_20_Text"><text:span text:style-name="T259">/</text:span></text:span><text:span text:style-name="Source_20_Text"><text:span text:style-name="T288">user/datasets</text:span></text:span><text:span text:style-name="Source_20_Text"><text:span text:style-name="T259">/mnist/train-images.idx3-ubyte /</text:span></text:span><text:span text:style-name="Source_20_Text"><text:span text:style-name="T288">home</text:span></text:span><text:span text:style-name="Source_20_Text"><text:span text:style-name="T259">/</text:span></text:span><text:span text:style-name="Source_20_Text"><text:span text:style-name="T288">user/datasets</text:span></text:span><text:span text:style-name="Source_20_Text"><text:span text:style-name="T259">/mnist/imagenet 1280</text:span></text:span></text:p>
      <text:p text:style-name="P100"><text:span text:style-name="Source_20_Text"><text:span text:style-name="T160"/></text:span></text:p>
      <text:p text:style-name="P97"><text:span text:style-name="Source_20_Text"><text:span text:style-name="T259">./deepcl_train </text:span></text:span><text:span text:style-name="Source_20_Text"><text:span text:style-name="T289">\</text:span></text:span></text:p>
      <text:p text:style-name="P97"><text:span text:style-name="Source_20_Text"><text:span text:style-name="T259">datadir=/</text:span></text:span><text:span text:style-name="Source_20_Text"><text:span text:style-name="T288">home</text:span></text:span><text:span text:style-name="Source_20_Text"><text:span text:style-name="T259">/</text:span></text:span><text:span text:style-name="Source_20_Text"><text:span text:style-name="T288">user/datasets</text:span></text:span><text:span text:style-name="Source_20_Text"><text:span text:style-name="T259">/mnist/imagenet </text:span></text:span><text:span text:style-name="Source_20_Text"><text:span text:style-name="T289">\</text:span></text:span></text:p>
      <text:p text:style-name="P97"><text:span text:style-name="Source_20_Text"><text:span text:style-name="T259">trainfile=manifest.txt </text:span></text:span><text:span text:style-name="Source_20_Text"><text:span text:style-name="T289">\</text:span></text:span></text:p>
      <text:p text:style-name="P97"><text:span text:style-name="Source_20_Text"><text:span text:style-name="T259">validatefile=manifest.txt </text:span></text:span><text:span text:style-name="Source_20_Text"><text:span text:style-name="T289">\</text:span></text:span></text:p>
      <text:p text:style-name="P97"><text:span text:style-name="Source_20_Text"><text:span text:style-name="T289">numepochs=200 \</text:span></text:span></text:p>
      <text:p text:style-name="P97"><text:span text:style-name="Source_20_Text"><text:span text:style-name="T259">numtrain=1280 numtest=1280</text:span></text:span></text:p>
      <text:p text:style-name="P100"><text:span text:style-name="Source_20_Text"><text:span text:style-name="T160"/></text:span></text:p>
      <text:p text:style-name="P101"><text:span text:style-name="Source_20_Text"><text:span text:style-name="T290">mnist - цифры</text:span></text:span></text:p>
      <text:p text:style-name="P75"><text:span text:style-name="Source_20_Text"><text:span text:style-name="T259">https://github.com/gskielian/JPG-PNG-to-MNIST-NN-Format/blob/master/convert-images-to-mnist-format.py</text:span></text:span></text:p>
      <text:p text:style-name="P75"><text:span text:style-name="Source_20_Text"><text:span text:style-name="T160"/></text:span></text:p>
      <text:p text:style-name="P75"><text:span text:style-name="Source_20_Text"><text:span text:style-name="T194">Работаю с Cifar10</text:span></text:span></text:p>
      <text:p text:style-name="P75"><text:span text:style-name="Source_20_Text"><text:span text:style-name="T160"/></text:span></text:p>
      <text:p text:style-name="P102"><text:span text:style-name="Source_20_Text"><text:span text:style-name="T259">./deepcl_train </text:span></text:span><text:span text:style-name="Source_20_Text"><text:span text:style-name="T291">\</text:span></text:span></text:p>
      <text:p text:style-name="P102"><text:span text:style-name="Source_20_Text"><text:span text:style-name="T259">learningrate=0.00001 </text:span></text:span><text:span text:style-name="Source_20_Text"><text:span text:style-name="T291">\</text:span></text:span></text:p>
      <text:p text:style-name="P102"><text:span text:style-name="Source_20_Text"><text:span text:style-name="T259">dataset=cifar10 </text:span></text:span><text:span text:style-name="Source_20_Text"><text:span text:style-name="T291">\</text:span></text:span></text:p>
      <text:p text:style-name="P102"><text:span text:style-name="Source_20_Text"><text:span text:style-name="T259">datadir=/home/user/datasets/cifar </text:span></text:span><text:span text:style-name="Source_20_Text"><text:span text:style-name="T291">\</text:span></text:span></text:p>
      <text:p text:style-name="P102"><text:span text:style-name="Source_20_Text"><text:span text:style-name="T259">numepochs=</text:span></text:span><text:span text:style-name="Source_20_Text"><text:span text:style-name="T294">1</text:span></text:span><text:span text:style-name="Source_20_Text"><text:span text:style-name="T257">00 </text:span></text:span><text:span text:style-name="Source_20_Text"><text:span text:style-name="T295">\</text:span></text:span></text:p>
      <text:p text:style-name="P104"><text:span text:style-name="Source_20_Text"><text:span text:style-name="T259">loadweights=1 \</text:span></text:span></text:p>
      <text:p text:style-name="P105"><text:span text:style-name="Source_20_Text"><text:span text:style-name="T259">gpuindex=0 \</text:span></text:span></text:p>
      <text:p text:style-name="P106"><text:span text:style-name="Source_20_Text"><text:span text:style-name="T259">netdef=rt2-8c5z-relu-mp2-16c5z-relu-mp3-150n-tanh-10n</text:span></text:span></text:p>
      <text:p text:style-name="P103"><text:span text:style-name="Source_20_Text"/></text:p>
      <text:p text:style-name="P103"><text:span text:style-name="Source_20_Text"><text:span text:style-name="T259">netdef=rt2-8c5z-relu-mp2-16c5z-relu-mp3-150n-tanh-10n <text:s/>- </text:span></text:span><text:span text:style-name="Source_20_Text"><text:span text:style-name="T296">default</text:span></text:span></text:p>
      <text:p text:style-name="P103"><text:span text:style-name="Source_20_Text"/></text:p>
      <text:p text:style-name="P75"><text:span text:style-name="Source_20_Text"><text:span text:style-name="T293"><text:s text:c="4"/>network is defined by a string like: 100C5-MP2-100C5-MP2-100C4-MP2-300N-100N-6N</text:span></text:span></text:p>
      <text:p text:style-name="P75"><text:span text:style-name="Source_20_Text"><text:span text:style-name="T293"><text:s text:c="4"/>100c5 means: a convolutional layer, with 100 filters, each 5x5</text:span></text:span></text:p>
      <text:p text:style-name="P75"><text:span text:style-name="Source_20_Text"><text:span text:style-name="T293"><text:s text:c="4"/>adding z to a convolutional layer makes it zero-padded, eg 8c5z is: a convolutional layer, with 8 filters, each 5x5, zero-padded</text:span></text:span></text:p>
      <text:p text:style-name="P75"><text:span text:style-name="Source_20_Text"><text:span text:style-name="T293"><text:s text:c="4"/>mp2 means a max-pooling layer, over non-overlapping regions of 2x2</text:span></text:span></text:p>
      <text:p text:style-name="P75"><text:span text:style-name="Source_20_Text"><text:span text:style-name="T293"><text:s text:c="4"/>300n means a fully connected layer with 300 hidden units</text:span></text:span></text:p>
      <text:p text:style-name="P75"><text:span text:style-name="Source_20_Text"><text:span text:style-name="T293"><text:s text:c="4"/>relu means a relu layer</text:span></text:span></text:p>
      <text:p text:style-name="P75"><text:span text:style-name="Source_20_Text"><text:span text:style-name="T293"><text:s text:c="4"/>tanh means a tanh layer</text:span></text:span></text:p>
      <text:p text:style-name="P75"><text:span text:style-name="Source_20_Text"><text:span text:style-name="T292"><text:s text:c="4"/>gpuindex=[gpu device index; default value is gpu if present, cpu otw.] (-1)</text:span></text:span></text:p>
      <text:p text:style-name="P75"><text:span text:style-name="Source_20_Text"><text:span text:style-name="T292"><text:s text:c="4"/>datadir=[directory to search for train and validate files] ()</text:span></text:span></text:p>
      <text:p text:style-name="P75"><text:span text:style-name="Source_20_Text"><text:span text:style-name="T292"><text:s text:c="4"/>trainfile=[path to training data file] ()</text:span></text:span></text:p>
      <text:p text:style-name="P75"><text:span text:style-name="Source_20_Text"><text:span text:style-name="T292"><text:s text:c="4"/>dataset=[choose datadir,trainfile,and validatefile for certain datasets [mnist|norb|kgsgo|cifar10]] ()</text:span></text:span></text:p>
      <text:p text:style-name="P75"><text:span text:style-name="Source_20_Text"><text:span text:style-name="T292"><text:s text:c="4"/>validatefile=[path to validation data file] ()</text:span></text:span></text:p>
      <text:p text:style-name="P75"><text:soft-page-break/><text:span text:style-name="Source_20_Text"><text:span text:style-name="T292"><text:s text:c="4"/>numtrain=[num training examples] (-1)</text:span></text:span></text:p>
      <text:p text:style-name="P75"><text:span text:style-name="Source_20_Text"><text:span text:style-name="T292"><text:s text:c="4"/>numtest=[num test examples]] (-1)</text:span></text:span></text:p>
      <text:p text:style-name="P75"><text:span text:style-name="Source_20_Text"><text:span text:style-name="T292"><text:s text:c="4"/>batchsize=[batch size] (128)</text:span></text:span></text:p>
      <text:p text:style-name="P75"><text:span text:style-name="Source_20_Text"><text:span text:style-name="T292"><text:s text:c="4"/>numepochs=[number epochs] (12)</text:span></text:span></text:p>
      <text:p text:style-name="P75"><text:span text:style-name="Source_20_Text"><text:span text:style-name="T292"><text:s text:c="4"/>netdef=[network definition] (rt2-8c5z-relu-mp2-16c5z-relu-mp3-150n-tanh-10n)</text:span></text:span></text:p>
      <text:p text:style-name="P75"><text:span text:style-name="Source_20_Text"><text:span text:style-name="T292"><text:s text:c="4"/>loadweights=[load weights from file at startup?] (0)</text:span></text:span></text:p>
      <text:p text:style-name="P75"><text:span text:style-name="Source_20_Text"><text:span text:style-name="T292"><text:s text:c="4"/>weightsfile=[file to write weights to] (weights.dat)</text:span></text:span></text:p>
      <text:p text:style-name="P75"><text:span text:style-name="Source_20_Text"><text:span text:style-name="T292"><text:s text:c="4"/>writeweightsinterval=[write weights every this many minutes] (0)</text:span></text:span></text:p>
      <text:p text:style-name="P75"><text:span text:style-name="Source_20_Text"><text:span text:style-name="T292"><text:s text:c="4"/>normalization=[[stddev|maxmin]] (stddev)</text:span></text:span></text:p>
      <text:p text:style-name="P75"><text:span text:style-name="Source_20_Text"><text:span text:style-name="T292"><text:s text:c="4"/>normalizationnumstds=[with stddev normalization, how many stddevs from mean is 1?] (2)</text:span></text:span></text:p>
      <text:p text:style-name="P75"><text:span text:style-name="Source_20_Text"><text:span text:style-name="T292"><text:s text:c="4"/>dumptimings=[dump detailed timings each epoch? [1|0]] (0)</text:span></text:span></text:p>
      <text:p text:style-name="P75"><text:span text:style-name="Source_20_Text"><text:span text:style-name="T292"><text:s text:c="4"/>multinet=[number of Mcdnn columns to train] (1)</text:span></text:span></text:p>
      <text:p text:style-name="P75"><text:span text:style-name="Source_20_Text"><text:span text:style-name="T292"><text:s text:c="4"/>loadondemand=[load data on demand [1|0]] (0)</text:span></text:span></text:p>
      <text:p text:style-name="P75"><text:span text:style-name="Source_20_Text"><text:span text:style-name="T292"><text:s text:c="4"/>filereadbatches=[how many batches to read from file each time? (for loadondemand=1)] (50)</text:span></text:span></text:p>
      <text:p text:style-name="P75"><text:span text:style-name="Source_20_Text"><text:span text:style-name="T292"><text:s text:c="4"/>normalizationexamples=[number of examples to read to determine normalization parameters] (10000)</text:span></text:span></text:p>
      <text:p text:style-name="P75"><text:span text:style-name="Source_20_Text"><text:span text:style-name="T292"><text:s text:c="4"/>weightsinitializer=[initializer for weights, choices: original, uniform (default: original)] (original)</text:span></text:span></text:p>
      <text:p text:style-name="P75"><text:span text:style-name="Source_20_Text"><text:span text:style-name="T292"><text:s text:c="4"/>trainer=[which trainer, sgd, anneal, nesterov, adagrad, rmsprop, or adadelta (default: sgd)] (sgd)</text:span></text:span></text:p>
      <text:p text:style-name="P75"><text:span text:style-name="Source_20_Text"><text:span text:style-name="T292"><text:s text:c="4"/>learningrate=[learning rate, a float value, used by all trainers] (1e-05)</text:span></text:span></text:p>
      <text:p text:style-name="P75"><text:span text:style-name="Source_20_Text"><text:span text:style-name="T292"><text:s text:c="4"/>momentum=[momentum, used by sgd and nesterov trainers] (0)</text:span></text:span></text:p>
      <text:p text:style-name="P75"><text:span text:style-name="Source_20_Text"><text:span text:style-name="T292"><text:s text:c="4"/>weightdecay=[weight decay, 0 means no decay; 1 means full decay, used by sgd trainer] (0)</text:span></text:span></text:p>
      <text:p text:style-name="P75"><text:span text:style-name="Source_20_Text"><text:span text:style-name="T160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07"><text:span text:style-name="Source_20_Text"><text:span text:style-name="T259">./deepcl_train learningrate=0.00001 dataset=cifar10 datadir=/home/user/datasets/cifar numepochs=</text:span></text:span><text:span text:style-name="Source_20_Text"><text:span text:style-name="T297">10</text:span></text:span><text:span text:style-name="Source_20_Text"><text:span text:style-name="T257">00 </text:span></text:span><text:span text:style-name="Source_20_Text"><text:span text:style-name="T259">loadweights=1 gpuindex=0 \</text:span></text:span></text:p>
      <text:p text:style-name="P107"><text:span text:style-name="Source_20_Text"><text:span text:style-name="T259">netdef=rt2-8c5z-relu-mp2-16c5z-relu-mp3-150n-tanh-10n</text:span></text:span></text:p>
      <text:p text:style-name="P142"><text:span text:style-name="Source_20_Text"><text:span text:style-name="T88">500 <text:s/>эпох - 69.59%</text:span></text:span></text:p>
      <text:p text:style-name="P142"><text:span text:style-name="Source_20_Text"><text:span text:style-name="T88">1000 эпох –</text:span></text:span><text:span text:style-name="Source_20_Text"><text:span text:style-name="T187"> </text:span></text:span><text:span text:style-name="Source_20_Text"><text:span text:style-name="T88">71.97%</text:span></text:span></text:p>
      <text:p text:style-name="P143"><text:span text:style-name="Source_20_Text"><text:span text:style-name="T89">1500 эпох – 72.49%</text:span></text:span></text:p>
      <text:p text:style-name="P144"><text:span text:style-name="Source_20_Text"><text:span text:style-name="T90">30</text:span></text:span><text:span text:style-name="Source_20_Text"><text:span text:style-name="T89">00 эпох – </text:span></text:span><text:span text:style-name="Source_20_Text"><text:span text:style-name="T91">то же</text:span></text:span></text:p>
      <text:p text:style-name="P108"><text:span text:style-name="Source_20_Text"><text:span text:style-name="T259">./deepcl_train learningrate=0.00001 dataset=cifar10 datadir=/home/user/datasets/cifar numepochs=</text:span></text:span><text:span text:style-name="Source_20_Text"><text:span text:style-name="T297">10</text:span></text:span><text:span text:style-name="Source_20_Text"><text:span text:style-name="T257">00 </text:span></text:span><text:span text:style-name="Source_20_Text"><text:span text:style-name="T259">loadweights=1 gpuindex=0 \</text:span></text:span></text:p>
      <text:p text:style-name="P108"><text:span text:style-name="Source_20_Text"><text:span text:style-name="T259">netdef=rt2-8c5z-relu-mp2-16c5z-relu-mp3-</text:span></text:span><text:span text:style-name="Source_20_Text"><text:span text:style-name="T297">30</text:span></text:span><text:span text:style-name="Source_20_Text"><text:span text:style-name="T259">0n-tanh-</text:span></text:span><text:span text:style-name="Source_20_Text"><text:span text:style-name="T297">3</text:span></text:span><text:span text:style-name="Source_20_Text"><text:span text:style-name="T259">0n</text:span></text:span></text:p>
      <text:p text:style-name="P145"><text:span text:style-name="Source_20_Text"><text:span text:style-name="T88">1000 эпох –</text:span></text:span><text:span text:style-name="Source_20_Text"><text:span text:style-name="T187"> </text:span></text:span><text:span text:style-name="Source_20_Text"><text:span text:style-name="T88">71.98%</text:span></text:span></text:p>
      <text:p text:style-name="P109"><text:span text:style-name="Source_20_Text"><text:span text:style-name="T259">./deepcl_train learningrate=0.00001 dataset=cifar10 datadir=/home/user/datasets/cifar numepochs=</text:span></text:span><text:span text:style-name="Source_20_Text"><text:span text:style-name="T297">10</text:span></text:span><text:span text:style-name="Source_20_Text"><text:span text:style-name="T257">00 </text:span></text:span><text:span text:style-name="Source_20_Text"><text:span text:style-name="T259">loadweights=1 gpuindex=0 \</text:span></text:span></text:p>
      <text:p text:style-name="P109"><text:span text:style-name="Source_20_Text"><text:span text:style-name="T259">netdef=rt2-</text:span></text:span><text:span text:style-name="Source_20_Text"><text:span text:style-name="T298">16</text:span></text:span><text:span text:style-name="Source_20_Text"><text:span text:style-name="T259">c5z-relu-mp2-</text:span></text:span><text:span text:style-name="Source_20_Text"><text:span text:style-name="T298">32</text:span></text:span><text:span text:style-name="Source_20_Text"><text:span text:style-name="T259">c5z-relu-mp3-150n-tanh-10n</text:span></text:span></text:p>
      <text:p text:style-name="P146"><text:span text:style-name="Source_20_Text"><text:span text:style-name="T88">1000 эпох –</text:span></text:span><text:span text:style-name="Source_20_Text"><text:span text:style-name="T187"> </text:span></text:span><text:span text:style-name="Source_20_Text"><text:span text:style-name="T88">74.82%</text:span></text:span></text:p>
      <text:p text:style-name="P110"><text:span text:style-name="Source_20_Text"><text:span text:style-name="T259">./deepcl_train learningrate=0.00001 dataset=cifar10 datadir=/home/user/datasets/cifar numepochs=</text:span></text:span><text:span text:style-name="Source_20_Text"><text:span text:style-name="T297">10</text:span></text:span><text:span text:style-name="Source_20_Text"><text:span text:style-name="T257">00 </text:span></text:span><text:span text:style-name="Source_20_Text"><text:span text:style-name="T259">loadweights=1 gpuindex=0 \</text:span></text:span></text:p>
      <text:p text:style-name="P110"><text:span text:style-name="Source_20_Text"><text:span text:style-name="T259">netdef=rt2-</text:span></text:span><text:span text:style-name="Source_20_Text"><text:span text:style-name="T299">32</text:span></text:span><text:span text:style-name="Source_20_Text"><text:span text:style-name="T259">c5z-relu-mp2-</text:span></text:span><text:span text:style-name="Source_20_Text"><text:span text:style-name="T299">64</text:span></text:span><text:span text:style-name="Source_20_Text"><text:span text:style-name="T259">c5z-relu-mp3-150n-tanh-10n</text:span></text:span></text:p>
      <text:p text:style-name="P147"><text:span text:style-name="Source_20_Text"><text:span text:style-name="T92">680</text:span></text:span><text:span text:style-name="Source_20_Text"><text:span text:style-name="T88"> эпох –</text:span></text:span><text:span text:style-name="Source_20_Text"><text:span text:style-name="T187"> </text:span></text:span><text:span text:style-name="Source_20_Text"><text:span text:style-name="T92">76</text:span></text:span><text:span text:style-name="Source_20_Text"><text:span text:style-name="T88">%</text:span></text:span></text:p>
      <text:p text:style-name="P146"><text:span text:style-name="Source_20_Text"><text:span text:style-name="T88"/></text:span></text:p>
      <text:p text:style-name="P141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141"><text:span text:style-name="Source_20_Text"><text:span text:style-name="T185"/></text:span></text:p>
      <text:p text:style-name="P18"><text:span text:style-name="Source_20_Text"><text:span text:style-name="T33">0</text:span></text:span><text:span text:style-name="Source_20_Text"><text:span text:style-name="T38">4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48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185">https://github.com/avourakis/Dataset-to-CIFAR-10/blob/master/dataset_to_cifar.py</text:span></text:span></text:a></text:p>
      <text:p text:style-name="P148"><text:span text:style-name="Source_20_Text"><text:span text:style-name="T88">работает но нужно доводить до ума</text:span></text:span></text:p>
      <text:p text:style-name="P151"><text:span text:style-name="Source_20_Text"><text:span text:style-name="T185"/></text:span></text:p>
      <text:p text:style-name="P141"><text:a xlink:type="simple" xlink:href="https://github.com/gskielian/PNG-2-CIFAR10/tree/master" text:style-name="Internet_20_link" text:visited-style-name="Visited_20_Internet_20_Link"><text:span text:style-name="Source_20_Text"><text:span text:style-name="T185">https://github.com/gskielian/PNG-2-CIFAR10/tree/master</text:span></text:span></text:a></text:p>
      <text:p text:style-name="P141"><text:span text:style-name="Source_20_Text"><text:span text:style-name="T185"/></text:span></text:p>
      <text:p text:style-name="P150"><text:span text:style-name="Source_20_Text"><text:span text:style-name="T188">Использую этот скрипт для конвертации </text:span></text:span></text:p>
      <text:p text:style-name="P141"><text:span text:style-name="Source_20_Text"><text:span text:style-name="T185"/></text:span></text:p>
      <text:p text:style-name="P149"><text:span text:style-name="Source_20_Text"><text:span text:style-name="T185">./deepcl_train </text:span></text:span></text:p>
      <text:p text:style-name="P149"><text:span text:style-name="Source_20_Text"><text:span text:style-name="T185">learningrate=0.00001 </text:span></text:span></text:p>
      <text:p text:style-name="P149"><text:span text:style-name="Source_20_Text"><text:span text:style-name="T185">dataset=cifar10 </text:span></text:span></text:p>
      <text:p text:style-name="P149"><text:span text:style-name="Source_20_Text"><text:span text:style-name="T185">datadir=/home/user/Desktop/ds </text:span></text:span></text:p>
      <text:p text:style-name="P149"><text:span text:style-name="Source_20_Text"><text:span text:style-name="T185">numepochs=1000 </text:span></text:span></text:p>
      <text:p text:style-name="P149"><text:span text:style-name="Source_20_Text"><text:span text:style-name="T185">loadweights=1 </text:span></text:span></text:p>
      <text:p text:style-name="P149"><text:span text:style-name="Source_20_Text"><text:span text:style-name="T185">gpuindex=0 </text:span></text:span></text:p>
      <text:p text:style-name="P149"><text:span text:style-name="Source_20_Text"><text:span text:style-name="T185">netdef=rt2-150n</text:span></text:span></text:p>
      <text:p text:style-name="P149"><text:soft-page-break/><text:span text:style-name="Source_20_Text"><text:span text:style-name="T93">Постепенно обучается <text:s/></text:span></text:span><text:span text:style-name="Source_20_Text"><text:span text:style-name="T94">200 эпох - </text:span></text:span><text:span text:style-name="Source_20_Text"><text:span text:style-name="T93">97.8846% <text:s/>если default netdef <text:s/>то мгновенно </text:span></text:span><text:span text:style-name="Source_20_Text"><text:span text:style-name="T95">100%</text:span></text:span></text:p>
      <text:p text:style-name="P149"><text:span text:style-name="Source_20_Text"><text:span text:style-name="T185"/></text:span></text:p>
      <text:p text:style-name="P141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85">https://visualstudiomagazine.com/Articles/2022/04/01/preparing-cifar-data.aspx</text:span></text:span></text:a></text:p>
      <text:p text:style-name="P75"><text:span text:style-name="Source_20_Text"><text:span text:style-name="T160"/></text:span></text:p>
      <text:p text:style-name="P111"><text:span text:style-name="Source_20_Text"><text:span text:style-name="T300">Возвращаюсь к YOLO8</text:span></text:span></text:p>
      <text:p text:style-name="P44"><text:a xlink:type="simple" xlink:href="https://habr.com/ru/articles/714232/#2" text:style-name="Internet_20_link" text:visited-style-name="Visited_20_Internet_20_Link"><text:span text:style-name="Source_20_Text"><text:span text:style-name="T153">https://habr.com/ru/articles/714232/#2</text:span></text:span></text:a><text:span text:style-name="Source_20_Text"><text:span text:style-name="T140"> <text:s text:c="4"/>Обучите YOLOv8 на пользовательском наборе данных</text:span></text:span></text:p>
      <text:p text:style-name="P44"><text:span text:style-name="Source_20_Text"><text:span text:style-name="T153"/></text:span></text:p>
      <text:p text:style-name="P112"/>
      <text:p text:style-name="P113"><text:span text:style-name="T219">(yolo5) user@userevgeny:~/WORK/NEURO/yolo8$</text:span><text:span text:style-name="T140"> <text:s text:c="2"/></text:span><text:span text:style-name="T150">дообучение</text:span></text:p>
      <text:p text:style-name="P115"><text:span text:style-name="Source_20_Text"><text:span text:style-name="T46">conda activate yolo5 &amp;&amp; \</text:span></text:span></text:p>
      <text:p text:style-name="P113">yolo task=detect <text:span text:style-name="T301">\</text:span></text:p>
      <text:p text:style-name="P113">mode=train <text:span text:style-name="T301">\</text:span></text:p>
      <text:p text:style-name="P113">model=yolov8n.pt <text:span text:style-name="T301">\</text:span></text:p>
      <text:p text:style-name="P113">imgsz=<text:span text:style-name="T301">256</text:span> <text:span text:style-name="T301">\</text:span></text:p>
      <text:p text:style-name="P113">data=night_fly_<text:span text:style-name="T302">256</text:span>.yaml <text:span text:style-name="T301">\</text:span></text:p>
      <text:p text:style-name="P113">epochs=<text:span text:style-name="T303">1</text:span>0 <text:span text:style-name="T301">\</text:span></text:p>
      <text:p text:style-name="P113">batch=8 <text:span text:style-name="T301">\</text:span></text:p>
      <text:p text:style-name="P113">name=yolov8n_v8_<text:span text:style-name="T304">1</text:span>0e</text:p>
      <text:p text:style-name="P44"><text:span text:style-name="Source_20_Text"><text:span text:style-name="T153"/></text:span></text:p>
      <text:p text:style-name="P186">(yolo5) user@userevgeny:~/WORK/NEURO/yolo8$</text:p>
      <text:p text:style-name="P115"><text:span text:style-name="Source_20_Text"><text:span text:style-name="T46">conda activate yolo5 &amp;&amp; \</text:span></text:span></text:p>
      <text:p text:style-name="P41"><text:span text:style-name="Source_20_Text">yolo task=detect </text:span><text:span text:style-name="Source_20_Text"><text:span text:style-name="T304">\</text:span></text:span></text:p>
      <text:p text:style-name="P41"><text:span text:style-name="Source_20_Text">mode=predict </text:span><text:span text:style-name="Source_20_Text"><text:span text:style-name="T304">\</text:span></text:span></text:p>
      <text:p text:style-name="P41"><text:span text:style-name="Source_20_Text">model=/home/user/WORK/NEURO/yolo8/runs/detect/yolov8n_v8_10e/weights/best.pt </text:span><text:span text:style-name="Source_20_Text"><text:span text:style-name="T304">\</text:span></text:span></text:p>
      <text:p text:style-name="P41"><text:span text:style-name="Source_20_Text">source=night_flyght.MP4 </text:span><text:span text:style-name="Source_20_Text"><text:span text:style-name="T304">\</text:span></text:span></text:p>
      <text:p text:style-name="P41"><text:span text:style-name="Source_20_Text">show=True </text:span><text:span text:style-name="Source_20_Text"><text:span text:style-name="T304">\</text:span></text:span></text:p>
      <text:p text:style-name="P41"><text:span text:style-name="Source_20_Text">imgsz=</text:span><text:span text:style-name="Source_20_Text"><text:span text:style-name="T304">256</text:span></text:span><text:span text:style-name="Source_20_Text"> </text:span><text:span text:style-name="Source_20_Text"><text:span text:style-name="T304">\</text:span></text:span></text:p>
      <text:p text:style-name="P41"><text:span text:style-name="Source_20_Text">name=yolov8n_v8_</text:span><text:span text:style-name="Source_20_Text"><text:span text:style-name="T304">1</text:span></text:span><text:span text:style-name="Source_20_Text">0e_infer</text:span><text:span text:style-name="Source_20_Text"><text:span text:style-name="T304">256</text:span></text:span><text:span text:style-name="Source_20_Text"> </text:span><text:span text:style-name="Source_20_Text"><text:span text:style-name="T304">\</text:span></text:span></text:p>
      <text:p text:style-name="P41"><text:span text:style-name="Source_20_Text">hide_labels=True</text:span></text:p>
      <text:p text:style-name="P44"><text:span text:style-name="Source_20_Text"><text:span text:style-name="T60">Доо</text:span></text:span><text:span text:style-name="Source_20_Text"><text:span text:style-name="T59">бучилась <text:s/>работает</text:span></text:span></text:p>
      <text:p text:style-name="P44"><text:span text:style-name="Source_20_Text"><text:span text:style-name="T59"/></text:span></text:p>
      <text:p text:style-name="P190"># Build a new model from YAML and start training from scratch</text:p>
      <text:p text:style-name="P182">(yolo5) user@userevgeny:~/WORK/NEURO/yolo8$</text:p>
      <text:p text:style-name="P46"><text:span text:style-name="Source_20_Text">yolo task=detect mode=train </text:span><text:span text:style-name="Source_20_Text"><text:span text:style-name="T306">\</text:span></text:span></text:p>
      <text:p text:style-name="P45"><text:span text:style-name="Source_20_Text">data=night_fly_256.yaml </text:span><text:span text:style-name="Source_20_Text"><text:span text:style-name="T306">\</text:span></text:span></text:p>
      <text:p text:style-name="P45"><text:span text:style-name="Source_20_Text">model=yolov8n.yaml </text:span><text:span text:style-name="Source_20_Text"><text:span text:style-name="T306">\</text:span></text:span></text:p>
      <text:p text:style-name="P45"><text:span text:style-name="Source_20_Text">epochs=</text:span><text:span text:style-name="Source_20_Text"><text:span text:style-name="T306">2</text:span></text:span><text:span text:style-name="Source_20_Text"> </text:span><text:span text:style-name="Source_20_Text"><text:span text:style-name="T306">\</text:span></text:span></text:p>
      <text:p text:style-name="P45"><text:span text:style-name="Source_20_Text">imgsz=</text:span><text:span text:style-name="Source_20_Text"><text:span text:style-name="T306">256 </text:span></text:span><text:span text:style-name="Source_20_Text"><text:span text:style-name="T307">\</text:span></text:span></text:p>
      <text:p text:style-name="P47"><text:span text:style-name="Source_20_Text"><text:span text:style-name="T96">int8</text:span></text:span><text:span text:style-name="Source_20_Text"><text:span text:style-name="T97">=true \</text:span></text:span></text:p>
      <text:p text:style-name="P48"><text:span text:style-name="Source_20_Text"><text:span text:style-name="T96">show_conf</text:span></text:span><text:span text:style-name="Source_20_Text"><text:span text:style-name="T98">=false \</text:span></text:span></text:p>
      <text:p text:style-name="P49"><text:span text:style-name="Source_20_Text"><text:span text:style-name="T96">device</text:span></text:span><text:span text:style-name="Source_20_Text"><text:span text:style-name="T99">=</text:span></text:span><text:span text:style-name="Source_20_Text"><text:span text:style-name="T100">0</text:span></text:span><text:span text:style-name="Source_20_Text"><text:span text:style-name="T99"> \</text:span></text:span></text:p>
      <text:p text:style-name="P44"><text:span text:style-name="Source_20_Text"><text:span text:style-name="T306">name=</text:span></text:span><text:span text:style-name="Source_20_Text"><text:span text:style-name="T308">train_</text:span></text:span><text:span text:style-name="Source_20_Text"><text:span text:style-name="T306">yolov8n_</text:span></text:span><text:span text:style-name="Source_20_Text"><text:span text:style-name="T308">3</text:span></text:span><text:span text:style-name="Source_20_Text"><text:span text:style-name="T307">0e</text:span></text:span></text:p>
      <text:p text:style-name="P44"><text:span text:style-name="Source_20_Text"><text:span text:style-name="T59"/></text:span></text:p>
      <text:p text:style-name="P47"><text:span text:style-name="Source_20_Text"><text:span text:style-name="T61">yolo cfg</text:span></text:span></text:p>
      <text:p text:style-name="P44"><text:span text:style-name="Source_20_Text"><text:span text:style-name="T59"/></text:span></text:p>
      <text:p text:style-name="P44"><text:span text:style-name="Source_20_Text"><text:span text:style-name="T96">task: detect</text:span></text:span></text:p>
      <text:p text:style-name="P44"><text:span text:style-name="Source_20_Text"><text:span text:style-name="T96">mode: train</text:span></text:span></text:p>
      <text:p text:style-name="P44"><text:span text:style-name="Source_20_Text"><text:span text:style-name="T96">model: null</text:span></text:span></text:p>
      <text:p text:style-name="P44"><text:span text:style-name="Source_20_Text"><text:span text:style-name="T96">data: null</text:span></text:span></text:p>
      <text:p text:style-name="P44"><text:span text:style-name="Source_20_Text"><text:span text:style-name="T96">epochs: 100</text:span></text:span></text:p>
      <text:p text:style-name="P44"><text:span text:style-name="Source_20_Text"><text:span text:style-name="T96">time: null</text:span></text:span></text:p>
      <text:p text:style-name="P44"><text:span text:style-name="Source_20_Text"><text:span text:style-name="T96">patience: 100</text:span></text:span></text:p>
      <text:p text:style-name="P44"><text:span text:style-name="Source_20_Text"><text:span text:style-name="T96">batch: 16</text:span></text:span></text:p>
      <text:p text:style-name="P44"><text:span text:style-name="Source_20_Text"><text:span text:style-name="T96">imgsz: 640</text:span></text:span></text:p>
      <text:p text:style-name="P44"><text:span text:style-name="Source_20_Text"><text:span text:style-name="T96">save: true</text:span></text:span></text:p>
      <text:p text:style-name="P44"><text:span text:style-name="Source_20_Text"><text:span text:style-name="T96">save_period: -1</text:span></text:span></text:p>
      <text:p text:style-name="P44"><text:span text:style-name="Source_20_Text"><text:span text:style-name="T96">cache: false</text:span></text:span></text:p>
      <text:p text:style-name="P44"><text:span text:style-name="Source_20_Text"><text:span text:style-name="T96">device: null</text:span></text:span></text:p>
      <text:p text:style-name="P44"><text:span text:style-name="Source_20_Text"><text:span text:style-name="T96">workers: 8</text:span></text:span></text:p>
      <text:p text:style-name="P44"><text:span text:style-name="Source_20_Text"><text:span text:style-name="T96">project: null</text:span></text:span></text:p>
      <text:p text:style-name="P44"><text:soft-page-break/><text:span text:style-name="Source_20_Text"><text:span text:style-name="T96">name: null</text:span></text:span></text:p>
      <text:p text:style-name="P44"><text:span text:style-name="Source_20_Text"><text:span text:style-name="T96">exist_ok: false</text:span></text:span></text:p>
      <text:p text:style-name="P44"><text:span text:style-name="Source_20_Text"><text:span text:style-name="T96">pretrained: true</text:span></text:span></text:p>
      <text:p text:style-name="P44"><text:span text:style-name="Source_20_Text"><text:span text:style-name="T96">optimizer: auto</text:span></text:span></text:p>
      <text:p text:style-name="P44"><text:span text:style-name="Source_20_Text"><text:span text:style-name="T96">verbose: true</text:span></text:span></text:p>
      <text:p text:style-name="P44"><text:span text:style-name="Source_20_Text"><text:span text:style-name="T96">seed: 0</text:span></text:span></text:p>
      <text:p text:style-name="P44"><text:span text:style-name="Source_20_Text"><text:span text:style-name="T96">deterministic: true</text:span></text:span></text:p>
      <text:p text:style-name="P44"><text:span text:style-name="Source_20_Text"><text:span text:style-name="T96">single_cls: false</text:span></text:span></text:p>
      <text:p text:style-name="P44"><text:span text:style-name="Source_20_Text"><text:span text:style-name="T96">rect: false</text:span></text:span></text:p>
      <text:p text:style-name="P44"><text:span text:style-name="Source_20_Text"><text:span text:style-name="T96">cos_lr: false</text:span></text:span></text:p>
      <text:p text:style-name="P44"><text:span text:style-name="Source_20_Text"><text:span text:style-name="T96">close_mosaic: 10</text:span></text:span></text:p>
      <text:p text:style-name="P44"><text:span text:style-name="Source_20_Text"><text:span text:style-name="T96">resume: false</text:span></text:span></text:p>
      <text:p text:style-name="P44"><text:span text:style-name="Source_20_Text"><text:span text:style-name="T96">amp: true</text:span></text:span></text:p>
      <text:p text:style-name="P44"><text:span text:style-name="Source_20_Text"><text:span text:style-name="T96">fraction: 1.0</text:span></text:span></text:p>
      <text:p text:style-name="P44"><text:span text:style-name="Source_20_Text"><text:span text:style-name="T96">profile: false</text:span></text:span></text:p>
      <text:p text:style-name="P44"><text:span text:style-name="Source_20_Text"><text:span text:style-name="T96">freeze: None</text:span></text:span></text:p>
      <text:p text:style-name="P44"><text:span text:style-name="Source_20_Text"><text:span text:style-name="T96">multi_scale: false</text:span></text:span></text:p>
      <text:p text:style-name="P44"><text:span text:style-name="Source_20_Text"><text:span text:style-name="T96">overlap_mask: true</text:span></text:span></text:p>
      <text:p text:style-name="P44"><text:span text:style-name="Source_20_Text"><text:span text:style-name="T96">mask_ratio: 4</text:span></text:span></text:p>
      <text:p text:style-name="P44"><text:span text:style-name="Source_20_Text"><text:span text:style-name="T96">dropout: 0.0</text:span></text:span></text:p>
      <text:p text:style-name="P44"><text:span text:style-name="Source_20_Text"><text:span text:style-name="T96">val: true</text:span></text:span></text:p>
      <text:p text:style-name="P44"><text:span text:style-name="Source_20_Text"><text:span text:style-name="T96">split: val</text:span></text:span></text:p>
      <text:p text:style-name="P44"><text:span text:style-name="Source_20_Text"><text:span text:style-name="T96">save_json: false</text:span></text:span></text:p>
      <text:p text:style-name="P44"><text:span text:style-name="Source_20_Text"><text:span text:style-name="T96">save_hybrid: false</text:span></text:span></text:p>
      <text:p text:style-name="P44"><text:span text:style-name="Source_20_Text"><text:span text:style-name="T96">conf: null</text:span></text:span></text:p>
      <text:p text:style-name="P44"><text:span text:style-name="Source_20_Text"><text:span text:style-name="T96">iou: 0.7</text:span></text:span></text:p>
      <text:p text:style-name="P44"><text:span text:style-name="Source_20_Text"><text:span text:style-name="T96">max_det: 300</text:span></text:span></text:p>
      <text:p text:style-name="P44"><text:span text:style-name="Source_20_Text"><text:span text:style-name="T96">half: false</text:span></text:span></text:p>
      <text:p text:style-name="P44"><text:span text:style-name="Source_20_Text"><text:span text:style-name="T96">dnn: false</text:span></text:span></text:p>
      <text:p text:style-name="P44"><text:span text:style-name="Source_20_Text"><text:span text:style-name="T96">plots: true</text:span></text:span></text:p>
      <text:p text:style-name="P44"><text:span text:style-name="Source_20_Text"><text:span text:style-name="T96">source: null</text:span></text:span></text:p>
      <text:p text:style-name="P44"><text:span text:style-name="Source_20_Text"><text:span text:style-name="T96">vid_stride: 1</text:span></text:span></text:p>
      <text:p text:style-name="P44"><text:span text:style-name="Source_20_Text"><text:span text:style-name="T96">stream_buffer: false</text:span></text:span></text:p>
      <text:p text:style-name="P44"><text:span text:style-name="Source_20_Text"><text:span text:style-name="T96">visualize: false</text:span></text:span></text:p>
      <text:p text:style-name="P44"><text:span text:style-name="Source_20_Text"><text:span text:style-name="T96">augment: false</text:span></text:span></text:p>
      <text:p text:style-name="P44"><text:span text:style-name="Source_20_Text"><text:span text:style-name="T96">agnostic_nms: false</text:span></text:span></text:p>
      <text:p text:style-name="P44"><text:span text:style-name="Source_20_Text"><text:span text:style-name="T96">classes: null</text:span></text:span></text:p>
      <text:p text:style-name="P44"><text:span text:style-name="Source_20_Text"><text:span text:style-name="T96">retina_masks: false</text:span></text:span></text:p>
      <text:p text:style-name="P44"><text:span text:style-name="Source_20_Text"><text:span text:style-name="T96">embed: null</text:span></text:span></text:p>
      <text:p text:style-name="P44"><text:span text:style-name="Source_20_Text"><text:span text:style-name="T96">show: false</text:span></text:span></text:p>
      <text:p text:style-name="P44"><text:span text:style-name="Source_20_Text"><text:span text:style-name="T96">save_frames: false</text:span></text:span></text:p>
      <text:p text:style-name="P44"><text:span text:style-name="Source_20_Text"><text:span text:style-name="T96">save_txt: false</text:span></text:span></text:p>
      <text:p text:style-name="P44"><text:span text:style-name="Source_20_Text"><text:span text:style-name="T96">save_conf: false</text:span></text:span></text:p>
      <text:p text:style-name="P44"><text:span text:style-name="Source_20_Text"><text:span text:style-name="T96">save_crop: false</text:span></text:span></text:p>
      <text:p text:style-name="P44"><text:span text:style-name="Source_20_Text"><text:span text:style-name="T96">show_labels: true</text:span></text:span></text:p>
      <text:p text:style-name="P44"><text:span text:style-name="Source_20_Text"><text:span text:style-name="T96">show_conf: true</text:span></text:span></text:p>
      <text:p text:style-name="P44"><text:span text:style-name="Source_20_Text"><text:span text:style-name="T96">show_boxes: true</text:span></text:span></text:p>
      <text:p text:style-name="P44"><text:span text:style-name="Source_20_Text"><text:span text:style-name="T96">line_width: null</text:span></text:span></text:p>
      <text:p text:style-name="P44"><text:span text:style-name="Source_20_Text"><text:span text:style-name="T96">format: torchscript</text:span></text:span></text:p>
      <text:p text:style-name="P44"><text:span text:style-name="Source_20_Text"><text:span text:style-name="T96">keras: false</text:span></text:span></text:p>
      <text:p text:style-name="P44"><text:span text:style-name="Source_20_Text"><text:span text:style-name="T96">optimize: false</text:span></text:span></text:p>
      <text:p text:style-name="P44"><text:span text:style-name="Source_20_Text"><text:span text:style-name="T96">int8: false</text:span></text:span></text:p>
      <text:p text:style-name="P44"><text:span text:style-name="Source_20_Text"><text:span text:style-name="T96">dynamic: false</text:span></text:span></text:p>
      <text:p text:style-name="P44"><text:span text:style-name="Source_20_Text"><text:span text:style-name="T96">simplify: false</text:span></text:span></text:p>
      <text:p text:style-name="P44"><text:span text:style-name="Source_20_Text"><text:span text:style-name="T96">opset: null</text:span></text:span></text:p>
      <text:p text:style-name="P44"><text:span text:style-name="Source_20_Text"><text:span text:style-name="T96">workspace: 4</text:span></text:span></text:p>
      <text:p text:style-name="P44"><text:span text:style-name="Source_20_Text"><text:span text:style-name="T96">nms: false</text:span></text:span></text:p>
      <text:p text:style-name="P44"><text:span text:style-name="Source_20_Text"><text:span text:style-name="T96">lr0: 0.01</text:span></text:span></text:p>
      <text:p text:style-name="P44"><text:span text:style-name="Source_20_Text"><text:span text:style-name="T96">lrf: 0.01</text:span></text:span></text:p>
      <text:p text:style-name="P44"><text:span text:style-name="Source_20_Text"><text:span text:style-name="T96">momentum: 0.937</text:span></text:span></text:p>
      <text:p text:style-name="P44"><text:span text:style-name="Source_20_Text"><text:span text:style-name="T96">weight_decay: 0.0005</text:span></text:span></text:p>
      <text:p text:style-name="P44"><text:span text:style-name="Source_20_Text"><text:span text:style-name="T96">warmup_epochs: 3.0</text:span></text:span></text:p>
      <text:p text:style-name="P44"><text:span text:style-name="Source_20_Text"><text:span text:style-name="T96">warmup_momentum: 0.8</text:span></text:span></text:p>
      <text:p text:style-name="P44"><text:span text:style-name="Source_20_Text"><text:span text:style-name="T96">warmup_bias_lr: 0.1</text:span></text:span></text:p>
      <text:p text:style-name="P44"><text:soft-page-break/><text:span text:style-name="Source_20_Text"><text:span text:style-name="T96">box: 7.5</text:span></text:span></text:p>
      <text:p text:style-name="P44"><text:span text:style-name="Source_20_Text"><text:span text:style-name="T96">cls: 0.5</text:span></text:span></text:p>
      <text:p text:style-name="P44"><text:span text:style-name="Source_20_Text"><text:span text:style-name="T96">dfl: 1.5</text:span></text:span></text:p>
      <text:p text:style-name="P44"><text:span text:style-name="Source_20_Text"><text:span text:style-name="T96">pose: 12.0</text:span></text:span></text:p>
      <text:p text:style-name="P44"><text:span text:style-name="Source_20_Text"><text:span text:style-name="T96">kobj: 1.0</text:span></text:span></text:p>
      <text:p text:style-name="P44"><text:span text:style-name="Source_20_Text"><text:span text:style-name="T96">label_smoothing: 0.0</text:span></text:span></text:p>
      <text:p text:style-name="P44"><text:span text:style-name="Source_20_Text"><text:span text:style-name="T96">nbs: 64</text:span></text:span></text:p>
      <text:p text:style-name="P44"><text:span text:style-name="Source_20_Text"><text:span text:style-name="T96">hsv_h: 0.015</text:span></text:span></text:p>
      <text:p text:style-name="P44"><text:span text:style-name="Source_20_Text"><text:span text:style-name="T96">hsv_s: 0.7</text:span></text:span></text:p>
      <text:p text:style-name="P44"><text:span text:style-name="Source_20_Text"><text:span text:style-name="T96">hsv_v: 0.4</text:span></text:span></text:p>
      <text:p text:style-name="P44"><text:span text:style-name="Source_20_Text"><text:span text:style-name="T96">degrees: 0.0</text:span></text:span></text:p>
      <text:p text:style-name="P44"><text:span text:style-name="Source_20_Text"><text:span text:style-name="T96">translate: 0.1</text:span></text:span></text:p>
      <text:p text:style-name="P44"><text:span text:style-name="Source_20_Text"><text:span text:style-name="T96">scale: 0.5</text:span></text:span></text:p>
      <text:p text:style-name="P44"><text:span text:style-name="Source_20_Text"><text:span text:style-name="T96">shear: 0.0</text:span></text:span></text:p>
      <text:p text:style-name="P44"><text:span text:style-name="Source_20_Text"><text:span text:style-name="T96">perspective: 0.0</text:span></text:span></text:p>
      <text:p text:style-name="P44"><text:span text:style-name="Source_20_Text"><text:span text:style-name="T96">flipud: 0.0</text:span></text:span></text:p>
      <text:p text:style-name="P44"><text:span text:style-name="Source_20_Text"><text:span text:style-name="T96">fliplr: 0.5</text:span></text:span></text:p>
      <text:p text:style-name="P44"><text:span text:style-name="Source_20_Text"><text:span text:style-name="T96">bgr: 0.0</text:span></text:span></text:p>
      <text:p text:style-name="P44"><text:span text:style-name="Source_20_Text"><text:span text:style-name="T96">mosaic: 1.0</text:span></text:span></text:p>
      <text:p text:style-name="P44"><text:span text:style-name="Source_20_Text"><text:span text:style-name="T96">mixup: 0.0</text:span></text:span></text:p>
      <text:p text:style-name="P44"><text:span text:style-name="Source_20_Text"><text:span text:style-name="T96">copy_paste: 0.0</text:span></text:span></text:p>
      <text:p text:style-name="P44"><text:span text:style-name="Source_20_Text"><text:span text:style-name="T96">auto_augment: randaugment</text:span></text:span></text:p>
      <text:p text:style-name="P44"><text:span text:style-name="Source_20_Text"><text:span text:style-name="T96">erasing: 0.4</text:span></text:span></text:p>
      <text:p text:style-name="P44"><text:span text:style-name="Source_20_Text"><text:span text:style-name="T96">crop_fraction: 1.0</text:span></text:span></text:p>
      <text:p text:style-name="P44"><text:span text:style-name="Source_20_Text"><text:span text:style-name="T96">cfg: null</text:span></text:span></text:p>
      <text:p text:style-name="P44"><text:span text:style-name="Source_20_Text"><text:span text:style-name="T96">tracker: botsort.yaml</text:span></text:span></text:p>
      <text:p text:style-name="P44"><text:span text:style-name="Source_20_Text"><text:span text:style-name="T96"/></text:span></text:p>
      <text:p text:style-name="P184">(yolo5) user@userevgeny:~/WORK/NEURO/yolo8$</text:p>
      <text:p text:style-name="P57"><text:span text:style-name="Source_20_Text"><text:span text:style-name="T332">conda activate yolo5 &amp;&amp; \</text:span></text:span></text:p>
      <text:p text:style-name="P42"><text:span text:style-name="Source_20_Text">yolo task=detect </text:span><text:span text:style-name="Source_20_Text"><text:span text:style-name="T304">\</text:span></text:span></text:p>
      <text:p text:style-name="P42"><text:span text:style-name="Source_20_Text">mode=predict </text:span><text:span text:style-name="Source_20_Text"><text:span text:style-name="T304">\</text:span></text:span></text:p>
      <text:p text:style-name="P42"><text:span text:style-name="Source_20_Text">model=/home/user/WORK/NEURO/yolo8/runs/detect/train_yolov8n_30e/weights/best.pt </text:span><text:span text:style-name="Source_20_Text"><text:span text:style-name="T304">\</text:span></text:span></text:p>
      <text:p text:style-name="P42"><text:span text:style-name="Source_20_Text">source=night_flyght.MP4 </text:span><text:span text:style-name="Source_20_Text"><text:span text:style-name="T304">\</text:span></text:span></text:p>
      <text:p text:style-name="P42"><text:span text:style-name="Source_20_Text">show=True </text:span><text:span text:style-name="Source_20_Text"><text:span text:style-name="T304">\</text:span></text:span></text:p>
      <text:p text:style-name="P42"><text:span text:style-name="Source_20_Text">imgsz=</text:span><text:span text:style-name="Source_20_Text"><text:span text:style-name="T330">1080</text:span></text:span><text:span text:style-name="Source_20_Text"> </text:span><text:span text:style-name="Source_20_Text"><text:span text:style-name="T304">\</text:span></text:span></text:p>
      <text:p text:style-name="P42"><text:span text:style-name="Source_20_Text">name=yolov8n_</text:span><text:span text:style-name="Source_20_Text"><text:span text:style-name="T310">3</text:span></text:span><text:span text:style-name="Source_20_Text">0e_infer</text:span><text:span text:style-name="Source_20_Text"><text:span text:style-name="T304">256</text:span></text:span><text:span text:style-name="Source_20_Text"> </text:span><text:span text:style-name="Source_20_Text"><text:span text:style-name="T304">\</text:span></text:span></text:p>
      <text:p text:style-name="P42"><text:span text:style-name="Source_20_Text">hide_labels=True</text:span></text:p>
      <text:p text:style-name="P43"><text:span text:style-name="Source_20_Text"><text:span text:style-name="T62">О</text:span></text:span><text:span text:style-name="Source_20_Text"><text:span text:style-name="T59">бучилась </text:span></text:span><text:span text:style-name="Source_20_Text"><text:span text:style-name="T62">с нуля</text:span></text:span><text:span text:style-name="Source_20_Text"><text:span text:style-name="T59"> <text:s/>работает</text:span></text:span></text:p>
      <text:p text:style-name="P44"><text:span text:style-name="Source_20_Text"><text:span text:style-name="T96"/></text:span></text:p>
      <text:p text:style-name="P44"><text:span text:style-name="Source_20_Text"><text:span text:style-name="T315"/></text:span></text:p>
      <text:p text:style-name="P44"><text:span text:style-name="Source_20_Text"><text:span text:style-name="T317">Обязательные для ONNX </text:span></text:span><text:span text:style-name="Source_20_Text"><text:span text:style-name="T312">imgsz, half, dynamic, simplify, opset, batch</text:span></text:span></text:p>
      <text:p text:style-name="P44"><text:span text:style-name="Source_20_Text"><text:span text:style-name="T96"/></text:span></text:p>
      <text:p text:style-name="P199">ЭКСПОРТ <text:s/>в <text:s/>onnx</text:p>
      <text:p text:style-name="P183">(yolo5) user@userevgeny:~/WORK/NEURO/yolo8$</text:p>
      <text:p text:style-name="P57"><text:span text:style-name="Source_20_Text"><text:span text:style-name="T332">conda activate yolo5 &amp;&amp; \</text:span></text:span></text:p>
      <text:p text:style-name="P42"><text:bookmark text:name="__code_62"/><text:span text:style-name="Source_20_Text">yolo export </text:span><text:span text:style-name="Source_20_Text"><text:span text:style-name="T310">\</text:span></text:span></text:p>
      <text:p text:style-name="P42"><text:span text:style-name="Source_20_Text">model=/home/user/WORK/NEURO/yolo8/runs/detect/train_yolov8n_30e/weights/best.pt </text:span><text:span text:style-name="Source_20_Text"><text:span text:style-name="T310">\</text:span></text:span></text:p>
      <text:p text:style-name="P42"><text:span text:style-name="Source_20_Text"><text:span text:style-name="T310">format</text:span></text:span><text:span text:style-name="Source_20_Text">=onnx </text:span><text:span text:style-name="Source_20_Text"><text:span text:style-name="T329">\</text:span></text:span></text:p>
      <text:p text:style-name="P53"><text:span text:style-name="Source_20_Text"><text:span text:style-name="T316">imgsz=</text:span></text:span><text:span text:style-name="Source_20_Text"><text:span text:style-name="T313">256</text:span></text:span><text:span text:style-name="Source_20_Text"><text:span text:style-name="T311"> </text:span></text:span><text:span text:style-name="Source_20_Text"><text:span text:style-name="T313">\</text:span></text:span></text:p>
      <text:p text:style-name="P56"><text:span text:style-name="Source_20_Text"><text:span text:style-name="T318">opset=12 \</text:span></text:span></text:p>
      <text:p text:style-name="P55"><text:span text:style-name="Source_20_Text"><text:span text:style-name="T314">dynamic</text:span></text:span><text:span text:style-name="Source_20_Text"><text:span text:style-name="T318">=</text:span></text:span><text:span text:style-name="Source_20_Text"><text:span text:style-name="T317">true </text:span></text:span><text:span text:style-name="Source_20_Text"><text:span text:style-name="T318">\</text:span></text:span></text:p>
      <text:p text:style-name="P55"><text:span text:style-name="Source_20_Text"><text:span text:style-name="T314">batch</text:span></text:span><text:span text:style-name="Source_20_Text"><text:span text:style-name="T318">=1 \</text:span></text:span></text:p>
      <text:p text:style-name="P56"><text:span text:style-name="Source_20_Text"><text:span text:style-name="T313">int8</text:span></text:span><text:span text:style-name="Source_20_Text"><text:span text:style-name="T317">=true \</text:span></text:span></text:p>
      <text:p text:style-name="P56"><text:span text:style-name="Source_20_Text"><text:span text:style-name="T317">data=night_fly_256.yaml \</text:span></text:span></text:p>
      <text:p text:style-name="P54"><text:span text:style-name="Source_20_Text"><text:span text:style-name="T319">device=0</text:span></text:span></text:p>
      <text:p text:style-name="P54"><text:span text:style-name="Source_20_Text"><text:span text:style-name="T319"/></text:span></text:p>
      <text:p text:style-name="P56"><text:span text:style-name="Source_20_Text"><text:span text:style-name="T320">#</text:span></text:span><text:span text:style-name="Source_20_Text"><text:span text:style-name="T314">half</text:span></text:span><text:span text:style-name="Source_20_Text"><text:span text:style-name="T316">=</text:span></text:span><text:span text:style-name="Source_20_Text"><text:span text:style-name="T317">true</text:span></text:span><text:span text:style-name="Source_20_Text"><text:span text:style-name="T311"> </text:span></text:span><text:span text:style-name="Source_20_Text"><text:span text:style-name="T319">\</text:span></text:span></text:p>
      <text:p text:style-name="P56"><text:span text:style-name="Source_20_Text"><text:span text:style-name="T320">#</text:span></text:span><text:span text:style-name="Source_20_Text"><text:span text:style-name="T314">simplify</text:span></text:span><text:span text:style-name="Source_20_Text"><text:span text:style-name="T318">=</text:span></text:span><text:span text:style-name="Source_20_Text"><text:span text:style-name="T317">true </text:span></text:span><text:span text:style-name="Source_20_Text"><text:span text:style-name="T318">\</text:span></text:span></text:p>
      <text:p text:style-name="P55"><text:span text:style-name="Source_20_Text"><text:span text:style-name="T317"/></text:span></text:p>
      <text:p text:style-name="P59"><text:span text:style-name="Source_20_Text"><text:span text:style-name="T63">проверка работы onnx</text:span></text:span></text:p>
      <text:p text:style-name="P185">(yolo5) user@userevgeny:~/WORK/NEURO/yolo8$</text:p>
      <text:p text:style-name="P58"><text:span text:style-name="Source_20_Text"><text:span text:style-name="T332">conda activate yolo5 &amp;&amp; \</text:span></text:span></text:p>
      <text:p text:style-name="P58"><text:span text:style-name="Source_20_Text">yolo task=detect </text:span><text:span text:style-name="Source_20_Text"><text:span text:style-name="T304">\</text:span></text:span></text:p>
      <text:p text:style-name="P58"><text:span text:style-name="Source_20_Text">mode=predict </text:span><text:span text:style-name="Source_20_Text"><text:span text:style-name="T304">\</text:span></text:span></text:p>
      <text:p text:style-name="P58"><text:soft-page-break/><text:span text:style-name="Source_20_Text">model=/home/user/WORK/NEURO/yolo8/runs/detect/train_yolov8n_30e/weights/</text:span><text:span text:style-name="Source_20_Text"><text:span text:style-name="T333">best.onnx</text:span></text:span><text:span text:style-name="Source_20_Text"> </text:span><text:span text:style-name="Source_20_Text"><text:span text:style-name="T304">\</text:span></text:span></text:p>
      <text:p text:style-name="P58"><text:span text:style-name="Source_20_Text">source=night_flyght.MP4 </text:span><text:span text:style-name="Source_20_Text"><text:span text:style-name="T304">\</text:span></text:span></text:p>
      <text:p text:style-name="P58"><text:span text:style-name="Source_20_Text">show=True </text:span><text:span text:style-name="Source_20_Text"><text:span text:style-name="T304">\</text:span></text:span></text:p>
      <text:p text:style-name="P58"><text:span text:style-name="Source_20_Text">imgsz=</text:span><text:span text:style-name="Source_20_Text"><text:span text:style-name="T330">1080</text:span></text:span><text:span text:style-name="Source_20_Text"> </text:span><text:span text:style-name="Source_20_Text"><text:span text:style-name="T304">\</text:span></text:span></text:p>
      <text:p text:style-name="P58"><text:span text:style-name="Source_20_Text">name=yolov8n_</text:span><text:span text:style-name="Source_20_Text"><text:span text:style-name="T310">3</text:span></text:span><text:span text:style-name="Source_20_Text">0e_infer</text:span><text:span text:style-name="Source_20_Text"><text:span text:style-name="T304">256</text:span></text:span><text:span text:style-name="Source_20_Text"> </text:span><text:span text:style-name="Source_20_Text"><text:span text:style-name="T304">\</text:span></text:span></text:p>
      <text:p text:style-name="P58"><text:span text:style-name="Source_20_Text">hide_labels=True</text:span></text:p>
      <text:p text:style-name="P60"><text:span text:style-name="Source_20_Text"><text:span text:style-name="T64">успешно</text:span></text:span></text:p>
      <text:p text:style-name="P55"><text:span text:style-name="Source_20_Text"><text:span text:style-name="T317"/></text:span></text:p>
      <text:p text:style-name="P20"><text:span text:style-name="Source_20_Text"><text:span text:style-name="T33">0</text:span></text:span><text:span text:style-name="Source_20_Text"><text:span text:style-name="T39">5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44"><text:span text:style-name="Source_20_Text"><text:span text:style-name="T59"/></text:span></text:p>
      <text:p text:style-name="P194"><text:span text:style-name="Source_20_Text"><text:span text:style-name="T200"/></text:span></text:p>
      <text:p text:style-name="P193"><text:span text:style-name="Source_20_Text"><text:span text:style-name="T71">Сконвертировано предобученная <text:s/>onnx (yolo5) в rknn <text:s/>Работает</text:span></text:span></text:p>
      <text:p text:style-name="P192"><text:span text:style-name="Source_20_Text"/></text:p>
      <text:p text:style-name="P193"><text:span text:style-name="Source_20_Text"><text:span text:style-name="T236">cd ~/WORK/NEURO/rknn-toolkit2-2.1.0/rknn-toolkit2/examples/onnx/yolov5 &amp;&amp; \</text:span></text:span></text:p>
      <text:p text:style-name="P193"><text:span text:style-name="Source_20_Text"><text:span text:style-name="T235">conda activate fastdeploy </text:span></text:span><text:span text:style-name="Source_20_Text"><text:span text:style-name="T236">&amp;&amp; \</text:span></text:span></text:p>
      <text:p text:style-name="P193"><text:span text:style-name="Source_20_Text"><text:span text:style-name="T236">python test.py</text:span></text:span></text:p>
      <text:p text:style-name="P193"><text:span text:style-name="Source_20_Text"><text:span text:style-name="T200"/></text:span></text:p>
      <text:p text:style-name="P195"><text:span text:style-name="Source_20_Text"><text:span text:style-name="T236">cd </text:span></text:span><text:span text:style-name="Source_20_Text"><text:span text:style-name="T237">~</text:span></text:span><text:span text:style-name="Source_20_Text"><text:span text:style-name="T236">/Desktop/CONVERT_ONNX_RKNN &amp;&amp; \</text:span></text:span></text:p>
      <text:p text:style-name="P195"><text:span text:style-name="Source_20_Text"><text:span text:style-name="T235">conda activate fastdeploy </text:span></text:span><text:span text:style-name="Source_20_Text"><text:span text:style-name="T236">&amp;&amp; \</text:span></text:span></text:p>
      <text:p text:style-name="P195"><text:span text:style-name="Source_20_Text"><text:span text:style-name="T236">python test.py</text:span></text:span></text:p>
      <text:p text:style-name="P193"><text:span text:style-name="Source_20_Text"><text:span text:style-name="T200"/></text:span></text:p>
      <text:p text:style-name="P193"><text:span text:style-name="Source_20_Text"><text:span text:style-name="T101"/></text:span></text:p>
      <text:p text:style-name="P193"><text:span text:style-name="Source_20_Text"><text:span text:style-name="T101"/></text:span></text:p>
      <text:p text:style-name="P196"><text:span text:style-name="Source_20_Text"><text:span text:style-name="T102">Разобраться экспорт onnx</text:span></text:span></text:p>
      <text:p text:style-name="P166"><text:span text:style-name="Source_20_Text"><text:span text:style-name="T266">docker run -it --rm -v ~/yolov8:/yolov8 yolo8 detect predict save model=yolov8</text:span></text:span><text:span text:style-name="Source_20_Text"><text:span text:style-name="T274">n</text:span></text:span><text:span text:style-name="Source_20_Text"><text:span text:style-name="T266">.pt source=inputs/test.jpg</text:span></text:span></text:p>
      <text:p text:style-name="P114"><text:span text:style-name="Source_20_Text"><text:span text:style-name="T264">docker run -it --rm -v ~/yolov8:/yolov8 </text:span></text:span><text:span text:style-name="Source_20_Text"><text:span text:style-name="T86">yolo</text:span></text:span><text:span text:style-name="Source_20_Text"><text:span text:style-name="T108">8</text:span></text:span><text:span text:style-name="Source_20_Text"><text:span text:style-name="T86"> export model= </text:span></text:span><text:span text:style-name="Source_20_Text"><text:span text:style-name="T264">yolov8</text:span></text:span><text:span text:style-name="Source_20_Text"><text:span text:style-name="T265">n</text:span></text:span><text:span text:style-name="Source_20_Text"><text:span text:style-name="T264">.pt</text:span></text:span><text:span text:style-name="Source_20_Text"><text:span text:style-name="T86"> format=onnx imgsz=</text:span></text:span><text:span text:style-name="Source_20_Text"><text:span text:style-name="T108">640</text:span></text:span><text:span text:style-name="Source_20_Text"><text:span text:style-name="T86">,</text:span></text:span><text:span text:style-name="Source_20_Text"><text:span text:style-name="T108">640</text:span></text:span></text:p>
      <text:p text:style-name="P196"><text:span text:style-name="Source_20_Text"><text:span text:style-name="T102"/></text:span></text:p>
      <text:p text:style-name="P116"><text:span text:style-name="T219">(yolo5) user@userevgeny:~/WORK/NEURO/yolo8$</text:span><text:span text:style-name="T140"> <text:s text:c="2"/></text:span><text:span text:style-name="T150">дообучение</text:span></text:p>
      <text:p text:style-name="P116"><text:span text:style-name="Source_20_Text"><text:span text:style-name="T46">conda activate yolo5 &amp;&amp; \</text:span></text:span></text:p>
      <text:p text:style-name="P116">yolo task=detect <text:span text:style-name="T301">\</text:span></text:p>
      <text:p text:style-name="P116">mode=train <text:span text:style-name="T301">\</text:span></text:p>
      <text:p text:style-name="P116">model=yolov8n.pt <text:span text:style-name="T301">\</text:span></text:p>
      <text:p text:style-name="P116">imgsz=<text:span text:style-name="T301">256</text:span> <text:span text:style-name="T301">\</text:span></text:p>
      <text:p text:style-name="P116">data=night_fly_<text:span text:style-name="T302">256</text:span>.yaml <text:span text:style-name="T301">\</text:span></text:p>
      <text:p text:style-name="P116">epochs=<text:span text:style-name="T334">2</text:span> <text:span text:style-name="T301">\</text:span></text:p>
      <text:p text:style-name="P116">name=yolov8n_<text:span text:style-name="T334">2</text:span>e</text:p>
      <text:p text:style-name="P62"><text:span text:style-name="Source_20_Text"><text:span text:style-name="T153"/></text:span></text:p>
      <text:p text:style-name="P187">(yolo5) user@userevgeny:~/WORK/NEURO/yolo8$</text:p>
      <text:p text:style-name="P116"><text:span text:style-name="Source_20_Text"><text:span text:style-name="T46">conda activate yolo5 &amp;&amp; \</text:span></text:span></text:p>
      <text:p text:style-name="P61"><text:span text:style-name="Source_20_Text">yolo task=detect </text:span><text:span text:style-name="Source_20_Text"><text:span text:style-name="T304">\</text:span></text:span></text:p>
      <text:p text:style-name="P61"><text:span text:style-name="Source_20_Text">mode=predict </text:span><text:span text:style-name="Source_20_Text"><text:span text:style-name="T304">\</text:span></text:span></text:p>
      <text:p text:style-name="P61"><text:span text:style-name="Source_20_Text">model=/home/user/WORK/NEURO/yolo8/runs/detect/yolov8n_2e/weights/best.pt </text:span><text:span text:style-name="Source_20_Text"><text:span text:style-name="T304">\</text:span></text:span></text:p>
      <text:p text:style-name="P61"><text:span text:style-name="Source_20_Text">source=night_flyght.MP4 </text:span><text:span text:style-name="Source_20_Text"><text:span text:style-name="T304">\</text:span></text:span></text:p>
      <text:p text:style-name="P61"><text:span text:style-name="Source_20_Text">show=True </text:span><text:span text:style-name="Source_20_Text"><text:span text:style-name="T304">\</text:span></text:span></text:p>
      <text:p text:style-name="P61"><text:span text:style-name="Source_20_Text">imgsz=</text:span><text:span text:style-name="Source_20_Text"><text:span text:style-name="T336">640</text:span></text:span><text:span text:style-name="Source_20_Text"> </text:span><text:span text:style-name="Source_20_Text"><text:span text:style-name="T304">\</text:span></text:span></text:p>
      <text:p text:style-name="P61"><text:span text:style-name="Source_20_Text">name=yolov8n_</text:span><text:span text:style-name="Source_20_Text"><text:span text:style-name="T335">2</text:span></text:span><text:span text:style-name="Source_20_Text">e_infer</text:span><text:span text:style-name="Source_20_Text"><text:span text:style-name="T336">640</text:span></text:span><text:span text:style-name="Source_20_Text"> </text:span><text:span text:style-name="Source_20_Text"><text:span text:style-name="T304">\</text:span></text:span></text:p>
      <text:p text:style-name="P61"><text:span text:style-name="Source_20_Text">hide_labels=True</text:span></text:p>
      <text:p text:style-name="P61"><text:span text:style-name="Source_20_Text"/></text:p>
      <text:p text:style-name="P188">(yolo5) user@userevgeny:~/WORK/NEURO/yolo8$</text:p>
      <text:p text:style-name="P117"><text:span text:style-name="Source_20_Text"><text:span text:style-name="T46">conda activate yolo5 &amp;&amp; \</text:span></text:span></text:p>
      <text:p text:style-name="P63"><text:span text:style-name="Source_20_Text">yolo task=detect </text:span><text:span text:style-name="Source_20_Text"><text:span text:style-name="T304">\</text:span></text:span></text:p>
      <text:p text:style-name="P63"><text:span text:style-name="Source_20_Text">mode=predict </text:span><text:span text:style-name="Source_20_Text"><text:span text:style-name="T304">\</text:span></text:span></text:p>
      <text:p text:style-name="P63"><text:span text:style-name="Source_20_Text">model=/home/user/WORK/NEURO/yolo8/runs/detect/yolov8n_2e/weights/best.pt </text:span><text:span text:style-name="Source_20_Text"><text:span text:style-name="T304">\</text:span></text:span></text:p>
      <text:p text:style-name="P63"><text:span text:style-name="Source_20_Text">source=</text:span><text:span text:style-name="Source_20_Text"><text:span text:style-name="T337">nf_256.jpg</text:span></text:span><text:span text:style-name="Source_20_Text"> </text:span><text:span text:style-name="Source_20_Text"><text:span text:style-name="T304">\</text:span></text:span></text:p>
      <text:p text:style-name="P63"><text:span text:style-name="Source_20_Text">show=True </text:span><text:span text:style-name="Source_20_Text"><text:span text:style-name="T304">\</text:span></text:span></text:p>
      <text:p text:style-name="P63"><text:span text:style-name="Source_20_Text">imgsz=</text:span><text:span text:style-name="Source_20_Text"><text:span text:style-name="T336">640</text:span></text:span><text:span text:style-name="Source_20_Text"> </text:span><text:span text:style-name="Source_20_Text"><text:span text:style-name="T304">\</text:span></text:span></text:p>
      <text:p text:style-name="P63"><text:span text:style-name="Source_20_Text">name=yolov8n_</text:span><text:span text:style-name="Source_20_Text"><text:span text:style-name="T335">2</text:span></text:span><text:span text:style-name="Source_20_Text">e_infer</text:span><text:span text:style-name="Source_20_Text"><text:span text:style-name="T336">640</text:span></text:span><text:span text:style-name="Source_20_Text"> </text:span><text:span text:style-name="Source_20_Text"><text:span text:style-name="T304">\</text:span></text:span></text:p>
      <text:p text:style-name="P63"><text:span text:style-name="Source_20_Text">hide_labels=True</text:span></text:p>
      <text:p text:style-name="P196"><text:span text:style-name="Source_20_Text"><text:span text:style-name="T60">Доо</text:span></text:span><text:span text:style-name="Source_20_Text"><text:span text:style-name="T59">бучилась <text:s/>работает</text:span></text:span></text:p>
      <text:p text:style-name="P188"><text:soft-page-break/>(yolo5) user@userevgeny:~/WORK/NEURO/yolo8$</text:p>
      <text:p text:style-name="P117"><text:span text:style-name="Source_20_Text"><text:span text:style-name="T46">conda activate yolo5 &amp;&amp; \</text:span></text:span></text:p>
      <text:p text:style-name="P63"><text:span text:style-name="Source_20_Text">yolo </text:span><text:span text:style-name="Source_20_Text"><text:span text:style-name="T339">mode</text:span></text:span><text:span text:style-name="Source_20_Text">=</text:span><text:span text:style-name="Source_20_Text"><text:span text:style-name="T337">export</text:span></text:span><text:span text:style-name="Source_20_Text"> </text:span><text:span text:style-name="Source_20_Text"><text:span text:style-name="T304">\</text:span></text:span></text:p>
      <text:p text:style-name="P63"><text:span text:style-name="Source_20_Text">model=/home/user/WORK/NEURO/yolo8/runs/detect/yolov8n_2e/weights/best.pt </text:span><text:span text:style-name="Source_20_Text"><text:span text:style-name="T304">\</text:span></text:span></text:p>
      <text:p text:style-name="P63"><text:span text:style-name="Source_20_Text">imgsz=</text:span><text:span text:style-name="Source_20_Text"><text:span text:style-name="T340">640</text:span></text:span><text:span text:style-name="Source_20_Text"><text:span text:style-name="T338">,</text:span></text:span><text:span text:style-name="Source_20_Text"><text:span text:style-name="T340">640</text:span></text:span><text:span text:style-name="Source_20_Text"> </text:span><text:span text:style-name="Source_20_Text"><text:span text:style-name="T304">\</text:span></text:span></text:p>
      <text:p text:style-name="P118"><text:span text:style-name="Source_20_Text"><text:span text:style-name="T50">format=onnx</text:span></text:span></text:p>
      <text:p text:style-name="P189">(yolo5) user@userevgeny:~/WORK/NEURO/yolo8$</text:p>
      <text:p text:style-name="P119"><text:span text:style-name="Source_20_Text"><text:span text:style-name="T46">conda activate yolo5 &amp;&amp; \</text:span></text:span></text:p>
      <text:p text:style-name="P64"><text:span text:style-name="Source_20_Text">yolo task=detect </text:span><text:span text:style-name="Source_20_Text"><text:span text:style-name="T304">\</text:span></text:span></text:p>
      <text:p text:style-name="P64"><text:span text:style-name="Source_20_Text">mode=predict </text:span><text:span text:style-name="Source_20_Text"><text:span text:style-name="T304">\</text:span></text:span></text:p>
      <text:p text:style-name="P64"><text:span text:style-name="Source_20_Text">model=/home/user/WORK/NEURO/yolo8/runs/detect/yolov8n_2e/weights/best.</text:span><text:span text:style-name="Source_20_Text"><text:span text:style-name="T341">onnx</text:span></text:span><text:span text:style-name="Source_20_Text"> </text:span><text:span text:style-name="Source_20_Text"><text:span text:style-name="T304">\</text:span></text:span></text:p>
      <text:p text:style-name="P64"><text:span text:style-name="Source_20_Text">source=night_flyght.MP4 </text:span><text:span text:style-name="Source_20_Text"><text:span text:style-name="T304">\</text:span></text:span></text:p>
      <text:p text:style-name="P64"><text:span text:style-name="Source_20_Text">show=True </text:span><text:span text:style-name="Source_20_Text"><text:span text:style-name="T304">\</text:span></text:span></text:p>
      <text:p text:style-name="P64"><text:span text:style-name="Source_20_Text">imgsz=</text:span><text:span text:style-name="Source_20_Text"><text:span text:style-name="T336">640</text:span></text:span><text:span text:style-name="Source_20_Text"> </text:span><text:span text:style-name="Source_20_Text"><text:span text:style-name="T304">\</text:span></text:span></text:p>
      <text:p text:style-name="P64"><text:span text:style-name="Source_20_Text">name=yolov8n_</text:span><text:span text:style-name="Source_20_Text"><text:span text:style-name="T335">2</text:span></text:span><text:span text:style-name="Source_20_Text">e_infer</text:span><text:span text:style-name="Source_20_Text"><text:span text:style-name="T336">640</text:span></text:span><text:span text:style-name="Source_20_Text"> </text:span><text:span text:style-name="Source_20_Text"><text:span text:style-name="T304">\</text:span></text:span></text:p>
      <text:p text:style-name="P64"><text:span text:style-name="Source_20_Text">hide_labels=True</text:span></text:p>
      <text:p text:style-name="P198"><text:span text:style-name="Source_20_Text"><text:span text:style-name="T105">onxx работает </text:span></text:span><text:span text:style-name="Source_20_Text"><text:span text:style-name="T106">(конвертация есть только из 5 модели)</text:span></text:span></text:p>
      <text:p text:style-name="P193"><text:span text:style-name="Source_20_Text"><text:span text:style-name="T200"/></text:span></text:p>
      <text:p text:style-name="P192"><text:span text:style-name="Source_20_Text"><text:span text:style-name="T200"/></text:span></text:p>
      <text:p text:style-name="P21"><text:span text:style-name="Source_20_Text"><text:span text:style-name="T33">0</text:span></text:span><text:span text:style-name="Source_20_Text"><text:span text:style-name="T40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7"><text:span text:style-name="Source_20_Text"><text:span text:style-name="T44">snap install netron</text:span></text:span></text:p>
      <text:p text:style-name="P239"># Build a new model from YAML and start training from scratch</text:p>
      <text:p text:style-name="P235">(yolo5) user@userevgeny:~/WORK/NEURO/yolo8$</text:p>
      <text:p text:style-name="P217"><text:span text:style-name="Source_20_Text">conda activate yolo5 &amp;&amp; \</text:span></text:p>
      <text:p text:style-name="P217"><text:span text:style-name="Source_20_Text">yolo task=detect mode=train </text:span><text:span text:style-name="Source_20_Text"><text:span text:style-name="T306">\</text:span></text:span></text:p>
      <text:p text:style-name="P219"><text:span text:style-name="Source_20_Text">data=/home/user/WORK/NEURO/yolo8/night_fly_256.yaml </text:span><text:span text:style-name="Source_20_Text"><text:span text:style-name="T306">\</text:span></text:span></text:p>
      <text:p text:style-name="P217"><text:span text:style-name="Source_20_Text">model=/home/user/WORK/NEURO/yolo8/yolov8</text:span><text:span text:style-name="Source_20_Text"><text:span text:style-name="T343">n</text:span></text:span><text:span text:style-name="Source_20_Text">_1_class.yaml </text:span><text:span text:style-name="Source_20_Text"><text:span text:style-name="T306">\</text:span></text:span></text:p>
      <text:p text:style-name="P217"><text:span text:style-name="Source_20_Text">epochs=</text:span><text:span text:style-name="Source_20_Text"><text:span text:style-name="T342">2</text:span></text:span><text:span text:style-name="Source_20_Text"><text:span text:style-name="T343">0</text:span></text:span><text:span text:style-name="Source_20_Text"> </text:span><text:span text:style-name="Source_20_Text"><text:span text:style-name="T306">\</text:span></text:span></text:p>
      <text:p text:style-name="P217"><text:span text:style-name="Source_20_Text">imgsz=</text:span><text:span text:style-name="Source_20_Text"><text:span text:style-name="T306">256 </text:span></text:span><text:span text:style-name="Source_20_Text"><text:span text:style-name="T307">\</text:span></text:span></text:p>
      <text:p text:style-name="P217"><text:span text:style-name="Source_20_Text"><text:span text:style-name="T51">name=</text:span></text:span><text:span text:style-name="Source_20_Text"><text:span text:style-name="T52">train_</text:span></text:span><text:span text:style-name="Source_20_Text"><text:span text:style-name="T51">yolov8n_</text:span></text:span><text:span text:style-name="Source_20_Text"><text:span text:style-name="T344">2</text:span></text:span><text:span text:style-name="Source_20_Text"><text:span text:style-name="T53">0e</text:span></text:span></text:p>
      <text:p text:style-name="P220"><text:span text:style-name="Source_20_Text"><text:span text:style-name="T96">int8</text:span></text:span><text:span text:style-name="Source_20_Text"><text:span text:style-name="T97">=true \</text:span></text:span></text:p>
      <text:p text:style-name="P220"><text:span text:style-name="Source_20_Text"><text:span text:style-name="T96">show_conf</text:span></text:span><text:span text:style-name="Source_20_Text"><text:span text:style-name="T98">=false \</text:span></text:span></text:p>
      <text:p text:style-name="P220"><text:span text:style-name="Source_20_Text"><text:span text:style-name="T110">device</text:span></text:span><text:span text:style-name="Source_20_Text"><text:span text:style-name="T111">=</text:span></text:span><text:span text:style-name="Source_20_Text"><text:span text:style-name="T112">0</text:span></text:span><text:span text:style-name="Source_20_Text"><text:span text:style-name="T111"> \</text:span></text:span></text:p>
      <text:p text:style-name="P21"><text:span text:style-name="Source_20_Text"><text:span text:style-name="T34"/></text:span></text:p>
      <text:p text:style-name="P235">(yolo5) user@userevgeny:~/WORK/NEURO/yolo8$</text:p>
      <text:p text:style-name="P200"><text:span text:style-name="Source_20_Text"><text:span text:style-name="T332">conda activate yolo5 &amp;&amp; \</text:span></text:span></text:p>
      <text:p text:style-name="P200"><text:span text:style-name="Source_20_Text">yolo task=detect </text:span><text:span text:style-name="Source_20_Text"><text:span text:style-name="T304">\</text:span></text:span></text:p>
      <text:p text:style-name="P200"><text:span text:style-name="Source_20_Text">mode=predict </text:span><text:span text:style-name="Source_20_Text"><text:span text:style-name="T304">\</text:span></text:span></text:p>
      <text:p text:style-name="P200"><text:span text:style-name="Source_20_Text">model=/home/user/WORK/NEURO/yolo8/runs/detect/train_yolov8n_20e/weights/best.pt </text:span><text:span text:style-name="Source_20_Text"><text:span text:style-name="T304">\</text:span></text:span></text:p>
      <text:p text:style-name="P200"><text:span text:style-name="Source_20_Text">source=night_flyght.MP4 </text:span><text:span text:style-name="Source_20_Text"><text:span text:style-name="T304">\</text:span></text:span></text:p>
      <text:p text:style-name="P200"><text:span text:style-name="Source_20_Text">show=True </text:span><text:span text:style-name="Source_20_Text"><text:span text:style-name="T304">\</text:span></text:span></text:p>
      <text:p text:style-name="P200"><text:span text:style-name="Source_20_Text">imgsz=</text:span><text:span text:style-name="Source_20_Text"><text:span text:style-name="T330">1080</text:span></text:span><text:span text:style-name="Source_20_Text"> </text:span><text:span text:style-name="Source_20_Text"><text:span text:style-name="T304">\</text:span></text:span></text:p>
      <text:p text:style-name="P200"><text:span text:style-name="Source_20_Text">name=yolov8n_</text:span><text:span text:style-name="Source_20_Text"><text:span text:style-name="T310">3</text:span></text:span><text:span text:style-name="Source_20_Text">0e_infer</text:span><text:span text:style-name="Source_20_Text"><text:span text:style-name="T304">256</text:span></text:span><text:span text:style-name="Source_20_Text"> </text:span><text:span text:style-name="Source_20_Text"><text:span text:style-name="T304">\</text:span></text:span></text:p>
      <text:p text:style-name="P200"><text:span text:style-name="Source_20_Text">hide_labels=True</text:span></text:p>
      <text:p text:style-name="P217"><text:span text:style-name="Source_20_Text"><text:span text:style-name="T62">О</text:span></text:span><text:span text:style-name="Source_20_Text"><text:span text:style-name="T59">бучилась </text:span></text:span><text:span text:style-name="Source_20_Text"><text:span text:style-name="T62">с нуля</text:span></text:span><text:span text:style-name="Source_20_Text"><text:span text:style-name="T59"> <text:s/>работает</text:span></text:span></text:p>
      <text:p text:style-name="P217"><text:span text:style-name="Source_20_Text"><text:span text:style-name="T109"/></text:span></text:p>
      <text:p text:style-name="P242">ЭКСПОРТ <text:s/>в <text:s/>onnx</text:p>
      <text:p text:style-name="P236">(yolo5) user@userevgeny:~/WORK/NEURO/yolo8$</text:p>
      <text:p text:style-name="P201"><text:span text:style-name="Source_20_Text"><text:span text:style-name="T332">conda activate yolo5 &amp;&amp; \</text:span></text:span></text:p>
      <text:p text:style-name="P201"><text:bookmark text:name="__code_621"/><text:span text:style-name="Source_20_Text">yolo export </text:span><text:span text:style-name="Source_20_Text"><text:span text:style-name="T310">\</text:span></text:span></text:p>
      <text:p text:style-name="P201"><text:span text:style-name="Source_20_Text">model=/home/user/WORK/NEURO/yolo8/runs/detect/train_yolov8n_20e/weights/best.pt </text:span><text:span text:style-name="Source_20_Text"><text:span text:style-name="T310">\</text:span></text:span></text:p>
      <text:p text:style-name="P201"><text:span text:style-name="Source_20_Text"><text:span text:style-name="T310">format</text:span></text:span><text:span text:style-name="Source_20_Text">=onnx </text:span><text:span text:style-name="Source_20_Text"><text:span text:style-name="T329">\</text:span></text:span></text:p>
      <text:p text:style-name="P221"><text:span text:style-name="Source_20_Text"><text:span text:style-name="T316">imgsz=</text:span></text:span><text:span text:style-name="Source_20_Text"><text:span text:style-name="T313">256</text:span></text:span><text:span text:style-name="Source_20_Text"><text:span text:style-name="T311"> </text:span></text:span><text:span text:style-name="Source_20_Text"><text:span text:style-name="T313">\</text:span></text:span></text:p>
      <text:p text:style-name="P221"><text:span text:style-name="Source_20_Text"><text:span text:style-name="T318">opset=12 \</text:span></text:span></text:p>
      <text:p text:style-name="P221"><text:span text:style-name="Source_20_Text"><text:span text:style-name="T317">data=night_fly_256.yaml </text:span></text:span></text:p>
      <text:p text:style-name="P221"><text:span text:style-name="Source_20_Text"><text:span text:style-name="T317"/></text:span></text:p>
      <text:p text:style-name="P221"><text:span text:style-name="Source_20_Text"><text:span text:style-name="T324">#</text:span></text:span><text:span text:style-name="Source_20_Text"><text:span text:style-name="T319">device=0</text:span></text:span></text:p>
      <text:p text:style-name="P221"><text:span text:style-name="Source_20_Text"><text:span text:style-name="T324">#</text:span></text:span><text:span text:style-name="Source_20_Text"><text:span text:style-name="T314">dynamic</text:span></text:span><text:span text:style-name="Source_20_Text"><text:span text:style-name="T318">=</text:span></text:span><text:span text:style-name="Source_20_Text"><text:span text:style-name="T317">true </text:span></text:span><text:span text:style-name="Source_20_Text"><text:span text:style-name="T318">\</text:span></text:span></text:p>
      <text:p text:style-name="P221"><text:span text:style-name="Source_20_Text"><text:span text:style-name="T324">#</text:span></text:span><text:span text:style-name="Source_20_Text"><text:span text:style-name="T314">batch</text:span></text:span><text:span text:style-name="Source_20_Text"><text:span text:style-name="T318">=1 \</text:span></text:span></text:p>
      <text:p text:style-name="P221"><text:span text:style-name="Source_20_Text"><text:span text:style-name="T324">#</text:span></text:span><text:span text:style-name="Source_20_Text"><text:span text:style-name="T313">int8</text:span></text:span><text:span text:style-name="Source_20_Text"><text:span text:style-name="T317">=true \</text:span></text:span></text:p>
      <text:p text:style-name="P221"><text:span text:style-name="Source_20_Text"><text:span text:style-name="T320">#</text:span></text:span><text:span text:style-name="Source_20_Text"><text:span text:style-name="T314">half</text:span></text:span><text:span text:style-name="Source_20_Text"><text:span text:style-name="T316">=</text:span></text:span><text:span text:style-name="Source_20_Text"><text:span text:style-name="T317">true</text:span></text:span><text:span text:style-name="Source_20_Text"><text:span text:style-name="T311"> </text:span></text:span><text:span text:style-name="Source_20_Text"><text:span text:style-name="T319">\</text:span></text:span></text:p>
      <text:p text:style-name="P221"><text:span text:style-name="Source_20_Text"><text:span text:style-name="T320">#</text:span></text:span><text:span text:style-name="Source_20_Text"><text:span text:style-name="T314">simplify</text:span></text:span><text:span text:style-name="Source_20_Text"><text:span text:style-name="T318">=</text:span></text:span><text:span text:style-name="Source_20_Text"><text:span text:style-name="T317">true </text:span></text:span><text:span text:style-name="Source_20_Text"><text:span text:style-name="T318">\</text:span></text:span></text:p>
      <text:p text:style-name="P221"><text:span text:style-name="Source_20_Text"><text:span text:style-name="T317"/></text:span></text:p>
      <text:p text:style-name="P221"><text:soft-page-break/><text:span text:style-name="Source_20_Text"><text:span text:style-name="T63">проверка работы onnx</text:span></text:span></text:p>
      <text:p text:style-name="P236">(yolo5) user@userevgeny:~/WORK/NEURO/yolo8$</text:p>
      <text:p text:style-name="P201"><text:span text:style-name="Source_20_Text"><text:span text:style-name="T332">conda activate yolo5 &amp;&amp; \</text:span></text:span></text:p>
      <text:p text:style-name="P201"><text:span text:style-name="Source_20_Text">yolo task=detect </text:span><text:span text:style-name="Source_20_Text"><text:span text:style-name="T304">\</text:span></text:span></text:p>
      <text:p text:style-name="P201"><text:span text:style-name="Source_20_Text">mode=predict </text:span><text:span text:style-name="Source_20_Text"><text:span text:style-name="T304">\</text:span></text:span></text:p>
      <text:p text:style-name="P201"><text:span text:style-name="Source_20_Text">model=/home/user/WORK/NEURO/yolo8/runs/detect/train_yolov8n_20e/weights/</text:span><text:span text:style-name="Source_20_Text"><text:span text:style-name="T333">best.onnx</text:span></text:span><text:span text:style-name="Source_20_Text"> </text:span><text:span text:style-name="Source_20_Text"><text:span text:style-name="T304">\</text:span></text:span></text:p>
      <text:p text:style-name="P201"><text:span text:style-name="Source_20_Text">source=n</text:span><text:span text:style-name="Source_20_Text"><text:span text:style-name="T348">f_256.jpg</text:span></text:span><text:span text:style-name="Source_20_Text"> </text:span><text:span text:style-name="Source_20_Text"><text:span text:style-name="T304">\</text:span></text:span></text:p>
      <text:p text:style-name="P201"><text:span text:style-name="Source_20_Text">show=True </text:span><text:span text:style-name="Source_20_Text"><text:span text:style-name="T304">\</text:span></text:span></text:p>
      <text:p text:style-name="P201"><text:span text:style-name="Source_20_Text">imgsz=</text:span><text:span text:style-name="Source_20_Text"><text:span text:style-name="T346">256</text:span></text:span><text:span text:style-name="Source_20_Text"> </text:span><text:span text:style-name="Source_20_Text"><text:span text:style-name="T304">\</text:span></text:span></text:p>
      <text:p text:style-name="P201"><text:span text:style-name="Source_20_Text">name=yolov8n_</text:span><text:span text:style-name="Source_20_Text"><text:span text:style-name="T345">2</text:span></text:span><text:span text:style-name="Source_20_Text">0e_infer</text:span><text:span text:style-name="Source_20_Text"><text:span text:style-name="T304">256</text:span></text:span><text:span text:style-name="Source_20_Text"> </text:span><text:span text:style-name="Source_20_Text"><text:span text:style-name="T304">\</text:span></text:span></text:p>
      <text:p text:style-name="P201"><text:span text:style-name="Source_20_Text">hide_labels=True</text:span></text:p>
      <text:p text:style-name="P222"><text:span text:style-name="Source_20_Text"><text:span text:style-name="T65">Детекция есть </text:span></text:span></text:p>
      <text:p text:style-name="P202"><text:span text:style-name="Source_20_Text"/></text:p>
      <text:p text:style-name="P203"><text:span text:style-name="Source_20_Text"><text:span text:style-name="T65">Теперь нужно convert </text:span></text:span><text:span text:style-name="Source_20_Text"><text:span text:style-name="T66">yolo8 </text:span></text:span><text:span text:style-name="Source_20_Text"><text:span text:style-name="T65">to rknn and inference in OrangeOi</text:span></text:span></text:p>
      <text:p text:style-name="P203"><text:span text:style-name="Source_20_Text"><text:span text:style-name="T65"/></text:span></text:p>
      <text:p text:style-name="P240"><text:span text:style-name="Source_20_Text"><text:span text:style-name="T309">ЭКСПОРТ <text:s/>в <text:s/>onnx </text:span></text:span><text:span text:style-name="Source_20_Text"><text:span text:style-name="T328">и в rknn</text:span></text:span></text:p>
      <text:p text:style-name="P223"><text:span text:style-name="Source_20_Text"><text:span text:style-name="T311">docker run -v </text:span></text:span><text:span text:style-name="Source_20_Text">/home/user/WORK/NEURO/yolo8/runs/detect/train_yolov8n_20e/weights</text:span><text:span text:style-name="Source_20_Text"><text:span text:style-name="T311">:/share </text:span></text:span><text:span text:style-name="Source_20_Text"><text:span text:style-name="T313">\</text:span></text:span></text:p>
      <text:p text:style-name="P223"><text:span text:style-name="Source_20_Text"><text:span text:style-name="T311">ilooro/rknn-converter:latest </text:span></text:span><text:span text:style-name="Source_20_Text"><text:span text:style-name="T313">\</text:span></text:span></text:p>
      <text:p text:style-name="P223"><text:span text:style-name="Source_20_Text"><text:span text:style-name="T311">--model best.pt </text:span></text:span><text:span text:style-name="Source_20_Text"><text:span text:style-name="T313">\</text:span></text:span></text:p>
      <text:p text:style-name="P223"><text:span text:style-name="Source_20_Text"><text:span text:style-name="T311">--height </text:span></text:span><text:span text:style-name="Source_20_Text"><text:span text:style-name="T313">256</text:span></text:span><text:span text:style-name="Source_20_Text"><text:span text:style-name="T311"> </text:span></text:span><text:span text:style-name="Source_20_Text"><text:span text:style-name="T313">\</text:span></text:span></text:p>
      <text:p text:style-name="P223"><text:span text:style-name="Source_20_Text"><text:span text:style-name="T311">--width </text:span></text:span><text:span text:style-name="Source_20_Text"><text:span text:style-name="T313">256</text:span></text:span><text:span text:style-name="Source_20_Text"><text:span text:style-name="T311"> </text:span></text:span><text:span text:style-name="Source_20_Text"><text:span text:style-name="T313">\</text:span></text:span></text:p>
      <text:p text:style-name="P223"><text:span text:style-name="Source_20_Text"><text:span text:style-name="T311">--quant </text:span></text:span><text:span text:style-name="Source_20_Text"><text:span text:style-name="T313">\</text:span></text:span></text:p>
      <text:p text:style-name="P223"><text:span text:style-name="Source_20_Text"><text:span text:style-name="T311">--model_version 8</text:span></text:span></text:p>
      <text:p text:style-name="P203"><text:span text:style-name="Source_20_Text"><text:span text:style-name="T65"/></text:span></text:p>
      <text:p text:style-name="P204"><text:span text:style-name="Source_20_Text"><text:span text:style-name="T113">Новый репозиторий от Rockchip <text:s/>-</text:span></text:span><text:span text:style-name="Source_20_Text"><text:span text:style-name="T114"> все yolo <text:s/>- работаю с 8</text:span></text:span></text:p>
      <text:p text:style-name="P203"><text:a xlink:type="simple" xlink:href="https://github.com/airockchip/rknn_model_zoo/tree/main" text:style-name="Internet_20_link" text:visited-style-name="Visited_20_Internet_20_Link"><text:span text:style-name="Source_20_Text"><text:span text:style-name="T352">https://github.com/airockchip/rknn_model_zoo/tree/main</text:span></text:span></text:a></text:p>
      <text:p text:style-name="P203"><text:span text:style-name="Source_20_Text"/></text:p>
      <text:p text:style-name="P203"><text:span text:style-name="Source_20_Text"/></text:p>
      <text:p text:style-name="P241"><text:span text:style-name="Source_20_Text"><text:span text:style-name="T309">ЭКСПОРТ <text:s/>в <text:s/>onnx </text:span></text:span><text:span text:style-name="Source_20_Text"><text:span text:style-name="T328">и в rknn </text:span></text:span><text:span text:style-name="Source_20_Text"><text:span text:style-name="T354">coco128</text:span></text:span></text:p>
      <text:p text:style-name="P224"><text:span text:style-name="Source_20_Text"><text:span text:style-name="T311">docker run -v /home/user/WORK/NEURO/yolo8/to_docker:/share </text:span></text:span><text:span text:style-name="Source_20_Text"><text:span text:style-name="T313">\</text:span></text:span></text:p>
      <text:p text:style-name="P224"><text:span text:style-name="Source_20_Text"><text:span text:style-name="T311">ilooro/rknn-converter:latest </text:span></text:span><text:span text:style-name="Source_20_Text"><text:span text:style-name="T313">\</text:span></text:span></text:p>
      <text:p text:style-name="P224"><text:span text:style-name="Source_20_Text"><text:span text:style-name="T311">--model yolov8n.pt </text:span></text:span><text:span text:style-name="Source_20_Text"><text:span text:style-name="T313">\</text:span></text:span></text:p>
      <text:p text:style-name="P224"><text:span text:style-name="Source_20_Text"><text:span text:style-name="T311">--model_version 8 </text:span></text:span><text:span text:style-name="Source_20_Text"><text:span text:style-name="T325">\</text:span></text:span></text:p>
      <text:p text:style-name="P225"><text:span text:style-name="Source_20_Text"><text:span text:style-name="T311">--height </text:span></text:span><text:span text:style-name="Source_20_Text"><text:span text:style-name="T325">640</text:span></text:span><text:span text:style-name="Source_20_Text"><text:span text:style-name="T311"> </text:span></text:span><text:span text:style-name="Source_20_Text"><text:span text:style-name="T313">\</text:span></text:span></text:p>
      <text:p text:style-name="P225"><text:span text:style-name="Source_20_Text"><text:span text:style-name="T311">--width </text:span></text:span><text:span text:style-name="Source_20_Text"><text:span text:style-name="T325">640 </text:span></text:span><text:span text:style-name="Source_20_Text"><text:span text:style-name="T326">\</text:span></text:span></text:p>
      <text:p text:style-name="P226"><text:span text:style-name="Source_20_Text"><text:span text:style-name="T311">--quant </text:span></text:span></text:p>
      <text:p text:style-name="P203"><text:span text:style-name="Source_20_Text"><text:s/></text:span></text:p>
      <text:p text:style-name="P203"><text:span text:style-name="Source_20_Text"><text:span text:style-name="T219">(base) user@userevgeny:~/WORK/NEURO/rknn_model_zoo$</text:span></text:span><text:span text:style-name="Source_20_Text"> </text:span></text:p>
      <text:p text:style-name="P203"><text:span text:style-name="Source_20_Text"><text:span text:style-name="T347">./build-linux.sh -t rk35</text:span></text:span><text:span text:style-name="Source_20_Text"><text:span text:style-name="T353">88</text:span></text:span><text:span text:style-name="Source_20_Text"><text:span text:style-name="T347"> -a aarch64 -d yolov</text:span></text:span><text:span text:style-name="Source_20_Text"><text:span text:style-name="T353">8</text:span></text:span></text:p>
      <text:p text:style-name="P203"><text:span text:style-name="Source_20_Text"><text:span text:style-name="T65"/></text:span></text:p>
      <text:p text:style-name="P205"><text:span text:style-name="Source_20_Text"><text:span text:style-name="T67">Файл rknn <text:s/>и <text:s/>полученный inference <text:s/>перенесены на Orange - <text:s/>работает с автобусом</text:span></text:span></text:p>
      <text:p text:style-name="P206"><text:span text:style-name="Source_20_Text"><text:span text:style-name="T72">Создаю новый проект - inference_yolo_8_</text:span></text:span><text:span text:style-name="Source_20_Text"><text:span text:style-name="T73">in_RK3588</text:span></text:span></text:p>
      <text:p text:style-name="P203"><text:span text:style-name="Source_20_Text"><text:span text:style-name="T65"/></text:span></text:p>
      <text:p text:style-name="P207"><text:span text:style-name="Source_20_Text"><text:span text:style-name="T214">cd /home/user/WORK/Github/sublime_tests/Current/inference_yolo_8_in_RK3588</text:span></text:span></text:p>
      <text:p text:style-name="P203"><text:span text:style-name="Source_20_Text"><text:span text:style-name="T241"/></text:span></text:p>
      <text:p text:style-name="P203"><text:span text:style-name="Source_20_Text"><text:span text:style-name="T132">./1_convert_onnx_rknn.sh <text:s text:c="3"/></text:span></text:span><text:span text:style-name="Source_20_Text"><text:span text:style-name="T13">конвертация onnx to rknn</text:span></text:span></text:p>
      <text:p text:style-name="P203"><text:span text:style-name="Source_20_Text"><text:span text:style-name="T133">./2_start.sh <text:s text:c="15"/></text:span></text:span><text:span text:style-name="Source_20_Text"><text:span text:style-name="T13">Компиляция </text:span></text:span></text:p>
      <text:p text:style-name="P207"><text:span text:style-name="Source_20_Text"><text:span text:style-name="T133">Перенос папки install to board</text:span></text:span></text:p>
      <text:p text:style-name="P207"><text:span text:style-name="Source_20_Text"><text:span text:style-name="T133"/></text:span></text:p>
      <text:p text:style-name="P208"><text:span text:style-name="Source_20_Text"><text:span text:style-name="T107">Программа не крашится но не определяет</text:span></text:span></text:p>
      <text:p text:style-name="P207"><text:span text:style-name="Source_20_Text"><text:span text:style-name="T133"/></text:span></text:p>
      <text:p text:style-name="P243">ЭКСПОРТ <text:s/>в <text:s/>onnx <text:s/></text:p>
      <text:p text:style-name="P237">(yolo5) user@userevgeny:~/WORK/NEURO/yolo8$</text:p>
      <text:p text:style-name="P209"><text:span text:style-name="Source_20_Text"><text:span text:style-name="T332">conda activate yolo5 &amp;&amp; \</text:span></text:span></text:p>
      <text:p text:style-name="P209"><text:bookmark text:name="__code_6211"/><text:span text:style-name="Source_20_Text">yolo export </text:span><text:span text:style-name="Source_20_Text"><text:span text:style-name="T310">\</text:span></text:span></text:p>
      <text:p text:style-name="P209"><text:span text:style-name="Source_20_Text">model=/home/user/WORK/NEURO/yolo8/runs/detect/train_yolov8n_20e/weights/best.pt </text:span><text:span text:style-name="Source_20_Text"><text:span text:style-name="T310">\</text:span></text:span></text:p>
      <text:p text:style-name="P209"><text:span text:style-name="Source_20_Text"><text:span text:style-name="T310">format</text:span></text:span><text:span text:style-name="Source_20_Text">=onnx </text:span><text:span text:style-name="Source_20_Text"><text:span text:style-name="T329">\</text:span></text:span></text:p>
      <text:p text:style-name="P228"><text:span text:style-name="Source_20_Text"><text:span text:style-name="T316">imgsz=</text:span></text:span><text:span text:style-name="Source_20_Text"><text:span text:style-name="T313">256</text:span></text:span><text:span text:style-name="Source_20_Text"><text:span text:style-name="T311"> </text:span></text:span><text:span text:style-name="Source_20_Text"><text:span text:style-name="T313">\</text:span></text:span></text:p>
      <text:p text:style-name="P228"><text:span text:style-name="Source_20_Text"><text:span text:style-name="T318">opset=1</text:span></text:span><text:span text:style-name="Source_20_Text"><text:span text:style-name="T327">9</text:span></text:span><text:span text:style-name="Source_20_Text"><text:span text:style-name="T318"> \</text:span></text:span></text:p>
      <text:p text:style-name="P228"><text:span text:style-name="Source_20_Text"><text:span text:style-name="T317">data=night_fly_256.yaml </text:span></text:span></text:p>
      <text:p text:style-name="P207"><text:soft-page-break/><text:span text:style-name="Source_20_Text"><text:span text:style-name="T137">docker run -v ~/WORK/NEURO/yolo8/to_docker:/share \</text:span></text:span></text:p>
      <text:p text:style-name="P207"><text:span text:style-name="Source_20_Text"><text:span text:style-name="T137">ilooro/rknn-converter:latest \</text:span></text:span></text:p>
      <text:p text:style-name="P207"><text:span text:style-name="Source_20_Text"><text:span text:style-name="T137">--model yolov8n.pt \</text:span></text:span></text:p>
      <text:p text:style-name="P207"><text:span text:style-name="Source_20_Text"><text:span text:style-name="T137">--height 640 --width 640 --quant --model_version 8</text:span></text:span></text:p>
      <text:p text:style-name="P210"><text:span text:style-name="Source_20_Text"><text:span text:style-name="T103">Получили yolov8n.rknn <text:s text:c="2"/>- <text:s/></text:span></text:span><text:span text:style-name="Source_20_Text"><text:span text:style-name="T104">работает на плате</text:span></text:span></text:p>
      <text:p text:style-name="P207"><text:span text:style-name="Source_20_Text"><text:span text:style-name="T133"/></text:span></text:p>
      <text:p text:style-name="P233"><text:span text:style-name="T219">(yolo5) user@userevgeny:~/WORK/NEURO/yolo8$</text:span><text:span text:style-name="T140"> <text:s text:c="2"/></text:span><text:span text:style-name="T150">дообучение</text:span></text:p>
      <text:p text:style-name="P233"><text:span text:style-name="Source_20_Text"><text:span text:style-name="T46">conda activate yolo5 &amp;&amp; \</text:span></text:span></text:p>
      <text:p text:style-name="P233">yolo task=detect <text:span text:style-name="T301">\</text:span></text:p>
      <text:p text:style-name="P233">mode=train <text:span text:style-name="T301">\</text:span></text:p>
      <text:p text:style-name="P233">model=yolov8n.pt <text:span text:style-name="T301">\</text:span></text:p>
      <text:p text:style-name="P233">data=night_fly_<text:span text:style-name="T302">256</text:span>.yaml <text:span text:style-name="T301">\</text:span></text:p>
      <text:p text:style-name="P233">epochs=<text:span text:style-name="T303">1</text:span>0 <text:span text:style-name="T301">\</text:span></text:p>
      <text:p text:style-name="P233">name=yolov8n_<text:span text:style-name="T304">1</text:span>0e</text:p>
      <text:p text:style-name="P229"><text:span text:style-name="Source_20_Text"><text:span text:style-name="T153"/></text:span></text:p>
      <text:p text:style-name="P233"><text:span text:style-name="Source_20_Text"><text:span text:style-name="T219">#imgsz=256 \</text:span></text:span></text:p>
      <text:p text:style-name="P233"><text:span text:style-name="Source_20_Text"><text:span text:style-name="T219">#batch=8 \</text:span></text:span></text:p>
      <text:p text:style-name="P230"><text:span text:style-name="Source_20_Text"><text:span text:style-name="T31">Overriding model.yaml nc=80 with nc=1 <text:s/></text:span></text:span><text:span text:style-name="Source_20_Text"><text:span text:style-name="T32">ПРИ ДООБУЧЕНИИ - разобраться</text:span></text:span></text:p>
      <text:p text:style-name="P238">(yolo5) user@userevgeny:~/WORK/NEURO/yolo8$</text:p>
      <text:p text:style-name="P233"><text:span text:style-name="Source_20_Text"><text:span text:style-name="T46">conda activate yolo5 &amp;&amp; \</text:span></text:span></text:p>
      <text:p text:style-name="P211"><text:span text:style-name="Source_20_Text">yolo task=detect </text:span><text:span text:style-name="Source_20_Text"><text:span text:style-name="T304">\</text:span></text:span></text:p>
      <text:p text:style-name="P211"><text:span text:style-name="Source_20_Text">mode=predict </text:span><text:span text:style-name="Source_20_Text"><text:span text:style-name="T304">\</text:span></text:span></text:p>
      <text:p text:style-name="P212"><text:span text:style-name="Source_20_Text">model=/home/user/WORK/NEURO/yolo8/runs/detect/yolov8n_10e/weights/best.pt </text:span><text:span text:style-name="Source_20_Text"><text:span text:style-name="T304">\</text:span></text:span></text:p>
      <text:p text:style-name="P211"><text:span text:style-name="Source_20_Text">source=night_flyght.MP4 </text:span><text:span text:style-name="Source_20_Text"><text:span text:style-name="T304">\</text:span></text:span></text:p>
      <text:p text:style-name="P211"><text:span text:style-name="Source_20_Text">show=True </text:span><text:span text:style-name="Source_20_Text"><text:span text:style-name="T304">\</text:span></text:span></text:p>
      <text:p text:style-name="P211"><text:span text:style-name="Source_20_Text">imgsz=</text:span><text:span text:style-name="Source_20_Text"><text:span text:style-name="T357">1024</text:span></text:span><text:span text:style-name="Source_20_Text"> </text:span><text:span text:style-name="Source_20_Text"><text:span text:style-name="T304">\</text:span></text:span></text:p>
      <text:p text:style-name="P211"><text:span text:style-name="Source_20_Text">hide_labels=True</text:span></text:p>
      <text:p text:style-name="P229"><text:span text:style-name="Source_20_Text"><text:span text:style-name="T74">Доо</text:span></text:span><text:span text:style-name="Source_20_Text"><text:span text:style-name="T75">бучилась <text:s/>работает</text:span></text:span></text:p>
      <text:p text:style-name="P213"><text:span text:style-name="Source_20_Text"><text:span text:style-name="T305">docker run -v ~/WORK/NEURO/yolo8/to_docker:/share \</text:span></text:span></text:p>
      <text:p text:style-name="P213"><text:span text:style-name="Source_20_Text"><text:span text:style-name="T305">ilooro/rknn-converter:latest \</text:span></text:span></text:p>
      <text:p text:style-name="P213"><text:span text:style-name="Source_20_Text"><text:span text:style-name="T305">--model </text:span></text:span><text:span text:style-name="Source_20_Text"><text:span text:style-name="T356">best</text:span></text:span><text:span text:style-name="Source_20_Text"><text:span text:style-name="T305">.pt \</text:span></text:span></text:p>
      <text:p text:style-name="P213"><text:span text:style-name="Source_20_Text"><text:span text:style-name="T305">--height 640 --width 640 --quant --model_version 8</text:span></text:span></text:p>
      <text:p text:style-name="P207"><text:span text:style-name="Source_20_Text"><text:span text:style-name="T133"/></text:span></text:p>
      <text:p text:style-name="P214"><text:span text:style-name="Source_20_Text"><text:span text:style-name="T134">Дообучение onnx от Rockchip – </text:span></text:span><text:span text:style-name="Source_20_Text"><text:span text:style-name="T135">не принимает onnx</text:span></text:span></text:p>
      <text:p text:style-name="P234"><text:span text:style-name="Source_20_Text"><text:span text:style-name="T150"/></text:span></text:p>
      <text:p text:style-name="P232"><text:span text:style-name="Source_20_Text"><text:span text:style-name="T33">0</text:span></text:span><text:span text:style-name="Source_20_Text"><text:span text:style-name="T41">9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32"><text:span text:style-name="Source_20_Text"><text:span text:style-name="T351">https://blog.kaylordut.com/2024/02/09/rk3588%27s-yolov8-model-conversion-from-pt-to-rknn/</text:span></text:span></text:p>
      <text:p text:style-name="P216"><text:span text:style-name="Source_20_Text"><text:span text:style-name="T14">ПРОБОВАТЬ ДРУГИЕ МОДЕЛИ</text:span></text:span></text:p>
      <text:p text:style-name="P207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33">https://github.com/laitathei/YOLOv8-ONNX-RKNN-HORIZON-TensorRT-Segmentation</text:span></text:span></text:a></text:p>
      <text:p text:style-name="P207"><text:a xlink:type="simple" xlink:href="https://github.com/khadas/edge2-npu/tree/master/C%2B%2B/yolov8n" text:style-name="Internet_20_link" text:visited-style-name="Visited_20_Internet_20_Link"><text:span text:style-name="Source_20_Text"><text:span text:style-name="T133">https://github.com/khadas/edge2-npu/tree/master/C%2B%2B/yolov8n</text:span></text:span></text:a></text:p>
      <text:p text:style-name="P207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33">https://www.google.com/search?client=ubuntu-sn&amp;channel=fs&amp;q=yolov8-model-to-rknn#fpstate=ive&amp;vld=cid:a1ab7fa9,vid:pN8mKZ5wpdQ,st:0</text:span></text:span></text:a></text:p>
      <text:p text:style-name="P207"><text:span text:style-name="Source_20_Text"><text:span text:style-name="T238"/></text:span></text:p>
      <text:p text:style-name="P203"><text:span text:style-name="Source_20_Text"><text:span text:style-name="T152">https://www.piwheels.org/project/yolov8-rknn/</text:span></text:span></text:p>
      <text:p text:style-name="P217"><text:span text:style-name="Source_20_Text"><text:span text:style-name="Source_20_Text"><text:span text:style-name="T44"/></text:span></text:span></text:p>
      <text:p text:style-name="P217"><text:span text:style-name="Source_20_Text"><text:span text:style-name="T109"/></text:span></text:p>
      <text:p text:style-name="P197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197"><text:span text:style-name="Source_20_Text"><text:span text:style-name="T46"/></text:span></text:p>
      <text:p text:style-name="P192"><text:span text:style-name="Source_20_Text"><text:span text:style-name="T309">ЭКСПОРТ <text:s/>в <text:s/></text:span></text:span><text:span text:style-name="Source_20_Text"><text:span text:style-name="T331">rknn from onnx</text:span></text:span></text:p>
      <text:p text:style-name="P44"><text:a xlink:type="simple" xlink:href="https://github.com/airockchip/rknn-toolkit2/releases" text:style-name="Internet_20_link" text:visited-style-name="Visited_20_Internet_20_Link"><text:span text:style-name="Source_20_Text"><text:span text:style-name="T312">https://github.com/airockchip/rknn-toolkit2/releases</text:span></text:span></text:a></text:p>
      <text:p text:style-name="P44"><text:span text:style-name="Source_20_Text"><text:span text:style-name="T59"/></text:span></text:p>
      <text:p text:style-name="P44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21"> <text:s text:c="3"/></text:span></text:span><text:span text:style-name="Source_20_Text"><text:span text:style-name="T322">Решение</text:span></text:span></text:p>
      <text:p text:style-name="P44"><text:span text:style-name="Source_20_Text"><text:span text:style-name="T323"/></text:span></text:p>
      <text:p text:style-name="P44"><text:a xlink:type="simple" xlink:href="https://github.com/airockchip/yolov10" text:style-name="Internet_20_link" text:visited-style-name="Visited_20_Internet_20_Link"><text:span text:style-name="Source_20_Text"><text:span text:style-name="T349">https://github.com/airockchip/yolov10</text:span></text:span></text:a></text:p>
      <text:p text:style-name="P44"><text:a xlink:type="simple" xlink:href="https://github.com/DanielSarmiento04/yolov10cpp" text:style-name="Internet_20_link" text:visited-style-name="Visited_20_Internet_20_Link"><text:span text:style-name="Source_20_Text"><text:span text:style-name="T349">https://github.com/DanielSarmiento04/yolov10cpp</text:span></text:span></text:a></text:p>
      <text:p text:style-name="P44"><text:span text:style-name="Source_20_Text"><text:span text:style-name="T349"/></text:span></text:p>
      <text:p text:style-name="P44"><text:soft-page-break/><text:span text:style-name="Source_20_Text"><text:span text:style-name="T350">https://docs.radxa.com/en/rock5/rock5c/app-development/rknn_install</text:span></text:span></text:p>
      <text:p text:style-name="P44"><text:span text:style-name="Source_20_Text"><text:span text:style-name="T59"/></text:span></text:p>
      <text:p text:style-name="P191"><text:span text:style-name="Source_20_Text"><text:span text:style-name="T309">ЭКСПОРТ <text:s/>в <text:s/>onnx </text:span></text:span><text:span text:style-name="Source_20_Text"><text:span text:style-name="T328">и в rknn</text:span></text:span></text:p>
      <text:p text:style-name="P50"><text:span text:style-name="Source_20_Text"><text:span text:style-name="T311">docker run -v </text:span></text:span><text:span text:style-name="Source_20_Text">/home/user/WORK/NEURO/yolo8/runs/detect/train_yolov8n_30e/weights</text:span><text:span text:style-name="Source_20_Text"><text:span text:style-name="T311">:/share </text:span></text:span><text:span text:style-name="Source_20_Text"><text:span text:style-name="T313">\</text:span></text:span></text:p>
      <text:p text:style-name="P50"><text:span text:style-name="Source_20_Text"><text:span text:style-name="T311">ilooro/rknn-converter:latest </text:span></text:span><text:span text:style-name="Source_20_Text"><text:span text:style-name="T313">\</text:span></text:span></text:p>
      <text:p text:style-name="P50"><text:span text:style-name="Source_20_Text"><text:span text:style-name="T311">--model best.pt </text:span></text:span><text:span text:style-name="Source_20_Text"><text:span text:style-name="T313">\</text:span></text:span></text:p>
      <text:p text:style-name="P50"><text:span text:style-name="Source_20_Text"><text:span text:style-name="T311">--height </text:span></text:span><text:span text:style-name="Source_20_Text"><text:span text:style-name="T313">256</text:span></text:span><text:span text:style-name="Source_20_Text"><text:span text:style-name="T311"> </text:span></text:span><text:span text:style-name="Source_20_Text"><text:span text:style-name="T313">\</text:span></text:span></text:p>
      <text:p text:style-name="P50"><text:span text:style-name="Source_20_Text"><text:span text:style-name="T311">--width </text:span></text:span><text:span text:style-name="Source_20_Text"><text:span text:style-name="T313">256</text:span></text:span><text:span text:style-name="Source_20_Text"><text:span text:style-name="T311"> </text:span></text:span><text:span text:style-name="Source_20_Text"><text:span text:style-name="T313">\</text:span></text:span></text:p>
      <text:p text:style-name="P50"><text:span text:style-name="Source_20_Text"><text:span text:style-name="T311">--quant </text:span></text:span><text:span text:style-name="Source_20_Text"><text:span text:style-name="T313">\</text:span></text:span></text:p>
      <text:p text:style-name="P50"><text:span text:style-name="Source_20_Text"><text:span text:style-name="T311">--model_version 8</text:span></text:span></text:p>
      <text:p text:style-name="P44"><text:span text:style-name="Source_20_Text"><text:span text:style-name="T199"/></text:span></text:p>
      <text:p text:style-name="P19"><text:span text:style-name="Source_20_Text"><text:span text:style-name="T23"/></text:span></text:p>
      <text:p text:style-name="P19"><text:span text:style-name="Source_20_Text"><text:span text:style-name="T23"/></text:span></text:p>
      <text:p text:style-name="P19"><text:span text:style-name="Source_20_Text"><text:span text:style-name="T23"/></text:span></text:p>
      <text:p text:style-name="P19"><text:span text:style-name="Source_20_Text"><text:span text:style-name="T34"/></text:span></text:p>
      <text:p text:style-name="P5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14"> <text:s text:c="2"/></text:span></text:span><text:span text:style-name="Source_20_Text"><text:span text:style-name="T315">Аргументы экспорта</text:span></text:span></text:p>
      <text:p text:style-name="P51"><text:span text:style-name="Source_20_Text"><text:span text:style-name="T70">Исходники inference yolo8 <text:s/>- собрать для Desktop и <text:s/>Arm</text:span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75"><text:span text:style-name="Source_20_Text"><text:span text:style-name="T160"/></text:span></text:p>
      <text:p text:style-name="P69"><text:span text:style-name="Source_20_Text"><text:span text:style-name="T251">скрипт - </text:span></text:span><text:span text:style-name="Source_20_Text"><text:span text:style-name="T250">конвертация pt - onnx – rknn – перенос в папку для экспериментов</text:span></text:span></text:p>
      <text:p text:style-name="P69"><text:span text:style-name="Source_20_Text"><text:span text:style-name="T250"/></text:span></text:p>
      <text:p text:style-name="P137"><text:span text:style-name="Source_20_Text"><text:span text:style-name="T185"/></text:span></text:p>
      <text:p text:style-name="P137"><text:span text:style-name="Source_20_Text"><text:span text:style-name="T193"/></text:span></text:p>
      <text:p text:style-name="P137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185">https://visualstudiomagazine.com/Articles/2022/04/01/preparing-cifar-data.aspx</text:span></text:span></text:a></text:p>
      <text:p text:style-name="P137"><text:span text:style-name="Source_20_Text"><text:span text:style-name="T185"/></text:span></text:p>
      <text:p text:style-name="P137"><text:span text:style-name="Source_20_Text"><text:span text:style-name="T157">openCL_project_neuro_1 <text:s/>- <text:s/></text:span></text:span><text:span text:style-name="Source_20_Text"><text:span text:style-name="T158">работает на C++ <text:s/>- разобраться в работе</text:span></text:span></text:p>
      <text:p text:style-name="P137"><text:span text:style-name="Source_20_Text"><text:span text:style-name="T185"/></text:span></text:p>
      <text:p text:style-name="P137"><text:span text:style-name="Source_20_Text"><text:span text:style-name="T185"/></text:span></text:p>
      <text:p text:style-name="P165"><text:span text:style-name="Source_20_Text"><text:span text:style-name="T196"/></text:span></text:p>
      <text:p text:style-name="P140"><text:a xlink:type="simple" xlink:href="https://github.com/Pelochus/ezrknn-toolkit2/issues/2" text:style-name="Internet_20_link" text:visited-style-name="Visited_20_Internet_20_Link"><text:span text:style-name="Source_20_Text"><text:span text:style-name="T156">https://github.com/Pelochus/ezrknn-toolkit2/issues/2</text:span></text:span></text:a><text:span text:style-name="Source_20_Text"><text:span text:style-name="T156"> <text:s/>inference 3588</text:span></text:span></text:p>
      <text:p text:style-name="P140"><text:span text:style-name="Source_20_Text"><text:span text:style-name="T156"/></text:span></text:p>
      <text:p text:style-name="P140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56">https://stackoverflow.com/questions/66711654/converting-image-into-mnist-format</text:span></text:span></text:a><text:span text:style-name="Source_20_Text"><text:span text:style-name="T156"> <text:s/>convert to mnist</text:span></text:span></text:p>
      <text:p text:style-name="P140"><text:span text:style-name="Source_20_Text"><text:span text:style-name="T156"/></text:span></text:p>
      <text:p text:style-name="P137"><text:soft-page-break/><text:span text:style-name="Source_20_Text"><text:span text:style-name="T155"/></text:span></text:p>
      <text:p text:style-name="P137"><text:a xlink:type="simple" xlink:href="https://oleg.milantiev.com/2024/02/25/yolov8-npu-rk3588-orange-pi-3b/" text:style-name="Internet_20_link" text:visited-style-name="Visited_20_Internet_20_Link"><text:span text:style-name="Source_20_Text"><text:span text:style-name="T155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06T18:26:57.565804261</dc:date>
    <meta:editing-duration>P2DT22H29S</meta:editing-duration>
    <meta:editing-cycles>442</meta:editing-cycles>
    <meta:generator>LibreOffice/7.3.7.2$Linux_X86_64 LibreOffice_project/30$Build-2</meta:generator>
    <meta:document-statistic meta:table-count="0" meta:image-count="0" meta:object-count="0" meta:page-count="19" meta:paragraph-count="818" meta:word-count="3305" meta:character-count="31023" meta:non-whitespace-character-count="27933"/>
  </office:meta>
</office:document-meta>
</file>